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language="ru" fo:country="RU"/>
    </style:style>
    <style:style style:name="T3" style:parent-style-name="DefaultParagraphFont" style:family="text">
      <style:text-properties fo:language="ru" fo:country="RU"/>
    </style:style>
    <style:style style:name="T4" style:parent-style-name="DefaultParagraphFont" style:family="text">
      <style:text-properties fo:language="ru" fo:country="RU"/>
    </style:style>
    <style:style style:name="P5" style:parent-style-name="Heading2" style:family="paragraph">
      <style:text-properties fo:language="ru" fo:country="RU"/>
    </style:style>
    <style:style style:name="T6" style:parent-style-name="DefaultParagraphFont" style:family="text">
      <style:text-properties fo:language="ru" fo:country="RU"/>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language="ru" fo:country="RU"/>
    </style:style>
    <style:style style:name="P9" style:parent-style-name="Compact" style:list-style-name="LFO1" style:family="paragraph"/>
    <style:style style:name="T10" style:parent-style-name="DefaultParagraphFont" style:family="text">
      <style:text-properties fo:font-weight="bold" style:font-weight-asian="bold" style:font-weight-complex="bold"/>
    </style:style>
    <style:style style:name="P11" style:parent-style-name="Compact" style:list-style-name="LFO1" style:family="paragraph"/>
    <style:style style:name="T12" style:parent-style-name="DefaultParagraphFont" style:family="text">
      <style:text-properties fo:font-weight="bold" style:font-weight-asian="bold" style:font-weight-complex="bold" fo:language="ru" fo:country="RU"/>
    </style:style>
    <style:style style:name="T13" style:parent-style-name="DefaultParagraphFont" style:family="text">
      <style:text-properties fo:language="ru" fo:country="RU"/>
    </style:style>
    <style:style style:name="T14" style:parent-style-name="DefaultParagraphFont" style:family="text">
      <style:text-properties fo:language="ru" fo:country="RU"/>
    </style:style>
    <style:style style:name="P15" style:parent-style-name="Normal" style:list-style-name="LFO1" style:family="paragraph"/>
    <style:style style:name="T16" style:parent-style-name="DefaultParagraphFont" style:family="text">
      <style:text-properties fo:font-weight="bold" style:font-weight-asian="bold" style:font-weight-complex="bold" fo:language="ru" fo:country="RU"/>
    </style:style>
    <style:style style:name="T17" style:parent-style-name="DefaultParagraphFont" style:family="text">
      <style:text-properties fo:language="ru" fo:country="RU"/>
    </style:style>
    <style:style style:name="T18" style:parent-style-name="DefaultParagraphFont" style:family="text">
      <style:text-properties fo:language="ru" fo:country="RU"/>
    </style:style>
    <style:style style:name="T19" style:parent-style-name="DefaultParagraphFont" style:family="text">
      <style:text-properties fo:language="ru" fo:country="RU"/>
    </style:style>
    <style:style style:name="T20" style:parent-style-name="DefaultParagraphFont" style:family="text">
      <style:text-properties fo:font-style="italic" style:font-style-asian="italic" style:font-style-complex="italic" fo:language="ru" fo:country="RU"/>
    </style:style>
    <style:style style:name="P21" style:parent-style-name="Normal" style:list-style-name="LFO1" style:family="paragraph"/>
    <style:style style:name="T22" style:parent-style-name="DefaultParagraphFont" style:family="text">
      <style:text-properties fo:font-weight="bold" style:font-weight-asian="bold" style:font-weight-complex="bold" fo:language="ru" fo:country="RU"/>
    </style:style>
    <style:style style:name="T23" style:parent-style-name="DefaultParagraphFont" style:family="text">
      <style:text-properties fo:language="ru" fo:country="RU"/>
    </style:style>
    <style:style style:name="T24" style:parent-style-name="DefaultParagraphFont" style:family="text">
      <style:text-properties fo:font-style="italic" style:font-style-asian="italic" style:font-style-complex="italic" fo:language="ru" fo:country="RU"/>
    </style:style>
    <style:style style:name="T25" style:parent-style-name="DefaultParagraphFont" style:family="text">
      <style:text-properties fo:font-style="italic" style:font-style-asian="italic" style:font-style-complex="italic"/>
    </style:style>
    <style:style style:name="P26" style:parent-style-name="Compact" style:list-style-name="LFO1" style:family="paragraph"/>
    <style:style style:name="T27" style:parent-style-name="DefaultParagraphFont" style:family="text">
      <style:text-properties fo:font-weight="bold" style:font-weight-asian="bold" style:font-weight-complex="bold" fo:language="ru" fo:country="RU"/>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fo:language="ru" fo:country="RU"/>
    </style:style>
    <style:style style:name="T30" style:parent-style-name="DefaultParagraphFont" style:family="text">
      <style:text-properties fo:language="ru" fo:country="RU"/>
    </style:style>
    <style:style style:name="P31" style:parent-style-name="Compact" style:list-style-name="LFO1" style:family="paragraph"/>
    <style:style style:name="T32" style:parent-style-name="DefaultParagraphFont" style:family="text">
      <style:text-properties fo:font-weight="bold" style:font-weight-asian="bold" style:font-weight-complex="bold" fo:language="ru" fo:country="RU"/>
    </style:style>
    <style:style style:name="T33" style:parent-style-name="DefaultParagraphFont" style:family="text">
      <style:text-properties fo:language="ru" fo:country="RU"/>
    </style:style>
    <style:style style:name="P34" style:parent-style-name="Compact" style:list-style-name="LFO1" style:family="paragraph"/>
    <style:style style:name="T35" style:parent-style-name="DefaultParagraphFont" style:family="text">
      <style:text-properties fo:font-weight="bold" style:font-weight-asian="bold" style:font-weight-complex="bold" fo:language="ru" fo:country="RU"/>
    </style:style>
    <style:style style:name="T36" style:parent-style-name="DefaultParagraphFont" style:family="text">
      <style:text-properties fo:language="ru" fo:country="RU"/>
    </style:style>
    <style:style style:name="P37" style:parent-style-name="Normal" style:list-style-name="LFO1" style:family="paragraph"/>
    <style:style style:name="T38" style:parent-style-name="DefaultParagraphFont" style:family="text">
      <style:text-properties fo:font-style="italic" style:font-style-asian="italic" style:font-style-complex="italic" fo:language="ru" fo:country="RU"/>
    </style:style>
    <style:style style:name="T39" style:parent-style-name="DefaultParagraphFont" style:family="text">
      <style:text-properties fo:language="ru" fo:country="RU"/>
    </style:style>
    <style:style style:name="T40" style:parent-style-name="DefaultParagraphFont" style:family="text">
      <style:text-properties fo:font-weight="bold" style:font-weight-asian="bold" style:font-weight-complex="bold" fo:language="ru" fo:country="RU"/>
    </style:style>
    <style:style style:name="T41" style:parent-style-name="DefaultParagraphFont" style:family="text">
      <style:text-properties fo:language="ru" fo:country="RU"/>
    </style:style>
    <style:style style:name="P42" style:parent-style-name="Normal" style:list-style-name="LFO1" style:family="paragraph"/>
    <style:style style:name="T43" style:parent-style-name="DefaultParagraphFont" style:family="text">
      <style:text-properties fo:font-weight="bold" style:font-weight-asian="bold" style:font-weight-complex="bold" fo:language="ru" fo:country="RU"/>
    </style:style>
    <style:style style:name="T44" style:parent-style-name="DefaultParagraphFont" style:family="text">
      <style:text-properties fo:language="ru" fo:country="RU"/>
    </style:style>
    <style:style style:name="T45" style:parent-style-name="DefaultParagraphFont" style:family="text">
      <style:text-properties fo:font-style="italic" style:font-style-asian="italic" style:font-style-complex="italic" fo:language="ru" fo:country="RU"/>
    </style:style>
    <style:style style:name="T46" style:parent-style-name="DefaultParagraphFont" style:family="text">
      <style:text-properties fo:font-style="italic" style:font-style-asian="italic" style:font-style-complex="italic"/>
    </style:style>
    <style:style style:name="P47" style:parent-style-name="Compact" style:list-style-name="LFO1" style:family="paragraph"/>
    <style:style style:name="T48" style:parent-style-name="DefaultParagraphFont" style:family="text">
      <style:text-properties fo:font-weight="bold" style:font-weight-asian="bold" style:font-weight-complex="bold" fo:language="ru" fo:country="RU"/>
    </style:style>
    <style:style style:name="T49" style:parent-style-name="DefaultParagraphFont" style:family="text">
      <style:text-properties fo:language="ru" fo:country="RU"/>
    </style:style>
    <style:style style:name="P50" style:parent-style-name="Compact" style:list-style-name="LFO1" style:family="paragraph"/>
    <style:style style:name="T51" style:parent-style-name="DefaultParagraphFont" style:family="text">
      <style:text-properties fo:font-weight="bold" style:font-weight-asian="bold" style:font-weight-complex="bold" fo:language="ru" fo:country="RU"/>
    </style:style>
    <style:style style:name="T52" style:parent-style-name="DefaultParagraphFont" style:family="text">
      <style:text-properties fo:language="ru" fo:country="RU"/>
    </style:style>
    <style:style style:name="P53" style:parent-style-name="Compact" style:list-style-name="LFO1" style:family="paragraph">
      <style:text-properties fo:language="ru" fo:country="RU"/>
    </style:style>
    <style:style style:name="P54" style:parent-style-name="Compact" style:list-style-name="LFO1" style:family="paragraph">
      <style:text-properties fo:language="ru" fo:country="RU"/>
    </style:style>
    <style:style style:name="P55" style:parent-style-name="Compact" style:list-style-name="LFO1" style:family="paragraph">
      <style:text-properties fo:language="ru" fo:country="RU"/>
    </style:style>
    <style:style style:name="P56" style:parent-style-name="Compact" style:list-style-name="LFO1" style:family="paragraph">
      <style:text-properties fo:language="ru" fo:country="RU"/>
    </style:style>
    <style:style style:name="P57" style:parent-style-name="Compact" style:list-style-name="LFO1" style:family="paragraph">
      <style:text-properties fo:language="ru" fo:country="RU"/>
    </style:style>
    <style:style style:name="P58" style:parent-style-name="Compact" style:list-style-name="LFO1" style:family="paragraph">
      <style:text-properties fo:language="ru" fo:country="RU"/>
    </style:style>
    <style:style style:name="P59" style:parent-style-name="Compact" style:list-style-name="LFO1" style:family="paragraph"/>
    <style:style style:name="T60" style:parent-style-name="DefaultParagraphFont" style:family="text">
      <style:text-properties fo:font-weight="bold" style:font-weight-asian="bold" style:font-weight-complex="bold" fo:language="ru" fo:country="RU"/>
    </style:style>
    <style:style style:name="T61" style:parent-style-name="DefaultParagraphFont" style:family="text">
      <style:text-properties fo:language="ru" fo:country="RU"/>
    </style:style>
    <style:style style:name="P62" style:parent-style-name="Normal" style:list-style-name="LFO1" style:family="paragraph"/>
    <style:style style:name="T63" style:parent-style-name="DefaultParagraphFont" style:family="text">
      <style:text-properties fo:font-style="italic" style:font-style-asian="italic" style:font-style-complex="italic" fo:language="ru" fo:country="RU"/>
    </style:style>
    <style:style style:name="T64" style:parent-style-name="DefaultParagraphFont" style:family="text">
      <style:text-properties fo:language="ru" fo:country="RU"/>
    </style:style>
    <style:style style:name="T65" style:parent-style-name="DefaultParagraphFont" style:family="text">
      <style:text-properties fo:font-weight="bold" style:font-weight-asian="bold" style:font-weight-complex="bold" fo:language="ru" fo:country="RU"/>
    </style:style>
    <style:style style:name="T66" style:parent-style-name="DefaultParagraphFont" style:family="text">
      <style:text-properties fo:language="ru" fo:country="RU"/>
    </style:style>
    <style:style style:name="T67" style:parent-style-name="DefaultParagraphFont" style:family="text">
      <style:text-properties fo:language="ru" fo:country="RU"/>
    </style:style>
    <style:style style:name="T68" style:parent-style-name="DefaultParagraphFont" style:family="text">
      <style:text-properties fo:language="ru" fo:country="RU"/>
    </style:style>
    <style:style style:name="P69" style:parent-style-name="Normal" style:list-style-name="LFO1" style:family="paragraph"/>
    <style:style style:name="T70" style:parent-style-name="DefaultParagraphFont" style:family="text">
      <style:text-properties fo:font-weight="bold" style:font-weight-asian="bold" style:font-weight-complex="bold"/>
    </style:style>
    <style:style style:name="P71" style:parent-style-name="Compact" style:list-style-name="LFO1" style:family="paragraph"/>
    <style:style style:name="T72" style:parent-style-name="DefaultParagraphFont" style:family="text">
      <style:text-properties fo:font-weight="bold" style:font-weight-asian="bold" style:font-weight-complex="bold" fo:language="ru" fo:country="RU"/>
    </style:style>
    <style:style style:name="T73" style:parent-style-name="DefaultParagraphFont" style:family="text">
      <style:text-properties fo:language="ru" fo:country="RU"/>
    </style:style>
    <style:style style:name="P74" style:parent-style-name="Compact" style:list-style-name="LFO1" style:family="paragraph"/>
    <style:style style:name="T75" style:parent-style-name="DefaultParagraphFont" style:family="text">
      <style:text-properties fo:font-weight="bold" style:font-weight-asian="bold" style:font-weight-complex="bold" fo:language="ru" fo:country="RU"/>
    </style:style>
    <style:style style:name="T76" style:parent-style-name="DefaultParagraphFont" style:family="text">
      <style:text-properties fo:language="ru" fo:country="RU"/>
    </style:style>
    <style:style style:name="P77" style:parent-style-name="Compact" style:list-style-name="LFO1" style:family="paragraph"/>
    <style:style style:name="T78" style:parent-style-name="DefaultParagraphFont" style:family="text">
      <style:text-properties fo:font-weight="bold" style:font-weight-asian="bold" style:font-weight-complex="bold" fo:language="ru" fo:country="RU"/>
    </style:style>
    <style:style style:name="T79" style:parent-style-name="DefaultParagraphFont" style:family="text">
      <style:text-properties fo:language="ru" fo:country="RU"/>
    </style:style>
    <style:style style:name="T80" style:parent-style-name="DefaultParagraphFont" style:family="text">
      <style:text-properties fo:language="ru" fo:country="RU"/>
    </style:style>
    <style:style style:name="P81" style:parent-style-name="Compact" style:list-style-name="LFO1" style:family="paragraph"/>
    <style:style style:name="T82" style:parent-style-name="DefaultParagraphFont" style:family="text">
      <style:text-properties fo:font-weight="bold" style:font-weight-asian="bold" style:font-weight-complex="bold" fo:language="ru" fo:country="RU"/>
    </style:style>
    <style:style style:name="T83" style:parent-style-name="DefaultParagraphFont" style:family="text">
      <style:text-properties fo:language="ru" fo:country="RU"/>
    </style:style>
    <style:style style:name="T84" style:parent-style-name="DefaultParagraphFont" style:family="text">
      <style:text-properties fo:font-weight="bold" style:font-weight-asian="bold" style:font-weight-complex="bold" fo:language="ru" fo:country="RU"/>
    </style:style>
    <style:style style:name="T85" style:parent-style-name="DefaultParagraphFont" style:family="text">
      <style:text-properties fo:language="ru" fo:country="RU"/>
    </style:style>
    <style:style style:name="T86" style:parent-style-name="DefaultParagraphFont" style:family="text">
      <style:text-properties fo:font-weight="bold" style:font-weight-asian="bold" style:font-weight-complex="bold" fo:language="ru" fo:country="RU"/>
    </style:style>
    <style:style style:name="T87" style:parent-style-name="DefaultParagraphFont" style:family="text">
      <style:text-properties fo:language="ru" fo:country="RU"/>
    </style:style>
    <style:style style:name="T88" style:parent-style-name="DefaultParagraphFont" style:family="text">
      <style:text-properties fo:font-weight="bold" style:font-weight-asian="bold" style:font-weight-complex="bold" fo:language="ru" fo:country="RU"/>
    </style:style>
    <style:style style:name="T89" style:parent-style-name="DefaultParagraphFont" style:family="text">
      <style:text-properties fo:language="ru" fo:country="RU"/>
    </style:style>
    <style:style style:name="P90" style:parent-style-name="BodyText" style:family="paragraph">
      <style:text-properties fo:language="ru" fo:country="RU"/>
    </style:style>
    <style:style style:name="T91" style:parent-style-name="DefaultParagraphFont" style:family="text">
      <style:text-properties fo:language="ru" fo:country="RU"/>
    </style:style>
    <style:style style:name="T92" style:parent-style-name="DefaultParagraphFont" style:family="text">
      <style:text-properties fo:language="ru" fo:country="RU"/>
    </style:style>
    <style:style style:name="T93" style:parent-style-name="DefaultParagraphFont" style:family="text">
      <style:text-properties fo:language="ru" fo:country="RU"/>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fo:language="ru" fo:country="RU"/>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language="ru" fo:country="RU"/>
    </style:style>
    <style:style style:name="T98" style:parent-style-name="DefaultParagraphFont" style:family="text">
      <style:text-properties fo:language="ru" fo:country="RU"/>
    </style:style>
    <style:style style:name="T99" style:parent-style-name="DefaultParagraphFont" style:family="text">
      <style:text-properties fo:language="ru" fo:country="RU"/>
    </style:style>
    <style:style style:name="T100" style:parent-style-name="DefaultParagraphFont" style:family="text">
      <style:text-properties fo:language="ru" fo:country="RU"/>
    </style:style>
    <style:style style:name="P101" style:parent-style-name="Compact" style:list-style-name="LFO1" style:family="paragraph"/>
    <style:style style:name="T102" style:parent-style-name="DefaultParagraphFont" style:family="text">
      <style:text-properties fo:font-weight="bold" style:font-weight-asian="bold" style:font-weight-complex="bold"/>
    </style:style>
    <style:style style:name="P103" style:parent-style-name="Compact" style:list-style-name="LFO1" style:family="paragraph"/>
    <style:style style:name="T104" style:parent-style-name="DefaultParagraphFont" style:family="text">
      <style:text-properties fo:language="ru" fo:country="RU"/>
    </style:style>
    <style:style style:name="T105" style:parent-style-name="DefaultParagraphFont" style:family="text">
      <style:text-properties fo:language="ru" fo:country="RU"/>
    </style:style>
    <style:style style:name="T106" style:parent-style-name="DefaultParagraphFont" style:family="text">
      <style:text-properties fo:language="ru" fo:country="RU"/>
    </style:style>
    <style:style style:name="T107" style:parent-style-name="DefaultParagraphFont" style:family="text">
      <style:text-properties fo:language="ru" fo:country="RU"/>
    </style:style>
    <style:style style:name="T108" style:parent-style-name="DefaultParagraphFont" style:family="text">
      <style:text-properties fo:language="ru" fo:country="RU"/>
    </style:style>
    <style:style style:name="T109" style:parent-style-name="DefaultParagraphFont" style:family="text">
      <style:text-properties fo:language="ru" fo:country="RU"/>
    </style:style>
    <style:style style:name="T110" style:parent-style-name="DefaultParagraphFont" style:family="text">
      <style:text-properties fo:language="ru" fo:country="RU"/>
    </style:style>
    <style:style style:name="P111" style:parent-style-name="Compact" style:list-style-name="LFO1" style:family="paragraph">
      <style:text-properties fo:language="ru" fo:country="RU"/>
    </style:style>
    <style:style style:name="P112" style:parent-style-name="Compact" style:list-style-name="LFO1" style:family="paragraph"/>
    <style:style style:name="T113" style:parent-style-name="DefaultParagraphFont" style:family="text">
      <style:text-properties fo:language="ru" fo:country="RU"/>
    </style:style>
    <style:style style:name="T114" style:parent-style-name="DefaultParagraphFont" style:family="text">
      <style:text-properties fo:language="ru" fo:country="RU"/>
    </style:style>
    <style:style style:name="T115" style:parent-style-name="DefaultParagraphFont" style:family="text">
      <style:text-properties fo:language="ru" fo:country="RU"/>
    </style:style>
    <style:style style:name="T116" style:parent-style-name="DefaultParagraphFont" style:family="text">
      <style:text-properties fo:language="ru" fo:country="RU"/>
    </style:style>
    <style:style style:name="T117" style:parent-style-name="DefaultParagraphFont" style:family="text">
      <style:text-properties fo:language="ru" fo:country="RU"/>
    </style:style>
    <style:style style:name="P118" style:parent-style-name="Normal" style:list-style-name="LFO1" style:family="paragraph"/>
    <style:style style:name="T119" style:parent-style-name="DefaultParagraphFont" style:family="text">
      <style:text-properties fo:language="ru" fo:country="RU"/>
    </style:style>
    <style:style style:name="T120" style:parent-style-name="DefaultParagraphFont" style:family="text">
      <style:text-properties fo:language="ru" fo:country="RU"/>
    </style:style>
    <style:style style:name="P121" style:parent-style-name="Normal" style:list-style-name="LFO1" style:family="paragraph"/>
    <style:style style:name="T122" style:parent-style-name="DefaultParagraphFont" style:family="text">
      <style:text-properties fo:font-weight="bold" style:font-weight-asian="bold" style:font-weight-complex="bold"/>
    </style:style>
    <style:style style:name="P123" style:parent-style-name="Compact" style:list-style-name="LFO1" style:family="paragraph"/>
    <style:style style:name="T124" style:parent-style-name="DefaultParagraphFont" style:family="text">
      <style:text-properties fo:language="ru" fo:country="RU"/>
    </style:style>
    <style:style style:name="T125" style:parent-style-name="DefaultParagraphFont" style:family="text">
      <style:text-properties fo:language="ru" fo:country="RU"/>
    </style:style>
    <style:style style:name="T126" style:parent-style-name="DefaultParagraphFont" style:family="text">
      <style:text-properties fo:language="ru" fo:country="RU"/>
    </style:style>
    <style:style style:name="T127" style:parent-style-name="DefaultParagraphFont" style:family="text">
      <style:text-properties fo:language="ru" fo:country="RU"/>
    </style:style>
    <style:style style:name="P128" style:parent-style-name="Compact" style:list-style-name="LFO1" style:family="paragraph"/>
    <style:style style:name="T129" style:parent-style-name="DefaultParagraphFont" style:family="text">
      <style:text-properties fo:language="ru" fo:country="RU"/>
    </style:style>
    <style:style style:name="T130" style:parent-style-name="DefaultParagraphFont" style:family="text">
      <style:text-properties fo:language="ru" fo:country="RU"/>
    </style:style>
    <style:style style:name="T131" style:parent-style-name="DefaultParagraphFont" style:family="text">
      <style:text-properties fo:language="ru" fo:country="RU"/>
    </style:style>
    <style:style style:name="T132" style:parent-style-name="DefaultParagraphFont" style:family="text">
      <style:text-properties fo:language="ru" fo:country="RU"/>
    </style:style>
    <style:style style:name="P133" style:parent-style-name="Compact" style:list-style-name="LFO1" style:family="paragraph"/>
    <style:style style:name="T134" style:parent-style-name="DefaultParagraphFont" style:family="text">
      <style:text-properties fo:language="ru" fo:country="RU"/>
    </style:style>
    <style:style style:name="T135" style:parent-style-name="DefaultParagraphFont" style:family="text">
      <style:text-properties fo:language="ru" fo:country="RU"/>
    </style:style>
    <style:style style:name="T136" style:parent-style-name="DefaultParagraphFont" style:family="text">
      <style:text-properties fo:language="ru" fo:country="RU"/>
    </style:style>
    <style:style style:name="T137" style:parent-style-name="DefaultParagraphFont" style:family="text">
      <style:text-properties fo:language="ru" fo:country="RU"/>
    </style:style>
    <style:style style:name="T138" style:parent-style-name="DefaultParagraphFont" style:family="text">
      <style:text-properties fo:language="ru" fo:country="RU"/>
    </style:style>
    <style:style style:name="T139" style:parent-style-name="DefaultParagraphFont" style:family="text">
      <style:text-properties fo:language="ru" fo:country="RU"/>
    </style:style>
    <style:style style:name="T140" style:parent-style-name="DefaultParagraphFont" style:family="text">
      <style:text-properties fo:language="ru" fo:country="RU"/>
    </style:style>
    <style:style style:name="T141" style:parent-style-name="DefaultParagraphFont" style:family="text">
      <style:text-properties fo:language="ru" fo:country="RU"/>
    </style:style>
    <style:style style:name="T142" style:parent-style-name="DefaultParagraphFont" style:family="text">
      <style:text-properties fo:language="ru" fo:country="RU"/>
    </style:style>
    <style:style style:name="T143" style:parent-style-name="DefaultParagraphFont" style:family="text">
      <style:text-properties fo:language="ru" fo:country="RU"/>
    </style:style>
    <style:style style:name="T144" style:parent-style-name="DefaultParagraphFont" style:family="text">
      <style:text-properties fo:language="ru" fo:country="RU"/>
    </style:style>
    <style:style style:name="T145" style:parent-style-name="DefaultParagraphFont" style:family="text">
      <style:text-properties fo:language="ru" fo:country="RU"/>
    </style:style>
    <style:style style:name="T146" style:parent-style-name="DefaultParagraphFont" style:family="text">
      <style:text-properties fo:language="ru" fo:country="RU"/>
    </style:style>
    <style:style style:name="T147" style:parent-style-name="DefaultParagraphFont" style:family="text">
      <style:text-properties fo:language="ru" fo:country="RU"/>
    </style:style>
    <style:style style:name="T148" style:parent-style-name="DefaultParagraphFont" style:family="text">
      <style:text-properties fo:language="ru" fo:country="RU"/>
    </style:style>
    <style:style style:name="T149" style:parent-style-name="DefaultParagraphFont" style:family="text">
      <style:text-properties fo:language="ru" fo:country="RU"/>
    </style:style>
    <style:style style:name="P150" style:parent-style-name="Compact" style:list-style-name="LFO1" style:family="paragraph"/>
    <style:style style:name="T151" style:parent-style-name="DefaultParagraphFont" style:family="text">
      <style:text-properties fo:language="ru" fo:country="RU"/>
    </style:style>
    <style:style style:name="T152" style:parent-style-name="DefaultParagraphFont" style:family="text">
      <style:text-properties fo:language="ru" fo:country="RU"/>
    </style:style>
    <style:style style:name="T153" style:parent-style-name="DefaultParagraphFont" style:family="text">
      <style:text-properties fo:language="ru" fo:country="RU"/>
    </style:style>
    <style:style style:name="P154" style:parent-style-name="Compact" style:list-style-name="LFO1" style:family="paragraph">
      <style:text-properties fo:language="ru" fo:country="RU"/>
    </style:style>
    <style:style style:name="P155" style:parent-style-name="Normal" style:list-style-name="LFO1" style:family="paragraph"/>
    <style:style style:name="T156" style:parent-style-name="DefaultParagraphFont" style:family="text">
      <style:text-properties fo:language="ru" fo:country="RU"/>
    </style:style>
    <style:style style:name="T157" style:parent-style-name="DefaultParagraphFont" style:family="text">
      <style:text-properties fo:language="ru" fo:country="RU"/>
    </style:style>
    <style:style style:name="P158" style:parent-style-name="Normal" style:list-style-name="LFO1" style:family="paragraph"/>
    <style:style style:name="T159" style:parent-style-name="DefaultParagraphFont" style:family="text">
      <style:text-properties fo:font-weight="bold" style:font-weight-asian="bold" style:font-weight-complex="bold"/>
    </style:style>
    <style:style style:name="P160" style:parent-style-name="Compact" style:list-style-name="LFO1" style:family="paragraph"/>
    <style:style style:name="T161" style:parent-style-name="DefaultParagraphFont" style:family="text">
      <style:text-properties fo:font-weight="bold" style:font-weight-asian="bold" style:font-weight-complex="bold" fo:language="ru" fo:country="RU"/>
    </style:style>
    <style:style style:name="T162" style:parent-style-name="DefaultParagraphFont" style:family="text">
      <style:text-properties fo:language="ru" fo:country="RU"/>
    </style:style>
    <style:style style:name="T163" style:parent-style-name="DefaultParagraphFont" style:family="text">
      <style:text-properties fo:language="ru" fo:country="RU"/>
    </style:style>
    <style:style style:name="T164" style:parent-style-name="DefaultParagraphFont" style:family="text">
      <style:text-properties fo:language="ru" fo:country="RU"/>
    </style:style>
    <style:style style:name="T165" style:parent-style-name="DefaultParagraphFont" style:family="text">
      <style:text-properties fo:language="ru" fo:country="RU"/>
    </style:style>
    <style:style style:name="T166" style:parent-style-name="DefaultParagraphFont" style:family="text">
      <style:text-properties fo:language="ru" fo:country="RU"/>
    </style:style>
    <style:style style:name="T167" style:parent-style-name="DefaultParagraphFont" style:family="text">
      <style:text-properties fo:language="ru" fo:country="RU"/>
    </style:style>
    <style:style style:name="T168" style:parent-style-name="DefaultParagraphFont" style:family="text">
      <style:text-properties fo:language="ru" fo:country="RU"/>
    </style:style>
    <style:style style:name="T169" style:parent-style-name="DefaultParagraphFont" style:family="text">
      <style:text-properties fo:language="ru" fo:country="RU"/>
    </style:style>
    <style:style style:name="T170" style:parent-style-name="DefaultParagraphFont" style:family="text">
      <style:text-properties fo:language="ru" fo:country="RU"/>
    </style:style>
    <style:style style:name="P171" style:parent-style-name="Compact" style:list-style-name="LFO1" style:family="paragraph"/>
    <style:style style:name="T172" style:parent-style-name="DefaultParagraphFont" style:family="text">
      <style:text-properties fo:font-weight="bold" style:font-weight-asian="bold" style:font-weight-complex="bold" fo:language="ru" fo:country="RU"/>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fo:language="ru" fo:country="RU"/>
    </style:style>
    <style:style style:name="T175" style:parent-style-name="DefaultParagraphFont" style:family="text">
      <style:text-properties fo:language="ru" fo:country="RU"/>
    </style:style>
    <style:style style:name="T176" style:parent-style-name="DefaultParagraphFont" style:family="text">
      <style:text-properties fo:language="ru" fo:country="RU"/>
    </style:style>
    <style:style style:name="T177" style:parent-style-name="DefaultParagraphFont" style:family="text">
      <style:text-properties fo:language="ru" fo:country="RU"/>
    </style:style>
    <style:style style:name="T178" style:parent-style-name="DefaultParagraphFont" style:family="text">
      <style:text-properties fo:language="ru" fo:country="RU"/>
    </style:style>
    <style:style style:name="P179" style:parent-style-name="Compact" style:list-style-name="LFO1" style:family="paragraph"/>
    <style:style style:name="T180" style:parent-style-name="DefaultParagraphFont" style:family="text">
      <style:text-properties fo:font-weight="bold" style:font-weight-asian="bold" style:font-weight-complex="bold" fo:language="ru" fo:country="RU"/>
    </style:style>
    <style:style style:name="T181" style:parent-style-name="DefaultParagraphFont" style:family="text">
      <style:text-properties fo:language="ru" fo:country="RU"/>
    </style:style>
    <style:style style:name="P182" style:parent-style-name="Compact" style:list-style-name="LFO1" style:family="paragraph"/>
    <style:style style:name="T183" style:parent-style-name="DefaultParagraphFont" style:family="text">
      <style:text-properties fo:font-weight="bold" style:font-weight-asian="bold" style:font-weight-complex="bold" fo:language="ru" fo:country="RU"/>
    </style:style>
    <style:style style:name="T184" style:parent-style-name="DefaultParagraphFont" style:family="text">
      <style:text-properties fo:language="ru" fo:country="RU"/>
    </style:style>
    <style:style style:name="T185" style:parent-style-name="DefaultParagraphFont" style:family="text">
      <style:text-properties fo:language="ru" fo:country="RU"/>
    </style:style>
    <style:style style:name="T186" style:parent-style-name="DefaultParagraphFont" style:family="text">
      <style:text-properties fo:language="ru" fo:country="RU"/>
    </style:style>
    <style:style style:name="P187" style:parent-style-name="Compact" style:list-style-name="LFO1" style:family="paragraph"/>
    <style:style style:name="T188" style:parent-style-name="DefaultParagraphFont" style:family="text">
      <style:text-properties fo:font-weight="bold" style:font-weight-asian="bold" style:font-weight-complex="bold" fo:language="ru" fo:country="RU"/>
    </style:style>
    <style:style style:name="T189" style:parent-style-name="DefaultParagraphFont" style:family="text">
      <style:text-properties fo:language="ru" fo:country="RU"/>
    </style:style>
    <style:style style:name="P190" style:parent-style-name="Compact" style:list-style-name="LFO1" style:family="paragraph"/>
    <style:style style:name="T191" style:parent-style-name="DefaultParagraphFont" style:family="text">
      <style:text-properties fo:font-weight="bold" style:font-weight-asian="bold" style:font-weight-complex="bold" fo:language="ru" fo:country="RU"/>
    </style:style>
    <style:style style:name="T192" style:parent-style-name="DefaultParagraphFont" style:family="text">
      <style:text-properties fo:language="ru" fo:country="RU"/>
    </style:style>
    <style:style style:name="P193" style:parent-style-name="Compact" style:list-style-name="LFO1" style:family="paragraph"/>
    <style:style style:name="T194" style:parent-style-name="DefaultParagraphFont" style:family="text">
      <style:text-properties fo:font-weight="bold" style:font-weight-asian="bold" style:font-weight-complex="bold" fo:language="ru" fo:country="RU"/>
    </style:style>
    <style:style style:name="T195" style:parent-style-name="DefaultParagraphFont" style:family="text">
      <style:text-properties fo:language="ru" fo:country="RU"/>
    </style:style>
    <style:style style:name="P196" style:parent-style-name="Compact" style:list-style-name="LFO1" style:family="paragraph"/>
    <style:style style:name="T197" style:parent-style-name="DefaultParagraphFont" style:family="text">
      <style:text-properties fo:font-weight="bold" style:font-weight-asian="bold" style:font-weight-complex="bold" fo:language="ru" fo:country="RU"/>
    </style:style>
    <style:style style:name="T198" style:parent-style-name="DefaultParagraphFont" style:family="text">
      <style:text-properties fo:language="ru" fo:country="RU"/>
    </style:style>
    <style:style style:name="T199" style:parent-style-name="DefaultParagraphFont" style:family="text">
      <style:text-properties fo:language="ru" fo:country="RU"/>
    </style:style>
    <style:style style:name="T200" style:parent-style-name="DefaultParagraphFont" style:family="text">
      <style:text-properties fo:language="ru" fo:country="RU"/>
    </style:style>
    <style:style style:name="T201" style:parent-style-name="DefaultParagraphFont" style:family="text">
      <style:text-properties fo:language="ru" fo:country="RU"/>
    </style:style>
    <style:style style:name="P202" style:parent-style-name="Compact" style:list-style-name="LFO1" style:family="paragraph"/>
    <style:style style:name="T203" style:parent-style-name="DefaultParagraphFont" style:family="text">
      <style:text-properties fo:font-weight="bold" style:font-weight-asian="bold" style:font-weight-complex="bold" fo:language="ru" fo:country="RU"/>
    </style:style>
    <style:style style:name="T204" style:parent-style-name="DefaultParagraphFont" style:family="text">
      <style:text-properties fo:language="ru" fo:country="RU"/>
    </style:style>
    <style:style style:name="P205" style:parent-style-name="Compact" style:list-style-name="LFO1" style:family="paragraph"/>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fo:language="ru" fo:country="RU"/>
    </style:style>
    <style:style style:name="T208" style:parent-style-name="DefaultParagraphFont" style:family="text">
      <style:text-properties fo:language="ru" fo:country="RU"/>
    </style:style>
    <style:style style:name="P209" style:parent-style-name="Compact" style:list-style-name="LFO1" style:family="paragraph"/>
    <style:style style:name="T210" style:parent-style-name="DefaultParagraphFont" style:family="text">
      <style:text-properties fo:font-weight="bold" style:font-weight-asian="bold" style:font-weight-complex="bold" fo:language="ru" fo:country="RU"/>
    </style:style>
    <style:style style:name="T211" style:parent-style-name="DefaultParagraphFont" style:family="text">
      <style:text-properties fo:language="ru" fo:country="RU"/>
    </style:style>
    <style:style style:name="T212" style:parent-style-name="DefaultParagraphFont" style:family="text">
      <style:text-properties fo:language="ru" fo:country="RU"/>
    </style:style>
    <style:style style:name="T213" style:parent-style-name="DefaultParagraphFont" style:family="text">
      <style:text-properties fo:language="ru" fo:country="RU"/>
    </style:style>
    <style:style style:name="T214" style:parent-style-name="DefaultParagraphFont" style:family="text">
      <style:text-properties fo:language="ru" fo:country="RU"/>
    </style:style>
    <style:style style:name="P215" style:parent-style-name="Compact" style:list-style-name="LFO1" style:family="paragraph"/>
    <style:style style:name="T216" style:parent-style-name="DefaultParagraphFont" style:family="text">
      <style:text-properties fo:font-weight="bold" style:font-weight-asian="bold" style:font-weight-complex="bold" fo:language="ru" fo:country="RU"/>
    </style:style>
    <style:style style:name="T217" style:parent-style-name="DefaultParagraphFont" style:family="text">
      <style:text-properties fo:language="ru" fo:country="RU"/>
    </style:style>
    <style:style style:name="P218" style:parent-style-name="Compact" style:list-style-name="LFO1" style:family="paragraph"/>
    <style:style style:name="T219" style:parent-style-name="DefaultParagraphFont" style:family="text">
      <style:text-properties fo:font-weight="bold" style:font-weight-asian="bold" style:font-weight-complex="bold" fo:language="ru" fo:country="RU"/>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fo:language="ru" fo:country="RU"/>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fo:language="ru" fo:country="RU"/>
    </style:style>
    <style:style style:name="T224" style:parent-style-name="DefaultParagraphFont" style:family="text">
      <style:text-properties fo:language="ru" fo:country="RU"/>
    </style:style>
    <style:style style:name="P225" style:parent-style-name="Compact" style:list-style-name="LFO1" style:family="paragraph"/>
    <style:style style:name="T226" style:parent-style-name="DefaultParagraphFont" style:family="text">
      <style:text-properties fo:font-weight="bold" style:font-weight-asian="bold" style:font-weight-complex="bold" fo:language="ru" fo:country="RU"/>
    </style:style>
    <style:style style:name="T227" style:parent-style-name="DefaultParagraphFont" style:family="text">
      <style:text-properties fo:language="ru" fo:country="RU"/>
    </style:style>
    <style:style style:name="T228" style:parent-style-name="DefaultParagraphFont" style:family="text">
      <style:text-properties fo:language="ru" fo:country="RU"/>
    </style:style>
    <style:style style:name="T229" style:parent-style-name="DefaultParagraphFont" style:family="text">
      <style:text-properties fo:language="ru" fo:country="RU"/>
    </style:style>
    <style:style style:name="T230" style:parent-style-name="DefaultParagraphFont" style:family="text">
      <style:text-properties fo:language="ru" fo:country="RU"/>
    </style:style>
    <style:style style:name="T231" style:parent-style-name="DefaultParagraphFont" style:family="text">
      <style:text-properties fo:language="ru" fo:country="RU"/>
    </style:style>
    <style:style style:name="T232" style:parent-style-name="DefaultParagraphFont" style:family="text">
      <style:text-properties fo:language="ru" fo:country="RU"/>
    </style:style>
    <style:style style:name="P233" style:parent-style-name="Compact" style:list-style-name="LFO1" style:family="paragraph"/>
    <style:style style:name="T234" style:parent-style-name="DefaultParagraphFont" style:family="text">
      <style:text-properties fo:font-weight="bold" style:font-weight-asian="bold" style:font-weight-complex="bold"/>
    </style:style>
    <style:style style:name="P235" style:parent-style-name="Compact" style:list-style-name="LFO1" style:family="paragraph"/>
    <style:style style:name="T236" style:parent-style-name="DefaultParagraphFont" style:family="text">
      <style:text-properties fo:language="ru" fo:country="RU"/>
    </style:style>
    <style:style style:name="T237" style:parent-style-name="DefaultParagraphFont" style:family="text">
      <style:text-properties fo:language="ru" fo:country="RU"/>
    </style:style>
    <style:style style:name="T238" style:parent-style-name="DefaultParagraphFont" style:family="text">
      <style:text-properties fo:language="ru" fo:country="RU"/>
    </style:style>
    <style:style style:name="T239" style:parent-style-name="DefaultParagraphFont" style:family="text">
      <style:text-properties fo:language="ru" fo:country="RU"/>
    </style:style>
    <style:style style:name="P240" style:parent-style-name="Compact" style:list-style-name="LFO1" style:family="paragraph"/>
    <style:style style:name="T241" style:parent-style-name="DefaultParagraphFont" style:family="text">
      <style:text-properties fo:language="ru" fo:country="RU"/>
    </style:style>
    <style:style style:name="T242" style:parent-style-name="DefaultParagraphFont" style:family="text">
      <style:text-properties fo:language="ru" fo:country="RU"/>
    </style:style>
    <style:style style:name="T243" style:parent-style-name="DefaultParagraphFont" style:family="text">
      <style:text-properties fo:language="ru" fo:country="RU"/>
    </style:style>
    <style:style style:name="T244" style:parent-style-name="DefaultParagraphFont" style:family="text">
      <style:text-properties fo:language="ru" fo:country="RU"/>
    </style:style>
    <style:style style:name="P245" style:parent-style-name="Compact" style:list-style-name="LFO1" style:family="paragraph">
      <style:text-properties fo:language="ru" fo:country="RU"/>
    </style:style>
    <style:style style:name="T246" style:parent-style-name="DefaultParagraphFont" style:family="text">
      <style:text-properties fo:language="ru" fo:country="RU"/>
    </style:style>
    <style:style style:name="T247" style:parent-style-name="DefaultParagraphFont" style:family="text">
      <style:text-properties fo:language="ru" fo:country="RU"/>
    </style:style>
    <style:style style:name="T248" style:parent-style-name="DefaultParagraphFont" style:family="text">
      <style:text-properties fo:language="ru" fo:country="RU"/>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fo:language="ru" fo:country="RU"/>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fo:language="ru" fo:country="RU"/>
    </style:style>
    <style:style style:name="T253" style:parent-style-name="DefaultParagraphFont" style:family="text">
      <style:text-properties fo:language="ru" fo:country="RU"/>
    </style:style>
    <style:style style:name="T254" style:parent-style-name="DefaultParagraphFont" style:family="text">
      <style:text-properties fo:language="ru" fo:country="RU"/>
    </style:style>
    <style:style style:name="P255" style:parent-style-name="FirstParagraph" style:family="paragraph">
      <style:text-properties fo:language="ru" fo:country="RU"/>
    </style:style>
    <style:style style:name="P256" style:parent-style-name="Compact" style:list-style-name="LFO1" style:family="paragraph"/>
    <style:style style:name="T257" style:parent-style-name="DefaultParagraphFont" style:family="text">
      <style:text-properties fo:font-weight="bold" style:font-weight-asian="bold" style:font-weight-complex="bold" fo:language="ru" fo:country="RU"/>
    </style:style>
    <style:style style:name="T258" style:parent-style-name="DefaultParagraphFont" style:family="text">
      <style:text-properties fo:language="ru" fo:country="RU"/>
    </style:style>
    <style:style style:name="P259" style:parent-style-name="Compact" style:list-style-name="LFO1" style:family="paragraph">
      <style:text-properties fo:language="ru" fo:country="RU"/>
    </style:style>
    <style:style style:name="P260" style:parent-style-name="Compact" style:list-style-name="LFO1" style:family="paragraph">
      <style:text-properties fo:language="ru" fo:country="RU"/>
    </style:style>
    <style:style style:name="P261" style:parent-style-name="Normal" style:list-style-name="LFO1" style:family="paragraph"/>
    <style:style style:name="T262" style:parent-style-name="DefaultParagraphFont" style:family="text">
      <style:text-properties fo:language="ru" fo:country="RU"/>
    </style:style>
    <style:style style:name="T263" style:parent-style-name="DefaultParagraphFont" style:family="text">
      <style:text-properties fo:font-weight="bold" style:font-weight-asian="bold" style:font-weight-complex="bold" fo:language="ru" fo:country="RU"/>
    </style:style>
    <style:style style:name="T264" style:parent-style-name="DefaultParagraphFont" style:family="text">
      <style:text-properties fo:language="ru" fo:country="RU"/>
    </style:style>
    <style:style style:name="T265" style:parent-style-name="DefaultParagraphFont" style:family="text">
      <style:text-properties fo:font-weight="bold" style:font-weight-asian="bold" style:font-weight-complex="bold" fo:language="ru" fo:country="RU"/>
    </style:style>
    <style:style style:name="T266" style:parent-style-name="DefaultParagraphFont" style:family="text">
      <style:text-properties fo:language="ru" fo:country="RU"/>
    </style:style>
    <style:style style:name="P267" style:parent-style-name="Normal" style:list-style-name="LFO1" style:family="paragraph"/>
    <style:style style:name="T268" style:parent-style-name="DefaultParagraphFont" style:family="text">
      <style:text-properties fo:font-weight="bold" style:font-weight-asian="bold" style:font-weight-complex="bold" fo:language="ru" fo:country="RU"/>
    </style:style>
    <style:style style:name="T269" style:parent-style-name="DefaultParagraphFont" style:family="text">
      <style:text-properties fo:language="ru" fo:country="RU"/>
    </style:style>
    <style:style style:name="P270" style:parent-style-name="Compact" style:list-style-name="LFO1" style:family="paragraph">
      <style:text-properties fo:language="ru" fo:country="RU"/>
    </style:style>
    <style:style style:name="P271" style:parent-style-name="Compact" style:list-style-name="LFO1" style:family="paragraph"/>
    <style:style style:name="T272" style:parent-style-name="DefaultParagraphFont" style:family="text">
      <style:text-properties fo:language="ru" fo:country="RU"/>
    </style:style>
    <style:style style:name="T273" style:parent-style-name="DefaultParagraphFont" style:family="text">
      <style:text-properties fo:language="ru" fo:country="RU"/>
    </style:style>
    <style:style style:name="P274" style:parent-style-name="Compact" style:list-style-name="LFO1" style:family="paragraph"/>
    <style:style style:name="T275" style:parent-style-name="DefaultParagraphFont" style:family="text">
      <style:text-properties fo:language="ru" fo:country="RU"/>
    </style:style>
    <style:style style:name="T276" style:parent-style-name="DefaultParagraphFont" style:family="text">
      <style:text-properties fo:font-weight="bold" style:font-weight-asian="bold" style:font-weight-complex="bold" fo:language="ru" fo:country="RU"/>
    </style:style>
    <style:style style:name="T277" style:parent-style-name="DefaultParagraphFont" style:family="text">
      <style:text-properties fo:language="ru" fo:country="RU"/>
    </style:style>
    <style:style style:name="P278" style:parent-style-name="Compact" style:list-style-name="LFO1" style:family="paragraph"/>
    <style:style style:name="T279" style:parent-style-name="DefaultParagraphFont" style:family="text">
      <style:text-properties fo:language="ru" fo:country="RU"/>
    </style:style>
    <style:style style:name="T280" style:parent-style-name="DefaultParagraphFont" style:family="text">
      <style:text-properties fo:language="ru" fo:country="RU"/>
    </style:style>
    <style:style style:name="P281" style:parent-style-name="Normal" style:list-style-name="LFO1" style:family="paragraph"/>
    <style:style style:name="T282" style:parent-style-name="DefaultParagraphFont" style:family="text">
      <style:text-properties fo:language="ru" fo:country="RU"/>
    </style:style>
    <style:style style:name="T283" style:parent-style-name="DefaultParagraphFont" style:family="text">
      <style:text-properties fo:language="ru" fo:country="RU"/>
    </style:style>
    <style:style style:name="T284" style:parent-style-name="DefaultParagraphFont" style:family="text">
      <style:text-properties fo:language="ru" fo:country="RU"/>
    </style:style>
    <style:style style:name="P285" style:parent-style-name="Normal" style:list-style-name="LFO1" style:family="paragraph"/>
    <style:style style:name="T286" style:parent-style-name="DefaultParagraphFont" style:family="text">
      <style:text-properties fo:font-weight="bold" style:font-weight-asian="bold" style:font-weight-complex="bold" fo:language="ru" fo:country="RU"/>
    </style:style>
    <style:style style:name="T287" style:parent-style-name="DefaultParagraphFont" style:family="text">
      <style:text-properties fo:language="ru" fo:country="RU"/>
    </style:style>
    <style:style style:name="P288" style:parent-style-name="Compact" style:list-style-name="LFO1" style:family="paragraph">
      <style:text-properties fo:language="ru" fo:country="RU"/>
    </style:style>
    <style:style style:name="P289" style:parent-style-name="Compact" style:list-style-name="LFO1" style:family="paragraph">
      <style:text-properties fo:language="ru" fo:country="RU"/>
    </style:style>
    <style:style style:name="P290" style:parent-style-name="Compact" style:list-style-name="LFO1" style:family="paragraph">
      <style:text-properties fo:language="ru" fo:country="RU"/>
    </style:style>
    <style:style style:name="P291" style:parent-style-name="Compact" style:list-style-name="LFO1" style:family="paragraph">
      <style:text-properties fo:language="ru" fo:country="RU"/>
    </style:style>
    <style:style style:name="P292" style:parent-style-name="Compact" style:list-style-name="LFO1" style:family="paragraph"/>
    <style:style style:name="T293" style:parent-style-name="DefaultParagraphFont" style:family="text">
      <style:text-properties fo:font-weight="bold" style:font-weight-asian="bold" style:font-weight-complex="bold" fo:language="ru" fo:country="RU"/>
    </style:style>
    <style:style style:name="T294" style:parent-style-name="DefaultParagraphFont" style:family="text">
      <style:text-properties fo:language="ru" fo:country="RU"/>
    </style:style>
    <style:style style:name="T295" style:parent-style-name="DefaultParagraphFont" style:family="text">
      <style:text-properties fo:font-weight="bold" style:font-weight-asian="bold" style:font-weight-complex="bold" fo:language="ru" fo:country="RU"/>
    </style:style>
    <style:style style:name="T296" style:parent-style-name="DefaultParagraphFont" style:family="text">
      <style:text-properties fo:language="ru" fo:country="RU"/>
    </style:style>
    <style:style style:name="P297" style:parent-style-name="Compact" style:list-style-name="LFO1" style:family="paragraph">
      <style:text-properties fo:language="ru" fo:country="RU"/>
    </style:style>
    <style:style style:name="P298" style:parent-style-name="Compact" style:list-style-name="LFO1" style:family="paragraph"/>
    <style:style style:name="T299" style:parent-style-name="DefaultParagraphFont" style:family="text">
      <style:text-properties fo:language="ru" fo:country="RU"/>
    </style:style>
    <style:style style:name="T300" style:parent-style-name="DefaultParagraphFont" style:family="text">
      <style:text-properties fo:language="ru" fo:country="RU"/>
    </style:style>
    <style:style style:name="P301" style:parent-style-name="Compact" style:list-style-name="LFO1" style:family="paragraph"/>
    <style:style style:name="P302" style:parent-style-name="Compact" style:list-style-name="LFO1" style:family="paragraph"/>
    <style:style style:name="T303" style:parent-style-name="DefaultParagraphFont" style:family="text">
      <style:text-properties fo:language="ru" fo:country="RU"/>
    </style:style>
    <style:style style:name="T304" style:parent-style-name="DefaultParagraphFont" style:family="text">
      <style:text-properties fo:language="ru" fo:country="RU"/>
    </style:style>
    <style:style style:name="P305" style:parent-style-name="Compact" style:list-style-name="LFO1" style:family="paragraph"/>
    <style:style style:name="T306" style:parent-style-name="DefaultParagraphFont" style:family="text">
      <style:text-properties fo:language="ru" fo:country="RU"/>
    </style:style>
    <style:style style:name="T307" style:parent-style-name="DefaultParagraphFont" style:family="text">
      <style:text-properties fo:language="ru" fo:country="RU"/>
    </style:style>
    <style:style style:name="T308" style:parent-style-name="DefaultParagraphFont" style:family="text">
      <style:text-properties fo:language="ru" fo:country="RU"/>
    </style:style>
    <style:style style:name="P309" style:parent-style-name="Normal" style:list-style-name="LFO1" style:family="paragraph">
      <style:text-properties fo:language="ru" fo:country="RU"/>
    </style:style>
    <style:style style:name="P310" style:parent-style-name="Normal" style:list-style-name="LFO1" style:family="paragraph"/>
    <style:style style:name="T311" style:parent-style-name="DefaultParagraphFont" style:family="text">
      <style:text-properties fo:font-weight="bold" style:font-weight-asian="bold" style:font-weight-complex="bold"/>
    </style:style>
    <style:style style:name="P312" style:parent-style-name="Compact" style:list-style-name="LFO1" style:family="paragraph">
      <style:text-properties fo:language="ru" fo:country="RU"/>
    </style:style>
    <style:style style:name="P313" style:parent-style-name="Compact" style:list-style-name="LFO1" style:family="paragraph"/>
    <style:style style:name="T314" style:parent-style-name="DefaultParagraphFont" style:family="text">
      <style:text-properties fo:language="ru" fo:country="RU"/>
    </style:style>
    <style:style style:name="T315" style:parent-style-name="DefaultParagraphFont" style:family="text">
      <style:text-properties fo:font-weight="bold" style:font-weight-asian="bold" style:font-weight-complex="bold" fo:language="ru" fo:country="RU"/>
    </style:style>
    <style:style style:name="T316" style:parent-style-name="DefaultParagraphFont" style:family="text">
      <style:text-properties fo:language="ru" fo:country="RU"/>
    </style:style>
    <style:style style:name="T317" style:parent-style-name="DefaultParagraphFont" style:family="text">
      <style:text-properties fo:font-weight="bold" style:font-weight-asian="bold" style:font-weight-complex="bold" fo:language="ru" fo:country="RU"/>
    </style:style>
    <style:style style:name="T318" style:parent-style-name="DefaultParagraphFont" style:family="text">
      <style:text-properties fo:language="ru" fo:country="RU"/>
    </style:style>
    <style:style style:name="P319" style:parent-style-name="Compact" style:list-style-name="LFO1" style:family="paragraph"/>
    <style:style style:name="T320" style:parent-style-name="DefaultParagraphFont" style:family="text">
      <style:text-properties fo:language="ru" fo:country="RU"/>
    </style:style>
    <style:style style:name="P321" style:parent-style-name="Compact" style:list-style-name="LFO1" style:family="paragraph"/>
    <style:style style:name="T322" style:parent-style-name="DefaultParagraphFont" style:family="text">
      <style:text-properties fo:language="ru" fo:country="RU"/>
    </style:style>
    <style:style style:name="P323" style:parent-style-name="Compact" style:list-style-name="LFO1" style:family="paragraph">
      <style:text-properties fo:language="ru" fo:country="RU"/>
    </style:style>
    <style:style style:name="P324" style:parent-style-name="Normal" style:list-style-name="LFO1" style:family="paragraph"/>
    <style:style style:name="T325" style:parent-style-name="DefaultParagraphFont" style:family="text">
      <style:text-properties fo:font-weight="bold" style:font-weight-asian="bold" style:font-weight-complex="bold" fo:language="ru" fo:country="RU"/>
    </style:style>
    <style:style style:name="T326" style:parent-style-name="DefaultParagraphFont" style:family="text">
      <style:text-properties fo:language="ru" fo:country="RU"/>
    </style:style>
    <style:style style:name="T327" style:parent-style-name="DefaultParagraphFont" style:family="text">
      <style:text-properties fo:language="ru" fo:country="RU"/>
    </style:style>
    <style:style style:name="P328" style:parent-style-name="Normal" style:list-style-name="LFO1" style:family="paragraph"/>
    <style:style style:name="T329" style:parent-style-name="DefaultParagraphFont" style:family="text">
      <style:text-properties fo:font-weight="bold" style:font-weight-asian="bold" style:font-weight-complex="bold"/>
    </style:style>
    <style:style style:name="P330" style:parent-style-name="Compact" style:list-style-name="LFO1" style:family="paragraph">
      <style:text-properties fo:language="ru" fo:country="RU"/>
    </style:style>
    <style:style style:name="P331" style:parent-style-name="Compact" style:list-style-name="LFO1" style:family="paragraph">
      <style:text-properties fo:language="ru" fo:country="RU"/>
    </style:style>
    <style:style style:name="P332" style:parent-style-name="Compact" style:list-style-name="LFO1" style:family="paragraph"/>
    <style:style style:name="T333" style:parent-style-name="DefaultParagraphFont" style:family="text">
      <style:text-properties fo:language="ru" fo:country="RU"/>
    </style:style>
    <style:style style:name="T334" style:parent-style-name="DefaultParagraphFont" style:family="text">
      <style:text-properties fo:language="ru" fo:country="RU"/>
    </style:style>
    <style:style style:name="T335" style:parent-style-name="DefaultParagraphFont" style:family="text">
      <style:text-properties fo:language="ru" fo:country="RU"/>
    </style:style>
    <style:style style:name="T336" style:parent-style-name="DefaultParagraphFont" style:family="text">
      <style:text-properties fo:language="ru" fo:country="RU"/>
    </style:style>
    <style:style style:name="P337" style:parent-style-name="Normal" style:list-style-name="LFO1" style:family="paragraph">
      <style:text-properties fo:language="ru" fo:country="RU"/>
    </style:style>
    <style:style style:name="P338" style:parent-style-name="Normal" style:list-style-name="LFO1" style:family="paragraph"/>
    <style:style style:name="T339" style:parent-style-name="DefaultParagraphFont" style:family="text">
      <style:text-properties fo:font-weight="bold" style:font-weight-asian="bold" style:font-weight-complex="bold"/>
    </style:style>
    <style:style style:name="P340" style:parent-style-name="Compact" style:list-style-name="LFO1" style:family="paragraph"/>
    <style:style style:name="T341" style:parent-style-name="DefaultParagraphFont" style:family="text">
      <style:text-properties fo:language="ru" fo:country="RU"/>
    </style:style>
    <style:style style:name="T342" style:parent-style-name="DefaultParagraphFont" style:family="text">
      <style:text-properties fo:font-weight="bold" style:font-weight-asian="bold" style:font-weight-complex="bold" fo:language="ru" fo:country="RU"/>
    </style:style>
    <style:style style:name="T343" style:parent-style-name="DefaultParagraphFont" style:family="text">
      <style:text-properties fo:language="ru" fo:country="RU"/>
    </style:style>
    <style:style style:name="T344" style:parent-style-name="DefaultParagraphFont" style:family="text">
      <style:text-properties fo:language="ru" fo:country="RU"/>
    </style:style>
    <style:style style:name="T345" style:parent-style-name="DefaultParagraphFont" style:family="text">
      <style:text-properties fo:language="ru" fo:country="RU"/>
    </style:style>
    <style:style style:name="T346" style:parent-style-name="DefaultParagraphFont" style:family="text">
      <style:text-properties fo:language="ru" fo:country="RU"/>
    </style:style>
    <style:style style:name="P347" style:parent-style-name="Compact" style:list-style-name="LFO1" style:family="paragraph"/>
    <style:style style:name="T348" style:parent-style-name="DefaultParagraphFont" style:family="text">
      <style:text-properties fo:language="ru" fo:country="RU"/>
    </style:style>
    <style:style style:name="T349" style:parent-style-name="DefaultParagraphFont" style:family="text">
      <style:text-properties fo:language="ru" fo:country="RU"/>
    </style:style>
    <style:style style:name="T350" style:parent-style-name="DefaultParagraphFont" style:family="text">
      <style:text-properties fo:language="ru" fo:country="RU"/>
    </style:style>
    <style:style style:name="T351" style:parent-style-name="DefaultParagraphFont" style:family="text">
      <style:text-properties fo:language="ru" fo:country="RU"/>
    </style:style>
    <style:style style:name="T352" style:parent-style-name="DefaultParagraphFont" style:family="text">
      <style:text-properties fo:language="ru" fo:country="RU"/>
    </style:style>
    <style:style style:name="T353" style:parent-style-name="DefaultParagraphFont" style:family="text">
      <style:text-properties fo:language="ru" fo:country="RU"/>
    </style:style>
    <style:style style:name="T354" style:parent-style-name="DefaultParagraphFont" style:family="text">
      <style:text-properties fo:language="ru" fo:country="RU"/>
    </style:style>
    <style:style style:name="T355" style:parent-style-name="DefaultParagraphFont" style:family="text">
      <style:text-properties fo:language="ru" fo:country="RU"/>
    </style:style>
    <style:style style:name="T356" style:parent-style-name="DefaultParagraphFont" style:family="text">
      <style:text-properties fo:language="ru" fo:country="RU"/>
    </style:style>
    <style:style style:name="P357" style:parent-style-name="Compact" style:list-style-name="LFO1" style:family="paragraph">
      <style:text-properties fo:language="ru" fo:country="RU"/>
    </style:style>
    <style:style style:name="P358" style:parent-style-name="Compact" style:list-style-name="LFO1" style:family="paragraph"/>
    <style:style style:name="T359" style:parent-style-name="DefaultParagraphFont" style:family="text">
      <style:text-properties fo:font-weight="bold" style:font-weight-asian="bold" style:font-weight-complex="bold" fo:language="ru" fo:country="RU"/>
    </style:style>
    <style:style style:name="T360" style:parent-style-name="DefaultParagraphFont" style:family="text">
      <style:text-properties fo:language="ru" fo:country="RU"/>
    </style:style>
    <style:style style:name="P361" style:parent-style-name="Compact" style:list-style-name="LFO1" style:family="paragraph"/>
    <style:style style:name="T362" style:parent-style-name="DefaultParagraphFont" style:family="text">
      <style:text-properties fo:font-weight="bold" style:font-weight-asian="bold" style:font-weight-complex="bold" fo:language="ru" fo:country="RU"/>
    </style:style>
    <style:style style:name="T363" style:parent-style-name="DefaultParagraphFont" style:family="text">
      <style:text-properties fo:language="ru" fo:country="RU"/>
    </style:style>
    <style:style style:name="T364" style:parent-style-name="DefaultParagraphFont" style:family="text">
      <style:text-properties fo:language="ru" fo:country="RU"/>
    </style:style>
    <style:style style:name="T365" style:parent-style-name="DefaultParagraphFont" style:family="text">
      <style:text-properties fo:font-style="italic" style:font-style-asian="italic" style:font-style-complex="italic" fo:language="ru" fo:country="RU"/>
    </style:style>
    <style:style style:name="T366" style:parent-style-name="DefaultParagraphFont" style:family="text">
      <style:text-properties fo:language="ru" fo:country="RU"/>
    </style:style>
    <style:style style:name="T367" style:parent-style-name="DefaultParagraphFont" style:family="text">
      <style:text-properties fo:font-weight="bold" style:font-weight-asian="bold" style:font-weight-complex="bold" fo:language="ru" fo:country="RU"/>
    </style:style>
    <style:style style:name="T368" style:parent-style-name="DefaultParagraphFont" style:family="text">
      <style:text-properties fo:language="ru" fo:country="RU"/>
    </style:style>
    <style:style style:name="T369" style:parent-style-name="DefaultParagraphFont" style:family="text">
      <style:text-properties fo:language="ru" fo:country="RU"/>
    </style:style>
    <style:style style:name="T370" style:parent-style-name="DefaultParagraphFont" style:family="text">
      <style:text-properties fo:language="ru" fo:country="RU"/>
    </style:style>
    <style:style style:name="P371" style:parent-style-name="Heading2" style:family="paragraph">
      <style:text-properties fo:language="ru" fo:country="RU"/>
    </style:style>
    <style:style style:name="T372" style:parent-style-name="DefaultParagraphFont" style:family="text">
      <style:text-properties fo:language="ru" fo:country="RU"/>
    </style:style>
    <style:style style:name="T373" style:parent-style-name="DefaultParagraphFont" style:family="text">
      <style:text-properties fo:language="ru" fo:country="RU"/>
    </style:style>
    <style:style style:name="T374" style:parent-style-name="DefaultParagraphFont" style:family="text">
      <style:text-properties fo:font-weight="bold" style:font-weight-asian="bold" style:font-weight-complex="bold" fo:language="ru" fo:country="RU"/>
    </style:style>
    <style:style style:name="T375" style:parent-style-name="DefaultParagraphFont" style:family="text">
      <style:text-properties fo:language="ru" fo:country="RU"/>
    </style:style>
    <style:style style:name="P376" style:parent-style-name="Compact" style:list-style-name="LFO1" style:family="paragraph"/>
    <style:style style:name="T377" style:parent-style-name="DefaultParagraphFont" style:family="text">
      <style:text-properties fo:font-weight="bold" style:font-weight-asian="bold" style:font-weight-complex="bold" fo:language="ru" fo:country="RU"/>
    </style:style>
    <style:style style:name="P378" style:parent-style-name="Compact" style:list-style-name="LFO1" style:family="paragraph"/>
    <style:style style:name="T379" style:parent-style-name="DefaultParagraphFont" style:family="text">
      <style:text-properties fo:language="ru" fo:country="RU"/>
    </style:style>
    <style:style style:name="T380" style:parent-style-name="DefaultParagraphFont" style:family="text">
      <style:text-properties fo:language="ru" fo:country="RU"/>
    </style:style>
    <style:style style:name="T381" style:parent-style-name="DefaultParagraphFont" style:family="text">
      <style:text-properties fo:language="ru" fo:country="RU"/>
    </style:style>
    <style:style style:name="P382" style:parent-style-name="Compact" style:list-style-name="LFO1" style:family="paragraph">
      <style:text-properties fo:language="ru" fo:country="RU"/>
    </style:style>
    <style:style style:name="P383" style:parent-style-name="Compact" style:list-style-name="LFO1" style:family="paragraph"/>
    <style:style style:name="T384" style:parent-style-name="DefaultParagraphFont" style:family="text">
      <style:text-properties fo:language="ru" fo:country="RU"/>
    </style:style>
    <style:style style:name="T385" style:parent-style-name="DefaultParagraphFont" style:family="text">
      <style:text-properties fo:language="ru" fo:country="RU"/>
    </style:style>
    <style:style style:name="T386" style:parent-style-name="DefaultParagraphFont" style:family="text">
      <style:text-properties fo:font-weight="bold" style:font-weight-asian="bold" style:font-weight-complex="bold" fo:language="ru" fo:country="RU"/>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fo:language="ru" fo:country="RU"/>
    </style:style>
    <style:style style:name="T389" style:parent-style-name="DefaultParagraphFont" style:family="text">
      <style:text-properties fo:language="ru" fo:country="RU"/>
    </style:style>
    <style:style style:name="P390" style:parent-style-name="Compact" style:list-style-name="LFO1" style:family="paragraph">
      <style:text-properties fo:language="ru" fo:country="RU"/>
    </style:style>
    <style:style style:name="P391" style:parent-style-name="Normal" style:list-style-name="LFO1" style:family="paragraph"/>
    <style:style style:name="T392" style:parent-style-name="DefaultParagraphFont" style:family="text">
      <style:text-properties fo:language="ru" fo:country="RU"/>
    </style:style>
    <style:style style:name="T393" style:parent-style-name="DefaultParagraphFont" style:family="text">
      <style:text-properties fo:language="ru" fo:country="RU"/>
    </style:style>
    <style:style style:name="P394" style:parent-style-name="Normal" style:list-style-name="LFO1" style:family="paragraph"/>
    <style:style style:name="T395" style:parent-style-name="DefaultParagraphFont" style:family="text">
      <style:text-properties fo:font-weight="bold" style:font-weight-asian="bold" style:font-weight-complex="bold"/>
    </style:style>
    <style:style style:name="P396" style:parent-style-name="Compact" style:list-style-name="LFO1" style:family="paragraph"/>
    <style:style style:name="T397" style:parent-style-name="DefaultParagraphFont" style:family="text">
      <style:text-properties fo:language="ru" fo:country="RU"/>
    </style:style>
    <style:style style:name="T398" style:parent-style-name="DefaultParagraphFont" style:family="text">
      <style:text-properties fo:language="ru" fo:country="RU"/>
    </style:style>
    <style:style style:name="T399" style:parent-style-name="DefaultParagraphFont" style:family="text">
      <style:text-properties fo:language="ru" fo:country="RU"/>
    </style:style>
    <style:style style:name="P400" style:parent-style-name="Compact" style:list-style-name="LFO1" style:family="paragraph"/>
    <style:style style:name="T401" style:parent-style-name="DefaultParagraphFont" style:family="text">
      <style:text-properties fo:language="ru" fo:country="RU"/>
    </style:style>
    <style:style style:name="P402" style:parent-style-name="Compact" style:list-style-name="LFO1" style:family="paragraph">
      <style:text-properties fo:language="ru" fo:country="RU"/>
    </style:style>
    <style:style style:name="P403" style:parent-style-name="Normal" style:list-style-name="LFO1" style:family="paragraph">
      <style:text-properties fo:language="ru" fo:country="RU"/>
    </style:style>
    <style:style style:name="P404" style:parent-style-name="Normal" style:list-style-name="LFO1" style:family="paragraph"/>
    <style:style style:name="T405" style:parent-style-name="DefaultParagraphFont" style:family="text">
      <style:text-properties fo:font-weight="bold" style:font-weight-asian="bold" style:font-weight-complex="bold"/>
    </style:style>
    <style:style style:name="P406" style:parent-style-name="Compact" style:list-style-name="LFO1" style:family="paragraph">
      <style:text-properties fo:language="ru" fo:country="RU"/>
    </style:style>
    <style:style style:name="P407" style:parent-style-name="Compact" style:list-style-name="LFO1" style:family="paragraph">
      <style:text-properties fo:language="ru" fo:country="RU"/>
    </style:style>
    <style:style style:name="P408" style:parent-style-name="Compact" style:list-style-name="LFO1" style:family="paragraph">
      <style:text-properties fo:language="ru" fo:country="RU"/>
    </style:style>
    <style:style style:name="P409" style:parent-style-name="Compact" style:list-style-name="LFO1" style:family="paragraph">
      <style:text-properties fo:language="ru" fo:country="RU"/>
    </style:style>
    <style:style style:name="P410" style:parent-style-name="Compact" style:list-style-name="LFO1" style:family="paragraph"/>
    <style:style style:name="T411" style:parent-style-name="DefaultParagraphFont" style:family="text">
      <style:text-properties fo:language="ru" fo:country="RU"/>
    </style:style>
    <style:style style:name="P412" style:parent-style-name="Compact" style:list-style-name="LFO1" style:family="paragraph">
      <style:text-properties fo:language="ru" fo:country="RU"/>
    </style:style>
    <style:style style:name="P413" style:parent-style-name="Normal" style:list-style-name="LFO1" style:family="paragraph">
      <style:text-properties fo:language="ru" fo:country="RU"/>
    </style:style>
    <style:style style:name="P414" style:parent-style-name="Normal" style:list-style-name="LFO1" style:family="paragraph"/>
    <style:style style:name="T415" style:parent-style-name="DefaultParagraphFont" style:family="text">
      <style:text-properties fo:font-weight="bold" style:font-weight-asian="bold" style:font-weight-complex="bold"/>
    </style:style>
    <style:style style:name="P416" style:parent-style-name="Compact" style:list-style-name="LFO1" style:family="paragraph"/>
    <style:style style:name="T417" style:parent-style-name="DefaultParagraphFont" style:family="text">
      <style:text-properties fo:font-weight="bold" style:font-weight-asian="bold" style:font-weight-complex="bold" fo:language="ru" fo:country="RU"/>
    </style:style>
    <style:style style:name="T418" style:parent-style-name="DefaultParagraphFont" style:family="text">
      <style:text-properties fo:language="ru" fo:country="RU"/>
    </style:style>
    <style:style style:name="T419" style:parent-style-name="DefaultParagraphFont" style:family="text">
      <style:text-properties fo:language="ru" fo:country="RU"/>
    </style:style>
    <style:style style:name="T420" style:parent-style-name="DefaultParagraphFont" style:family="text">
      <style:text-properties fo:language="ru" fo:country="RU"/>
    </style:style>
    <style:style style:name="T421" style:parent-style-name="DefaultParagraphFont" style:family="text">
      <style:text-properties fo:language="ru" fo:country="RU"/>
    </style:style>
    <style:style style:name="P422" style:parent-style-name="Compact" style:list-style-name="LFO1" style:family="paragraph"/>
    <style:style style:name="T423" style:parent-style-name="DefaultParagraphFont" style:family="text">
      <style:text-properties fo:language="ru" fo:country="RU"/>
    </style:style>
    <style:style style:name="T424" style:parent-style-name="DefaultParagraphFont" style:family="text">
      <style:text-properties fo:language="ru" fo:country="RU"/>
    </style:style>
    <style:style style:name="P425" style:parent-style-name="Compact" style:list-style-name="LFO1" style:family="paragraph"/>
    <style:style style:name="T426" style:parent-style-name="DefaultParagraphFont" style:family="text">
      <style:text-properties fo:language="ru" fo:country="RU"/>
    </style:style>
    <style:style style:name="P427" style:parent-style-name="Compact" style:list-style-name="LFO1" style:family="paragraph"/>
    <style:style style:name="T428" style:parent-style-name="DefaultParagraphFont" style:family="text">
      <style:text-properties fo:font-weight="bold" style:font-weight-asian="bold" style:font-weight-complex="bold" fo:language="ru" fo:country="RU"/>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fo:language="ru" fo:country="RU"/>
    </style:style>
    <style:style style:name="T431" style:parent-style-name="DefaultParagraphFont" style:family="text">
      <style:text-properties fo:language="ru" fo:country="RU"/>
    </style:style>
    <style:style style:name="T432" style:parent-style-name="DefaultParagraphFont" style:family="text">
      <style:text-properties fo:language="ru" fo:country="RU"/>
    </style:style>
    <style:style style:name="T433" style:parent-style-name="DefaultParagraphFont" style:family="text">
      <style:text-properties fo:language="ru" fo:country="RU"/>
    </style:style>
    <style:style style:name="T434" style:parent-style-name="DefaultParagraphFont" style:family="text">
      <style:text-properties fo:language="ru" fo:country="RU"/>
    </style:style>
    <style:style style:name="P435" style:parent-style-name="Normal" style:list-style-name="LFO1" style:family="paragraph"/>
    <style:style style:name="T436" style:parent-style-name="DefaultParagraphFont" style:family="text">
      <style:text-properties fo:language="ru" fo:country="RU"/>
    </style:style>
    <style:style style:name="T437" style:parent-style-name="DefaultParagraphFont" style:family="text">
      <style:text-properties fo:language="ru" fo:country="RU"/>
    </style:style>
    <style:style style:name="T438" style:parent-style-name="DefaultParagraphFont" style:family="text">
      <style:text-properties fo:language="ru" fo:country="RU"/>
    </style:style>
    <style:style style:name="P439" style:parent-style-name="Normal" style:list-style-name="LFO1" style:family="paragraph"/>
    <style:style style:name="T440" style:parent-style-name="DefaultParagraphFont" style:family="text">
      <style:text-properties fo:font-weight="bold" style:font-weight-asian="bold" style:font-weight-complex="bold"/>
    </style:style>
    <style:style style:name="P441" style:parent-style-name="Normal" style:list-style-name="LFO1" style:family="paragraph"/>
    <style:style style:name="T442" style:parent-style-name="DefaultParagraphFont" style:family="text">
      <style:text-properties fo:language="ru" fo:country="RU"/>
    </style:style>
    <style:style style:name="T443" style:parent-style-name="DefaultParagraphFont" style:family="text">
      <style:text-properties fo:font-weight="bold" style:font-weight-asian="bold" style:font-weight-complex="bold"/>
    </style:style>
    <style:style style:name="T444" style:parent-style-name="DefaultParagraphFont" style:family="text">
      <style:text-properties fo:font-weight="bold" style:font-weight-asian="bold" style:font-weight-complex="bold" fo:language="ru" fo:country="RU"/>
    </style:style>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fo:language="ru" fo:country="RU"/>
    </style:style>
    <style:style style:name="P447" style:parent-style-name="Compact" style:list-style-name="LFO1" style:family="paragraph">
      <style:text-properties fo:language="ru" fo:country="RU"/>
    </style:style>
    <style:style style:name="P448" style:parent-style-name="Compact" style:list-style-name="LFO1" style:family="paragraph">
      <style:text-properties fo:language="ru" fo:country="RU"/>
    </style:style>
    <style:style style:name="P449" style:parent-style-name="Compact" style:list-style-name="LFO1" style:family="paragraph">
      <style:text-properties fo:language="ru" fo:country="RU"/>
    </style:style>
    <style:style style:name="P450" style:parent-style-name="Compact" style:list-style-name="LFO1" style:family="paragraph">
      <style:text-properties fo:language="ru" fo:country="RU"/>
    </style:style>
    <style:style style:name="P451" style:parent-style-name="Compact" style:list-style-name="LFO1" style:family="paragraph">
      <style:text-properties fo:language="ru" fo:country="RU"/>
    </style:style>
    <style:style style:name="P452" style:parent-style-name="Compact" style:list-style-name="LFO1" style:family="paragraph">
      <style:text-properties fo:language="ru" fo:country="RU"/>
    </style:style>
    <style:style style:name="P453" style:parent-style-name="Compact" style:list-style-name="LFO1" style:family="paragraph"/>
    <style:style style:name="P454" style:parent-style-name="Compact" style:list-style-name="LFO1" style:family="paragraph">
      <style:text-properties fo:language="ru" fo:country="RU"/>
    </style:style>
    <style:style style:name="P455" style:parent-style-name="Compact" style:list-style-name="LFO1" style:family="paragraph">
      <style:text-properties fo:language="ru" fo:country="RU"/>
    </style:style>
    <style:style style:name="P456" style:parent-style-name="Compact" style:list-style-name="LFO1" style:family="paragraph">
      <style:text-properties fo:language="ru" fo:country="RU"/>
    </style:style>
    <style:style style:name="P457" style:parent-style-name="Compact" style:list-style-name="LFO1" style:family="paragraph"/>
    <style:style style:name="T458" style:parent-style-name="DefaultParagraphFont" style:family="text">
      <style:text-properties fo:language="ru" fo:country="RU"/>
    </style:style>
    <style:style style:name="T459" style:parent-style-name="DefaultParagraphFont" style:family="text">
      <style:text-properties fo:language="ru" fo:country="RU"/>
    </style:style>
    <style:style style:name="T460" style:parent-style-name="DefaultParagraphFont" style:family="text">
      <style:text-properties fo:language="ru" fo:country="RU"/>
    </style:style>
    <style:style style:name="P461" style:parent-style-name="Normal" style:list-style-name="LFO1" style:family="paragraph"/>
    <style:style style:name="T462" style:parent-style-name="DefaultParagraphFont" style:family="text">
      <style:text-properties fo:font-weight="bold" style:font-weight-asian="bold" style:font-weight-complex="bold" fo:language="ru" fo:country="RU"/>
    </style:style>
    <style:style style:name="P463" style:parent-style-name="Compact" style:list-style-name="LFO1" style:family="paragraph">
      <style:text-properties fo:language="ru" fo:country="RU"/>
    </style:style>
    <style:style style:name="P464" style:parent-style-name="Compact" style:list-style-name="LFO1" style:family="paragraph">
      <style:text-properties fo:language="ru" fo:country="RU"/>
    </style:style>
    <style:style style:name="P465" style:parent-style-name="Compact" style:list-style-name="LFO1" style:family="paragraph">
      <style:text-properties fo:language="ru" fo:country="RU"/>
    </style:style>
    <style:style style:name="P466" style:parent-style-name="Compact" style:list-style-name="LFO1" style:family="paragraph">
      <style:text-properties fo:language="ru" fo:country="RU"/>
    </style:style>
    <style:style style:name="P467" style:parent-style-name="Compact" style:list-style-name="LFO1" style:family="paragraph"/>
    <style:style style:name="T468" style:parent-style-name="DefaultParagraphFont" style:family="text">
      <style:text-properties fo:language="ru" fo:country="RU"/>
    </style:style>
    <style:style style:name="T469" style:parent-style-name="DefaultParagraphFont" style:family="text">
      <style:text-properties fo:language="ru" fo:country="RU"/>
    </style:style>
    <style:style style:name="P470" style:parent-style-name="Compact" style:list-style-name="LFO1" style:family="paragraph"/>
    <style:style style:name="T471" style:parent-style-name="DefaultParagraphFont" style:family="text">
      <style:text-properties fo:language="ru" fo:country="RU"/>
    </style:style>
    <style:style style:name="P472" style:parent-style-name="Compact" style:list-style-name="LFO1" style:family="paragraph">
      <style:text-properties fo:language="ru" fo:country="RU"/>
    </style:style>
    <style:style style:name="P473" style:parent-style-name="Normal" style:list-style-name="LFO1" style:family="paragraph"/>
    <style:style style:name="T474" style:parent-style-name="DefaultParagraphFont" style:family="text">
      <style:text-properties fo:font-weight="bold" style:font-weight-asian="bold" style:font-weight-complex="bold" fo:language="ru" fo:country="RU"/>
    </style:style>
    <style:style style:name="T475" style:parent-style-name="DefaultParagraphFont" style:family="text">
      <style:text-properties fo:language="ru" fo:country="RU"/>
    </style:style>
    <style:style style:name="T476" style:parent-style-name="DefaultParagraphFont" style:family="text">
      <style:text-properties fo:language="ru" fo:country="RU"/>
    </style:style>
    <style:style style:name="P477" style:parent-style-name="Normal" style:list-style-name="LFO1" style:family="paragraph"/>
    <style:style style:name="T478" style:parent-style-name="DefaultParagraphFont" style:family="text">
      <style:text-properties fo:font-weight="bold" style:font-weight-asian="bold" style:font-weight-complex="bold"/>
    </style:style>
    <style:style style:name="P479" style:parent-style-name="Compact" style:list-style-name="LFO1" style:family="paragraph">
      <style:text-properties fo:language="ru" fo:country="RU"/>
    </style:style>
    <style:style style:name="P480" style:parent-style-name="Compact" style:list-style-name="LFO1" style:family="paragraph"/>
    <style:style style:name="T481" style:parent-style-name="DefaultParagraphFont" style:family="text">
      <style:text-properties fo:language="ru" fo:country="RU"/>
    </style:style>
    <style:style style:name="T482" style:parent-style-name="DefaultParagraphFont" style:family="text">
      <style:text-properties fo:language="ru" fo:country="RU"/>
    </style:style>
    <style:style style:name="T483" style:parent-style-name="DefaultParagraphFont" style:family="text">
      <style:text-properties fo:font-weight="bold" style:font-weight-asian="bold" style:font-weight-complex="bold" fo:language="ru" fo:country="RU"/>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fo:language="ru" fo:country="RU"/>
    </style:style>
    <style:style style:name="T486" style:parent-style-name="DefaultParagraphFont" style:family="text">
      <style:text-properties fo:language="ru" fo:country="RU"/>
    </style:style>
    <style:style style:name="P487" style:parent-style-name="Heading2" style:family="paragraph">
      <style:text-properties fo:language="ru" fo:country="RU"/>
    </style:style>
    <style:style style:name="P488" style:parent-style-name="FirstParagraph" style:family="paragraph">
      <style:text-properties fo:language="ru" fo:country="RU"/>
    </style:style>
    <style:style style:name="P489" style:parent-style-name="Compact" style:list-style-name="LFO1" style:family="paragraph"/>
    <style:style style:name="T490" style:parent-style-name="DefaultParagraphFont" style:family="text">
      <style:text-properties fo:font-weight="bold" style:font-weight-asian="bold" style:font-weight-complex="bold"/>
    </style:style>
    <style:style style:name="P491" style:parent-style-name="Compact" style:list-style-name="LFO1" style:family="paragraph"/>
    <style:style style:name="T492" style:parent-style-name="DefaultParagraphFont" style:family="text">
      <style:text-properties fo:language="ru" fo:country="RU"/>
    </style:style>
    <style:style style:name="T493" style:parent-style-name="DefaultParagraphFont" style:family="text">
      <style:text-properties fo:font-weight="bold" style:font-weight-asian="bold" style:font-weight-complex="bold" fo:language="ru" fo:country="RU"/>
    </style:style>
    <style:style style:name="T494" style:parent-style-name="DefaultParagraphFont" style:family="text">
      <style:text-properties fo:language="ru" fo:country="RU"/>
    </style:style>
    <style:style style:name="T495" style:parent-style-name="DefaultParagraphFont" style:family="text">
      <style:text-properties fo:font-weight="bold" style:font-weight-asian="bold" style:font-weight-complex="bold"/>
    </style:style>
    <style:style style:name="P496" style:parent-style-name="Normal" style:list-style-name="LFO1" style:family="paragraph">
      <style:text-properties fo:language="ru" fo:country="RU"/>
    </style:style>
    <style:style style:name="P497" style:parent-style-name="Compact" style:list-style-name="LFO1" style:family="paragraph"/>
    <style:style style:name="T498" style:parent-style-name="DefaultParagraphFont" style:family="text">
      <style:text-properties fo:language="ru" fo:country="RU"/>
    </style:style>
    <style:style style:name="T499" style:parent-style-name="DefaultParagraphFont" style:family="text">
      <style:text-properties fo:language="ru" fo:country="RU"/>
    </style:style>
    <style:style style:name="T500" style:parent-style-name="DefaultParagraphFont" style:family="text">
      <style:text-properties fo:font-weight="bold" style:font-weight-asian="bold" style:font-weight-complex="bold" fo:language="ru" fo:country="RU"/>
    </style:style>
    <style:style style:name="T501" style:parent-style-name="DefaultParagraphFont" style:family="text">
      <style:text-properties fo:language="ru" fo:country="RU"/>
    </style:style>
    <style:style style:name="P502" style:parent-style-name="Compact" style:list-style-name="LFO1" style:family="paragraph"/>
    <style:style style:name="T503" style:parent-style-name="DefaultParagraphFont" style:family="text">
      <style:text-properties fo:language="ru" fo:country="RU"/>
    </style:style>
    <style:style style:name="T504" style:parent-style-name="DefaultParagraphFont" style:family="text">
      <style:text-properties fo:language="ru" fo:country="RU"/>
    </style:style>
    <style:style style:name="T505" style:parent-style-name="DefaultParagraphFont" style:family="text">
      <style:text-properties fo:font-weight="bold" style:font-weight-asian="bold" style:font-weight-complex="bold" fo:language="ru" fo:country="RU"/>
    </style:style>
    <style:style style:name="T506" style:parent-style-name="DefaultParagraphFont" style:family="text">
      <style:text-properties fo:language="ru" fo:country="RU"/>
    </style:style>
    <style:style style:name="T507" style:parent-style-name="DefaultParagraphFont" style:family="text">
      <style:text-properties fo:language="ru" fo:country="RU"/>
    </style:style>
    <style:style style:name="P508" style:parent-style-name="Normal" style:list-style-name="LFO1" style:family="paragraph"/>
    <style:style style:name="T509" style:parent-style-name="DefaultParagraphFont" style:family="text">
      <style:text-properties fo:font-weight="bold" style:font-weight-asian="bold" style:font-weight-complex="bold"/>
    </style:style>
    <style:style style:name="P510" style:parent-style-name="Compact" style:list-style-name="LFO1" style:family="paragraph"/>
    <style:style style:name="T511" style:parent-style-name="DefaultParagraphFont" style:family="text">
      <style:text-properties fo:language="ru" fo:country="RU"/>
    </style:style>
    <style:style style:name="T512" style:parent-style-name="DefaultParagraphFont" style:family="text">
      <style:text-properties fo:font-weight="bold" style:font-weight-asian="bold" style:font-weight-complex="bold" fo:language="ru" fo:country="RU"/>
    </style:style>
    <style:style style:name="T513" style:parent-style-name="DefaultParagraphFont" style:family="text">
      <style:text-properties fo:language="ru" fo:country="RU"/>
    </style:style>
    <style:style style:name="P514" style:parent-style-name="Compact" style:list-style-name="LFO1" style:family="paragraph"/>
    <style:style style:name="T515" style:parent-style-name="DefaultParagraphFont" style:family="text">
      <style:text-properties fo:language="ru" fo:country="RU"/>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font-weight="bold" style:font-weight-asian="bold" style:font-weight-complex="bold" fo:language="ru" fo:country="RU"/>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fo:language="ru" fo:country="RU"/>
    </style:style>
    <style:style style:name="P520" style:parent-style-name="Compact" style:list-style-name="LFO1" style:family="paragraph">
      <style:text-properties fo:language="ru" fo:country="RU"/>
    </style:style>
    <style:style style:name="P521" style:parent-style-name="Compact" style:list-style-name="LFO1" style:family="paragraph">
      <style:text-properties fo:language="ru" fo:country="RU"/>
    </style:style>
    <style:style style:name="P522" style:parent-style-name="Compact" style:list-style-name="LFO1" style:family="paragraph">
      <style:text-properties fo:language="ru" fo:country="RU"/>
    </style:style>
    <style:style style:name="P523" style:parent-style-name="Normal" style:list-style-name="LFO1" style:family="paragraph">
      <style:text-properties fo:language="ru" fo:country="RU"/>
    </style:style>
    <style:style style:name="P524" style:parent-style-name="Normal" style:list-style-name="LFO1" style:family="paragraph"/>
    <style:style style:name="T525" style:parent-style-name="DefaultParagraphFont" style:family="text">
      <style:text-properties fo:font-weight="bold" style:font-weight-asian="bold" style:font-weight-complex="bold"/>
    </style:style>
    <style:style style:name="P526" style:parent-style-name="Compact" style:list-style-name="LFO1" style:family="paragraph"/>
    <style:style style:name="T527" style:parent-style-name="DefaultParagraphFont" style:family="text">
      <style:text-properties fo:font-weight="bold" style:font-weight-asian="bold" style:font-weight-complex="bold"/>
    </style:style>
    <style:style style:name="P528" style:parent-style-name="Compact" style:list-style-name="LFO1" style:family="paragraph"/>
    <style:style style:name="T529" style:parent-style-name="DefaultParagraphFont" style:family="text">
      <style:text-properties fo:language="ru" fo:country="RU"/>
    </style:style>
    <style:style style:name="T530" style:parent-style-name="DefaultParagraphFont" style:family="text">
      <style:text-properties fo:font-weight="bold" style:font-weight-asian="bold" style:font-weight-complex="bold" fo:language="ru" fo:country="RU"/>
    </style:style>
    <style:style style:name="T531" style:parent-style-name="DefaultParagraphFont" style:family="text">
      <style:text-properties fo:language="ru" fo:country="RU"/>
    </style:style>
    <style:style style:name="T532" style:parent-style-name="DefaultParagraphFont" style:family="text">
      <style:text-properties fo:language="ru" fo:country="RU"/>
    </style:style>
    <style:style style:name="T533" style:parent-style-name="DefaultParagraphFont" style:family="text">
      <style:text-properties fo:language="ru" fo:country="RU"/>
    </style:style>
    <style:style style:name="P534" style:parent-style-name="Compact" style:list-style-name="LFO1" style:family="paragraph"/>
    <style:style style:name="T535" style:parent-style-name="DefaultParagraphFont" style:family="text">
      <style:text-properties fo:language="ru" fo:country="RU"/>
    </style:style>
    <style:style style:name="T536" style:parent-style-name="DefaultParagraphFont" style:family="text">
      <style:text-properties fo:font-weight="bold" style:font-weight-asian="bold" style:font-weight-complex="bold" fo:language="ru" fo:country="RU"/>
    </style:style>
    <style:style style:name="T537" style:parent-style-name="DefaultParagraphFont" style:family="text">
      <style:text-properties fo:language="ru" fo:country="RU"/>
    </style:style>
    <style:style style:name="T538" style:parent-style-name="DefaultParagraphFont" style:family="text">
      <style:text-properties fo:language="ru" fo:country="RU"/>
    </style:style>
    <style:style style:name="P539" style:parent-style-name="Compact" style:list-style-name="LFO1" style:family="paragraph"/>
    <style:style style:name="T540" style:parent-style-name="DefaultParagraphFont" style:family="text">
      <style:text-properties fo:font-weight="bold" style:font-weight-asian="bold" style:font-weight-complex="bold"/>
    </style:style>
    <style:style style:name="P541" style:parent-style-name="Compact" style:list-style-name="LFO1" style:family="paragraph"/>
    <style:style style:name="T542" style:parent-style-name="DefaultParagraphFont" style:family="text">
      <style:text-properties fo:language="ru" fo:country="RU"/>
    </style:style>
    <style:style style:name="T543" style:parent-style-name="DefaultParagraphFont" style:family="text">
      <style:text-properties fo:font-weight="bold" style:font-weight-asian="bold" style:font-weight-complex="bold" fo:language="ru" fo:country="RU"/>
    </style:style>
    <style:style style:name="T544" style:parent-style-name="DefaultParagraphFont" style:family="text">
      <style:text-properties fo:language="ru" fo:country="RU"/>
    </style:style>
    <style:style style:name="P545" style:parent-style-name="Compact" style:list-style-name="LFO1" style:family="paragraph">
      <style:text-properties fo:language="ru" fo:country="RU"/>
    </style:style>
    <style:style style:name="P546" style:parent-style-name="Compact" style:list-style-name="LFO1" style:family="paragraph">
      <style:text-properties fo:language="ru" fo:country="RU"/>
    </style:style>
    <style:style style:name="P547" style:parent-style-name="Normal" style:list-style-name="LFO1" style:family="paragraph"/>
    <style:style style:name="T548" style:parent-style-name="DefaultParagraphFont" style:family="text">
      <style:text-properties fo:font-weight="bold" style:font-weight-asian="bold" style:font-weight-complex="bold"/>
    </style:style>
    <style:style style:name="P549" style:parent-style-name="Compact" style:list-style-name="LFO1" style:family="paragraph">
      <style:text-properties fo:language="ru" fo:country="RU"/>
    </style:style>
    <style:style style:name="P550" style:parent-style-name="Compact" style:list-style-name="LFO1" style:family="paragraph"/>
    <style:style style:name="P551" style:parent-style-name="Compact" style:list-style-name="LFO1" style:family="paragraph"/>
    <style:style style:name="T552" style:parent-style-name="DefaultParagraphFont" style:family="text">
      <style:text-properties fo:language="ru" fo:country="RU"/>
    </style:style>
    <style:style style:name="P553" style:parent-style-name="Compact" style:list-style-name="LFO1" style:family="paragraph">
      <style:text-properties fo:language="ru" fo:country="RU"/>
    </style:style>
    <style:style style:name="P554" style:parent-style-name="Compact" style:list-style-name="LFO1" style:family="paragraph">
      <style:text-properties fo:language="ru" fo:country="RU"/>
    </style:style>
    <style:style style:name="P555" style:parent-style-name="Compact" style:list-style-name="LFO1" style:family="paragraph">
      <style:text-properties fo:language="ru" fo:country="RU"/>
    </style:style>
    <style:style style:name="P556" style:parent-style-name="Compact" style:list-style-name="LFO1" style:family="paragraph"/>
    <style:style style:name="T557" style:parent-style-name="DefaultParagraphFont" style:family="text">
      <style:text-properties fo:language="ru" fo:country="RU"/>
    </style:style>
    <style:style style:name="P558" style:parent-style-name="Normal" style:list-style-name="LFO1" style:family="paragraph"/>
    <style:style style:name="T559" style:parent-style-name="DefaultParagraphFont" style:family="text">
      <style:text-properties fo:font-weight="bold" style:font-weight-asian="bold" style:font-weight-complex="bold"/>
    </style:style>
    <style:style style:name="P560" style:parent-style-name="Compact" style:list-style-name="LFO1" style:family="paragraph"/>
    <style:style style:name="T561" style:parent-style-name="DefaultParagraphFont" style:family="text">
      <style:text-properties fo:font-weight="bold" style:font-weight-asian="bold" style:font-weight-complex="bold"/>
    </style:style>
    <style:style style:name="P562" style:parent-style-name="Compact" style:list-style-name="LFO1" style:family="paragraph"/>
    <style:style style:name="T563" style:parent-style-name="DefaultParagraphFont" style:family="text">
      <style:text-properties fo:language="ru" fo:country="RU"/>
    </style:style>
    <style:style style:name="T564" style:parent-style-name="DefaultParagraphFont" style:family="text">
      <style:text-properties fo:font-weight="bold" style:font-weight-asian="bold" style:font-weight-complex="bold" fo:language="ru" fo:country="RU"/>
    </style:style>
    <style:style style:name="T565" style:parent-style-name="DefaultParagraphFont" style:family="text">
      <style:text-properties fo:language="ru" fo:country="RU"/>
    </style:style>
    <style:style style:name="P566" style:parent-style-name="Compact" style:list-style-name="LFO1" style:family="paragraph">
      <style:text-properties fo:language="ru" fo:country="RU"/>
    </style:style>
    <style:style style:name="P567" style:parent-style-name="Compact" style:list-style-name="LFO1" style:family="paragraph"/>
    <style:style style:name="T568" style:parent-style-name="DefaultParagraphFont" style:family="text">
      <style:text-properties fo:font-weight="bold" style:font-weight-asian="bold" style:font-weight-complex="bold"/>
    </style:style>
    <style:style style:name="P569" style:parent-style-name="Compact" style:list-style-name="LFO1" style:family="paragraph"/>
    <style:style style:name="P570" style:parent-style-name="Compact" style:list-style-name="LFO1" style:family="paragraph"/>
    <style:style style:name="T571" style:parent-style-name="DefaultParagraphFont" style:family="text">
      <style:text-properties fo:language="ru" fo:country="RU"/>
    </style:style>
    <style:style style:name="T572" style:parent-style-name="DefaultParagraphFont" style:family="text">
      <style:text-properties fo:language="ru" fo:country="RU"/>
    </style:style>
    <style:style style:name="T573" style:parent-style-name="DefaultParagraphFont" style:family="text">
      <style:text-properties fo:language="ru" fo:country="RU"/>
    </style:style>
    <style:style style:name="T574" style:parent-style-name="DefaultParagraphFont" style:family="text">
      <style:text-properties fo:language="ru" fo:country="RU"/>
    </style:style>
    <style:style style:name="T575" style:parent-style-name="DefaultParagraphFont" style:family="text">
      <style:text-properties fo:language="ru" fo:country="RU"/>
    </style:style>
    <style:style style:name="T576" style:parent-style-name="DefaultParagraphFont" style:family="text">
      <style:text-properties fo:language="ru" fo:country="RU"/>
    </style:style>
    <style:style style:name="P577" style:parent-style-name="Compact" style:list-style-name="LFO1" style:family="paragraph">
      <style:text-properties fo:language="ru" fo:country="RU"/>
    </style:style>
    <style:style style:name="P578" style:parent-style-name="Compact" style:list-style-name="LFO1" style:family="paragraph"/>
    <style:style style:name="T579" style:parent-style-name="DefaultParagraphFont" style:family="text">
      <style:text-properties fo:language="ru" fo:country="RU"/>
    </style:style>
    <style:style style:name="T580" style:parent-style-name="DefaultParagraphFont" style:family="text">
      <style:text-properties fo:font-weight="bold" style:font-weight-asian="bold" style:font-weight-complex="bold" fo:language="ru" fo:country="RU"/>
    </style:style>
    <style:style style:name="T581" style:parent-style-name="DefaultParagraphFont" style:family="text">
      <style:text-properties fo:language="ru" fo:country="RU"/>
    </style:style>
    <style:style style:name="P582" style:parent-style-name="Compact" style:list-style-name="LFO1" style:family="paragraph">
      <style:text-properties fo:language="ru" fo:country="RU"/>
    </style:style>
    <style:style style:name="P583" style:parent-style-name="Compact" style:list-style-name="LFO1" style:family="paragraph">
      <style:text-properties fo:language="ru" fo:country="RU"/>
    </style:style>
    <style:style style:name="P584" style:parent-style-name="Compact" style:list-style-name="LFO1" style:family="paragraph">
      <style:text-properties fo:language="ru" fo:country="RU"/>
    </style:style>
    <style:style style:name="P585" style:parent-style-name="Compact" style:list-style-name="LFO1" style:family="paragraph"/>
    <style:style style:name="T586" style:parent-style-name="DefaultParagraphFont" style:family="text">
      <style:text-properties fo:language="ru" fo:country="RU"/>
    </style:style>
    <style:style style:name="T587" style:parent-style-name="DefaultParagraphFont" style:family="text">
      <style:text-properties fo:language="ru" fo:country="RU"/>
    </style:style>
    <style:style style:name="P588" style:parent-style-name="Normal" style:list-style-name="LFO1" style:family="paragraph">
      <style:text-properties fo:language="ru" fo:country="RU"/>
    </style:style>
    <style:style style:name="P589" style:parent-style-name="Normal" style:list-style-name="LFO1" style:family="paragraph"/>
    <style:style style:name="T590" style:parent-style-name="DefaultParagraphFont" style:family="text">
      <style:text-properties fo:font-weight="bold" style:font-weight-asian="bold" style:font-weight-complex="bold"/>
    </style:style>
    <style:style style:name="P591" style:parent-style-name="Compact" style:list-style-name="LFO1" style:family="paragraph"/>
    <style:style style:name="T592" style:parent-style-name="DefaultParagraphFont" style:family="text">
      <style:text-properties fo:language="ru" fo:country="RU"/>
    </style:style>
    <style:style style:name="T593" style:parent-style-name="DefaultParagraphFont" style:family="text">
      <style:text-properties fo:language="ru" fo:country="RU"/>
    </style:style>
    <style:style style:name="T594" style:parent-style-name="DefaultParagraphFont" style:family="text">
      <style:text-properties fo:language="ru" fo:country="RU"/>
    </style:style>
    <style:style style:name="T595" style:parent-style-name="DefaultParagraphFont" style:family="text">
      <style:text-properties fo:language="ru" fo:country="RU"/>
    </style:style>
    <style:style style:name="T596" style:parent-style-name="DefaultParagraphFont" style:family="text">
      <style:text-properties fo:font-weight="bold" style:font-weight-asian="bold" style:font-weight-complex="bold" fo:language="ru" fo:country="RU"/>
    </style:style>
    <style:style style:name="T597" style:parent-style-name="DefaultParagraphFont" style:family="text">
      <style:text-properties fo:language="ru" fo:country="RU"/>
    </style:style>
    <style:style style:name="P598" style:parent-style-name="Compact" style:list-style-name="LFO1" style:family="paragraph"/>
    <style:style style:name="T599" style:parent-style-name="DefaultParagraphFont" style:family="text">
      <style:text-properties fo:language="ru" fo:country="RU"/>
    </style:style>
    <style:style style:name="T600" style:parent-style-name="DefaultParagraphFont" style:family="text">
      <style:text-properties fo:language="ru" fo:country="RU"/>
    </style:style>
    <style:style style:name="T601" style:parent-style-name="DefaultParagraphFont" style:family="text">
      <style:text-properties fo:language="ru" fo:country="RU"/>
    </style:style>
    <style:style style:name="P602" style:parent-style-name="Normal" style:list-style-name="LFO1" style:family="paragraph"/>
    <style:style style:name="T603" style:parent-style-name="DefaultParagraphFont" style:family="text">
      <style:text-properties fo:language="ru" fo:country="RU"/>
    </style:style>
    <style:style style:name="T604" style:parent-style-name="DefaultParagraphFont" style:family="text">
      <style:text-properties fo:language="ru" fo:country="RU"/>
    </style:style>
    <style:style style:name="T605" style:parent-style-name="DefaultParagraphFont" style:family="text">
      <style:text-properties fo:language="ru" fo:country="RU"/>
    </style:style>
    <style:style style:name="T606" style:parent-style-name="DefaultParagraphFont" style:family="text">
      <style:text-properties fo:font-weight="bold" style:font-weight-asian="bold" style:font-weight-complex="bold" fo:language="ru" fo:country="RU"/>
    </style:style>
    <style:style style:name="T607" style:parent-style-name="DefaultParagraphFont" style:family="text">
      <style:text-properties fo:language="ru" fo:country="RU"/>
    </style:style>
    <style:style style:name="P608" style:parent-style-name="Normal" style:list-style-name="LFO1" style:family="paragraph"/>
    <style:style style:name="T609" style:parent-style-name="DefaultParagraphFont" style:family="text">
      <style:text-properties fo:font-weight="bold" style:font-weight-asian="bold" style:font-weight-complex="bold"/>
    </style:style>
    <style:style style:name="P610" style:parent-style-name="Compact" style:list-style-name="LFO1" style:family="paragraph">
      <style:text-properties fo:language="ru" fo:country="RU"/>
    </style:style>
    <style:style style:name="P611" style:parent-style-name="Compact" style:list-style-name="LFO1" style:family="paragraph"/>
    <style:style style:name="T612" style:parent-style-name="DefaultParagraphFont" style:family="text">
      <style:text-properties fo:language="ru" fo:country="RU"/>
    </style:style>
    <style:style style:name="T613" style:parent-style-name="DefaultParagraphFont" style:family="text">
      <style:text-properties fo:language="ru" fo:country="RU"/>
    </style:style>
    <style:style style:name="P614" style:parent-style-name="Compact" style:list-style-name="LFO1" style:family="paragraph">
      <style:text-properties fo:language="ru" fo:country="RU"/>
    </style:style>
    <style:style style:name="P615" style:parent-style-name="Compact" style:list-style-name="LFO1" style:family="paragraph">
      <style:text-properties fo:language="ru" fo:country="RU"/>
    </style:style>
    <style:style style:name="P616" style:parent-style-name="Heading2" style:family="paragraph">
      <style:text-properties fo:language="ru" fo:country="RU"/>
    </style:style>
    <style:style style:name="P617" style:parent-style-name="FirstParagraph" style:family="paragraph">
      <style:text-properties fo:language="ru" fo:country="RU"/>
    </style:style>
    <style:style style:name="P618" style:parent-style-name="Compact" style:list-style-name="LFO1" style:family="paragraph"/>
    <style:style style:name="T619" style:parent-style-name="DefaultParagraphFont" style:family="text">
      <style:text-properties fo:font-weight="bold" style:font-weight-asian="bold" style:font-weight-complex="bold"/>
    </style:style>
    <style:style style:name="P620" style:parent-style-name="Compact" style:list-style-name="LFO1" style:family="paragraph"/>
    <style:style style:name="T621" style:parent-style-name="DefaultParagraphFont" style:family="text">
      <style:text-properties fo:language="ru" fo:country="RU"/>
    </style:style>
    <style:style style:name="T622" style:parent-style-name="DefaultParagraphFont" style:family="text">
      <style:text-properties fo:language="ru" fo:country="RU"/>
    </style:style>
    <style:style style:name="P623" style:parent-style-name="Compact" style:list-style-name="LFO1" style:family="paragraph">
      <style:text-properties fo:language="ru" fo:country="RU"/>
    </style:style>
    <style:style style:name="P624" style:parent-style-name="Compact" style:list-style-name="LFO1" style:family="paragraph">
      <style:text-properties fo:language="ru" fo:country="RU"/>
    </style:style>
    <style:style style:name="P625" style:parent-style-name="Normal" style:list-style-name="LFO1" style:family="paragraph"/>
    <style:style style:name="T626" style:parent-style-name="DefaultParagraphFont" style:family="text">
      <style:text-properties fo:language="ru" fo:country="RU"/>
    </style:style>
    <style:style style:name="T627" style:parent-style-name="DefaultParagraphFont" style:family="text">
      <style:text-properties fo:language="ru" fo:country="RU"/>
    </style:style>
    <style:style style:name="P628" style:parent-style-name="Normal" style:list-style-name="LFO1" style:family="paragraph"/>
    <style:style style:name="T629" style:parent-style-name="DefaultParagraphFont" style:family="text">
      <style:text-properties fo:font-weight="bold" style:font-weight-asian="bold" style:font-weight-complex="bold"/>
    </style:style>
    <style:style style:name="P630" style:parent-style-name="Compact" style:list-style-name="LFO1" style:family="paragraph"/>
    <style:style style:name="T631" style:parent-style-name="DefaultParagraphFont" style:family="text">
      <style:text-properties fo:language="ru" fo:country="RU"/>
    </style:style>
    <style:style style:name="T632" style:parent-style-name="DefaultParagraphFont" style:family="text">
      <style:text-properties fo:language="ru" fo:country="RU"/>
    </style:style>
    <style:style style:name="T633" style:parent-style-name="DefaultParagraphFont" style:family="text">
      <style:text-properties fo:language="ru" fo:country="RU"/>
    </style:style>
    <style:style style:name="P634" style:parent-style-name="Compact" style:list-style-name="LFO1" style:family="paragraph"/>
    <style:style style:name="T635" style:parent-style-name="DefaultParagraphFont" style:family="text">
      <style:text-properties fo:language="ru" fo:country="RU"/>
    </style:style>
    <style:style style:name="P636" style:parent-style-name="Compact" style:list-style-name="LFO1" style:family="paragraph">
      <style:text-properties fo:language="ru" fo:country="RU"/>
    </style:style>
    <style:style style:name="P637" style:parent-style-name="Compact" style:list-style-name="LFO1" style:family="paragraph"/>
    <style:style style:name="T638" style:parent-style-name="DefaultParagraphFont" style:family="text">
      <style:text-properties fo:language="ru" fo:country="RU"/>
    </style:style>
    <style:style style:name="T639" style:parent-style-name="VerbatimChar" style:family="text">
      <style:text-properties fo:language="ru" fo:country="RU"/>
    </style:style>
    <style:style style:name="T640" style:parent-style-name="VerbatimChar" style:family="text">
      <style:text-properties fo:language="ru" fo:country="RU"/>
    </style:style>
    <style:style style:name="T641" style:parent-style-name="DefaultParagraphFont" style:family="text">
      <style:text-properties fo:language="ru" fo:country="RU"/>
    </style:style>
    <style:style style:name="T642" style:parent-style-name="VerbatimChar" style:family="text">
      <style:text-properties fo:language="ru" fo:country="RU"/>
    </style:style>
    <style:style style:name="T643" style:parent-style-name="VerbatimChar" style:family="text">
      <style:text-properties fo:language="ru" fo:country="RU"/>
    </style:style>
    <style:style style:name="T644" style:parent-style-name="VerbatimChar" style:family="text">
      <style:text-properties fo:language="ru" fo:country="RU"/>
    </style:style>
    <style:style style:name="T645" style:parent-style-name="DefaultParagraphFont" style:family="text">
      <style:text-properties fo:language="ru" fo:country="RU"/>
    </style:style>
    <style:style style:name="T646" style:parent-style-name="DefaultParagraphFont" style:family="text">
      <style:text-properties fo:language="ru" fo:country="RU"/>
    </style:style>
    <style:style style:name="T647" style:parent-style-name="DefaultParagraphFont" style:family="text">
      <style:text-properties fo:language="ru" fo:country="RU"/>
    </style:style>
    <style:style style:name="T648" style:parent-style-name="DefaultParagraphFont" style:family="text">
      <style:text-properties fo:language="ru" fo:country="RU"/>
    </style:style>
    <style:style style:name="T649" style:parent-style-name="DefaultParagraphFont" style:family="text">
      <style:text-properties fo:language="ru" fo:country="RU"/>
    </style:style>
    <style:style style:name="T650" style:parent-style-name="DefaultParagraphFont" style:family="text">
      <style:text-properties fo:language="ru" fo:country="RU"/>
    </style:style>
    <style:style style:name="P651" style:parent-style-name="Normal" style:list-style-name="LFO1" style:family="paragraph"/>
    <style:style style:name="T652" style:parent-style-name="DefaultParagraphFont" style:family="text">
      <style:text-properties fo:language="ru" fo:country="RU"/>
    </style:style>
    <style:style style:name="T653" style:parent-style-name="DefaultParagraphFont" style:family="text">
      <style:text-properties fo:language="ru" fo:country="RU"/>
    </style:style>
    <style:style style:name="P654" style:parent-style-name="Normal" style:list-style-name="LFO1" style:family="paragraph"/>
    <style:style style:name="T655" style:parent-style-name="DefaultParagraphFont" style:family="text">
      <style:text-properties fo:font-weight="bold" style:font-weight-asian="bold" style:font-weight-complex="bold"/>
    </style:style>
    <style:style style:name="P656" style:parent-style-name="Compact" style:list-style-name="LFO1" style:family="paragraph"/>
    <style:style style:name="T657" style:parent-style-name="DefaultParagraphFont" style:family="text">
      <style:text-properties fo:language="ru" fo:country="RU"/>
    </style:style>
    <style:style style:name="T658" style:parent-style-name="DefaultParagraphFont" style:family="text">
      <style:text-properties fo:language="ru" fo:country="RU"/>
    </style:style>
    <style:style style:name="T659" style:parent-style-name="DefaultParagraphFont" style:family="text">
      <style:text-properties fo:language="ru" fo:country="RU"/>
    </style:style>
    <style:style style:name="T660" style:parent-style-name="DefaultParagraphFont" style:family="text">
      <style:text-properties fo:language="ru" fo:country="RU"/>
    </style:style>
    <style:style style:name="P661" style:parent-style-name="Compact" style:list-style-name="LFO1" style:family="paragraph"/>
    <style:style style:name="T662" style:parent-style-name="DefaultParagraphFont" style:family="text">
      <style:text-properties fo:language="ru" fo:country="RU"/>
    </style:style>
    <style:style style:name="T663" style:parent-style-name="DefaultParagraphFont" style:family="text">
      <style:text-properties fo:language="ru" fo:country="RU"/>
    </style:style>
    <style:style style:name="T664" style:parent-style-name="DefaultParagraphFont" style:family="text">
      <style:text-properties fo:language="ru" fo:country="RU"/>
    </style:style>
    <style:style style:name="T665" style:parent-style-name="DefaultParagraphFont" style:family="text">
      <style:text-properties fo:language="ru" fo:country="RU"/>
    </style:style>
    <style:style style:name="T666" style:parent-style-name="DefaultParagraphFont" style:family="text">
      <style:text-properties fo:language="ru" fo:country="RU"/>
    </style:style>
    <style:style style:name="P667" style:parent-style-name="Normal" style:list-style-name="LFO1" style:family="paragraph"/>
    <style:style style:name="T668" style:parent-style-name="DefaultParagraphFont" style:family="text">
      <style:text-properties fo:language="ru" fo:country="RU"/>
    </style:style>
    <style:style style:name="T669" style:parent-style-name="DefaultParagraphFont" style:family="text">
      <style:text-properties fo:language="ru" fo:country="RU"/>
    </style:style>
    <style:style style:name="P670" style:parent-style-name="Normal" style:list-style-name="LFO1" style:family="paragraph"/>
    <style:style style:name="T671" style:parent-style-name="DefaultParagraphFont" style:family="text">
      <style:text-properties fo:font-weight="bold" style:font-weight-asian="bold" style:font-weight-complex="bold"/>
    </style:style>
    <style:style style:name="P672" style:parent-style-name="Compact" style:list-style-name="LFO1" style:family="paragraph"/>
    <style:style style:name="T673" style:parent-style-name="DefaultParagraphFont" style:family="text">
      <style:text-properties fo:language="ru" fo:country="RU"/>
    </style:style>
    <style:style style:name="T674" style:parent-style-name="DefaultParagraphFont" style:family="text">
      <style:text-properties fo:language="ru" fo:country="RU"/>
    </style:style>
    <style:style style:name="T675" style:parent-style-name="DefaultParagraphFont" style:family="text">
      <style:text-properties fo:language="ru" fo:country="RU"/>
    </style:style>
    <style:style style:name="T676" style:parent-style-name="DefaultParagraphFont" style:family="text">
      <style:text-properties fo:language="ru" fo:country="RU"/>
    </style:style>
    <style:style style:name="P677" style:parent-style-name="Compact" style:list-style-name="LFO1" style:family="paragraph"/>
    <style:style style:name="T678" style:parent-style-name="DefaultParagraphFont" style:family="text">
      <style:text-properties fo:language="ru" fo:country="RU"/>
    </style:style>
    <style:style style:name="T679" style:parent-style-name="DefaultParagraphFont" style:family="text">
      <style:text-properties fo:language="ru" fo:country="RU"/>
    </style:style>
    <style:style style:name="T680" style:parent-style-name="DefaultParagraphFont" style:family="text">
      <style:text-properties fo:language="ru" fo:country="RU"/>
    </style:style>
    <style:style style:name="T681" style:parent-style-name="DefaultParagraphFont" style:family="text">
      <style:text-properties fo:language="ru" fo:country="RU"/>
    </style:style>
    <style:style style:name="P682" style:parent-style-name="Compact" style:list-style-name="LFO1" style:family="paragraph"/>
    <style:style style:name="T683" style:parent-style-name="DefaultParagraphFont" style:family="text">
      <style:text-properties fo:language="ru" fo:country="RU"/>
    </style:style>
    <style:style style:name="T684" style:parent-style-name="DefaultParagraphFont" style:family="text">
      <style:text-properties fo:language="ru" fo:country="RU"/>
    </style:style>
    <style:style style:name="T685" style:parent-style-name="DefaultParagraphFont" style:family="text">
      <style:text-properties fo:language="ru" fo:country="RU"/>
    </style:style>
    <style:style style:name="P686" style:parent-style-name="Compact" style:list-style-name="LFO1" style:family="paragraph"/>
    <style:style style:name="T687" style:parent-style-name="DefaultParagraphFont" style:family="text">
      <style:text-properties fo:language="ru" fo:country="RU"/>
    </style:style>
    <style:style style:name="T688" style:parent-style-name="DefaultParagraphFont" style:family="text">
      <style:text-properties fo:language="ru" fo:country="RU"/>
    </style:style>
    <style:style style:name="T689" style:parent-style-name="DefaultParagraphFont" style:family="text">
      <style:text-properties fo:font-weight="bold" style:font-weight-asian="bold" style:font-weight-complex="bold" fo:language="ru" fo:country="RU"/>
    </style:style>
    <style:style style:name="T690" style:parent-style-name="DefaultParagraphFont" style:family="text">
      <style:text-properties fo:language="ru" fo:country="RU"/>
    </style:style>
    <style:style style:name="T691" style:parent-style-name="DefaultParagraphFont" style:family="text">
      <style:text-properties fo:font-weight="bold" style:font-weight-asian="bold" style:font-weight-complex="bold" fo:language="ru" fo:country="RU"/>
    </style:style>
    <style:style style:name="T692" style:parent-style-name="DefaultParagraphFont" style:family="text">
      <style:text-properties fo:font-weight="bold" style:font-weight-asian="bold" style:font-weight-complex="bold"/>
    </style:style>
    <style:style style:name="T693" style:parent-style-name="DefaultParagraphFont" style:family="text">
      <style:text-properties fo:font-weight="bold" style:font-weight-asian="bold" style:font-weight-complex="bold" fo:language="ru" fo:country="RU"/>
    </style:style>
    <style:style style:name="T694" style:parent-style-name="DefaultParagraphFont" style:family="text">
      <style:text-properties fo:language="ru" fo:country="RU"/>
    </style:style>
    <style:style style:name="T695" style:parent-style-name="DefaultParagraphFont" style:family="text">
      <style:text-properties fo:font-weight="bold" style:font-weight-asian="bold" style:font-weight-complex="bold" fo:language="ru" fo:country="RU"/>
    </style:style>
    <style:style style:name="T696" style:parent-style-name="DefaultParagraphFont" style:family="text">
      <style:text-properties fo:font-weight="bold" style:font-weight-asian="bold" style:font-weight-complex="bold"/>
    </style:style>
    <style:style style:name="T697" style:parent-style-name="DefaultParagraphFont" style:family="text">
      <style:text-properties fo:font-weight="bold" style:font-weight-asian="bold" style:font-weight-complex="bold" fo:language="ru" fo:country="RU"/>
    </style:style>
    <style:style style:name="T698" style:parent-style-name="DefaultParagraphFont" style:family="text">
      <style:text-properties fo:language="ru" fo:country="RU"/>
    </style:style>
    <style:style style:name="T699" style:parent-style-name="DefaultParagraphFont" style:family="text">
      <style:text-properties fo:language="ru" fo:country="RU"/>
    </style:style>
    <style:style style:name="P700" style:parent-style-name="BodyText" style:family="paragraph">
      <style:text-properties fo:language="ru" fo:country="RU"/>
    </style:style>
    <style:style style:name="T701" style:parent-style-name="DefaultParagraphFont" style:family="text">
      <style:text-properties fo:language="ru" fo:country="RU"/>
    </style:style>
    <style:style style:name="T702" style:parent-style-name="DefaultParagraphFont" style:family="text">
      <style:text-properties fo:font-weight="bold" style:font-weight-asian="bold" style:font-weight-complex="bold" fo:language="ru" fo:country="RU"/>
    </style:style>
    <style:style style:name="T703" style:parent-style-name="DefaultParagraphFont" style:family="text">
      <style:text-properties fo:language="ru" fo:country="RU"/>
    </style:style>
    <style:style style:name="T704" style:parent-style-name="DefaultParagraphFont" style:family="text">
      <style:text-properties fo:font-weight="bold" style:font-weight-asian="bold" style:font-weight-complex="bold" fo:language="ru" fo:country="RU"/>
    </style:style>
    <style:style style:name="T705" style:parent-style-name="DefaultParagraphFont" style:family="text">
      <style:text-properties fo:language="ru" fo:country="RU"/>
    </style:style>
    <style:style style:name="T706" style:parent-style-name="DefaultParagraphFont" style:family="text">
      <style:text-properties fo:language="ru" fo:country="RU"/>
    </style:style>
    <style:style style:name="T707" style:parent-style-name="DefaultParagraphFont" style:family="text">
      <style:text-properties fo:language="ru" fo:country="RU"/>
    </style:style>
    <style:style style:name="T708" style:parent-style-name="DefaultParagraphFont" style:family="text">
      <style:text-properties fo:language="ru" fo:country="RU"/>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text:bookmark-start text:name="X606f862dea68b21172e9e0f70c6826ec347ae4d"/><text:span text:style-name="T2">Техническое задание на дизайн<text:s/></text:span>DataCrowd<text:span text:style-name="T3"><text:s/></text:span>Lab<text:span text:style-name="T4"><text:s/>(Документ для дизайнера)</text:span></text:h>
      <text:h text:style-name="P5" text:outline-level="2"><text:bookmark-start text:name="список-экранов-для-разработки"/>Список экранов для разработки</text:h>
      <text:p text:style-name="FirstParagraph"><text:span text:style-name="T6">Для полной реализации интерфейса необходимо разработать макеты следующих экранов (в<text:s/></text:span><text:span text:style-name="T7">Figma</text:span><text:span text:style-name="T8"><text:s/>либо аналогичном инструменте). Ниже приведён перечень требуемых экранов, сгруппированных по типу пользователя и функциональности:</text:span></text:p>
      <text:list text:style-name="LFO1" text:continue-numbering="true">
        <text:list-item>
          <text:p text:style-name="P9"><text:span text:style-name="T10">Экраны аутентификации:</text:span></text:p>
        </text:list-item>
        <text:list-item>
          <text:p text:style-name="P11"><text:span text:style-name="T12">Страница входа</text:span><text:span text:style-name="T13"><text:s/>– форма авторизации пользователя (</text:span>email<text:span text:style-name="T14"><text:s/>и пароль), с кнопкой входа и ссылкой на регистрацию.</text:span></text:p>
        </text:list-item>
        <text:list-item>
          <text:p text:style-name="P15"><text:span text:style-name="T16">Страница регистрации</text:span><text:span text:style-name="T17"><text:s/>– форма создания нового аккаунта (имя,<text:s/></text:span>email<text:span text:style-name="T18">, пароль, подтверждение пароля), с кнопкой регистрации и возможной индикацией роли (если потребуется).</text:span><text:span text:style-name="T19"><text:line-break/></text:span><text:span text:style-name="T20">(Примечание: вход и регистрацию можно оформить как две вкладки на одном экране либо как отдельные экраны – на усмотрение дизайнера, главное придерживаться единого стиля.)</text:span></text:p>
        </text:list-item>
        <text:list-item>
          <text:p text:style-name="P21"><text:span text:style-name="T22">Экраны администратора:</text:span><text:span text:style-name="T23"><text:s/></text:span><text:span text:style-name="T24">(для пользователя с ролью<text:s/></text:span><text:span text:style-name="T25">Admin)</text:span></text:p>
        </text:list-item>
        <text:list-item>
          <text:p text:style-name="P26"><text:span text:style-name="T27">Панель администратора (</text:span><text:span text:style-name="T28">Dashboard</text:span><text:span text:style-name="T29">)</text:span><text:span text:style-name="T30"><text:s/>– главная страница админ-раздела. Содержит шапку сайта, список проектов текущего администратора, кнопку “Создать проект”. Должны отображаться ключевые сведения по каждому проекту (название, описание коротко, прогресс выполнения, статус).</text:span></text:p>
        </text:list-item>
        <text:list-item>
          <text:p text:style-name="P31"><text:span text:style-name="T32">Экран создания/редактирования проекта</text:span><text:span text:style-name="T33"><text:s/>– форма ввода данных нового проекта. Поля: название, описание/инструкции, выбор/загрузка файла датасета, настройки (например, количество ответов на задание). Кнопки “Создать” и “Отмена”. Этот экран может быть отдельной страницей либо модальным окном – в макете предусмотреть удобный вариант.</text:span></text:p>
        </text:list-item>
        <text:list-item>
          <text:p text:style-name="P34"><text:span text:style-name="T35">Страница деталей проекта</text:span><text:span text:style-name="T36"><text:s/>– отображение информации по конкретному проекту. Включает: название проекта, описание, показатели (процент выполнено, количество заданий, число участников, показатели качества), а также таблицу или список заданий (с указанием статуса каждого). Здесь же должны быть элементы управления проектом: кнопки “Экспортировать результаты”, “Завершить проект” (если актуально), “Удалить проект”.</text:span></text:p>
        </text:list-item>
        <text:list-item>
          <text:p text:style-name="P37"><text:span text:style-name="T38">(Опционально, если требуется)</text:span><text:span text:style-name="T39"><text:s/></text:span><text:span text:style-name="T40">Экран подтверждения удаления</text:span><text:span text:style-name="T41"><text:s/>– модальное окно: запрос подтверждения для удаления проекта (с предупреждающим текстом и кнопками подтвердить/отмена). (В целом, подтверждающие диалоги могут быть типовыми для разных действий – достаточно одного стиля макета.)</text:span></text:p>
        </text:list-item>
        <text:list-item>
          <text:p text:style-name="P42"><text:span text:style-name="T43">Экраны участника (контрибьютора):</text:span><text:span text:style-name="T44"><text:s/></text:span><text:span text:style-name="T45">(для пользователя с ролью<text:s/></text:span><text:span text:style-name="T46">Contributor)</text:span></text:p>
        </text:list-item>
        <text:list-item>
          <text:p text:style-name="P47"><text:span text:style-name="T48">Список доступных проектов</text:span><text:span text:style-name="T49"><text:s/>– главная страница участника. Отображает перечень всех проектов, в которых можно участвовать. Каждый проект представлен карточкой или строкой: название, краткое описание задачи, показатель прогресса (напр., сколько процентов уже выполнено или сколько заданий осталось), кнопка “Начать” (или “Принять участие”). Дизайнеру нужно предусмотреть удобное расположение карточек, возможность прокрутки при большом количестве проектов.</text:span></text:p>
        </text:list-item>
        <text:list-item>
          <text:p text:style-name="P50"><text:span text:style-name="T51">Экран выполнения задания</text:span><text:span text:style-name="T52"><text:s/>– ключевой экран для контрибьютора, где отображено конкретное задание и интерфейс ответа.<text:s/></text:span>Это включает:</text:p>
          <text:list text:continue-numbering="true">
            <text:list-item>
              <text:p text:style-name="P53">Область контента задания: например, изображение (крупное) или текст.</text:p>
            </text:list-item>
            <text:list-item>
              <text:p text:style-name="P54">Текст инструкции (что нужно сделать).</text:p>
            </text:list-item>
            <text:list-item>
              <text:p text:style-name="P55">Элементы ввода ответа: в зависимости от типа задания (кнопки вариантов, чекбоксы, текстовое поле и т.п.). В макете достаточно показать один-два примера, например, для случая классификации с двумя-тремя кнопками выбора.</text:p>
            </text:list-item>
            <text:list-item>
              <text:p text:style-name="P56">Кнопка “Отправить” для отправки результата.</text:p>
            </text:list-item>
            <text:list-item>
              <text:p text:style-name="P57">(Опционально) Кнопка/ссылка “Пропустить” задание и ссылка “Вернуться к проектам”.</text:p>
            </text:list-item>
            <text:list-item>
              <text:p text:style-name="P58">Индикаторы состояния: после отправки – либо сообщение об успехе, либо ошибка (их отображение тоже предусмотреть).</text:p>
            </text:list-item>
            <text:list-item>
              <text:p text:style-name="P59"><text:span text:style-name="T60">Важно:</text:span><text:span text:style-name="T61"><text:s/>показать в дизайне состояние “задание отправляется/загружается” (спиннер или затемнение с надписью).</text:span></text:p>
            </text:list-item>
          </text:list>
        </text:list-item>
        <text:list-item>
          <text:p text:style-name="P62"><text:span text:style-name="T63">(Опционально)</text:span><text:span text:style-name="T64"><text:s/></text:span><text:span text:style-name="T65">Страница личной статистики/профиля</text:span><text:span text:style-name="T66"><text:s/>– если планируется: отображение информации о контрибьюторе (имя,<text:s/></text:span>email<text:span text:style-name="T67">) и статистики (сколько заданий выполнил, в каких проектах участвовал). Не обязательно для<text:s/></text:span>MVP<text:span text:style-name="T68">, поэтому включать при наличии времени/необходимости.</text:span></text:p>
        </text:list-item>
        <text:list-item>
          <text:p text:style-name="P69"><text:span text:style-name="T70">Общие/служебные экраны:</text:span></text:p>
        </text:list-item>
        <text:list-item>
          <text:p text:style-name="P71"><text:span text:style-name="T72">Страница ошибки 404</text:span><text:span text:style-name="T73"><text:s/>– отображается, если пользователь зашел на несуществующий адрес. Должен быть разработан шаблон: текст “Страница не найдена”, небольшая иллюстрация или иконка, кнопка/ссылка “На главную”<text:s/></text:span>(или “Вернуться”).</text:p>
        </text:list-item>
        <text:list-item>
          <text:p text:style-name="P74"><text:span text:style-name="T75">Страница ошибки 500/общая ошибка</text:span><text:span text:style-name="T76"><text:s/>– шаблон для системных сбоев. Содержит сообщение об ошибке (“Что-то пошло не так...”), возможно, подзаголовок “Попробуйте снова позже”, и ссылку для обновления или перехода на главную. Может быть оформлен в одном стиле с 404 (вариации одного макета).</text:span></text:p>
        </text:list-item>
        <text:list-item>
          <text:p text:style-name="P77"><text:span text:style-name="T78">Страница “нет доступа” (403)</text:span><text:span text:style-name="T79"><text:s/>– если пользователь не имеет права просматривать страницу. Дизайн: текст “Доступ запрещён” и совет авторизоваться или сменить учетную запись. (Может не потребоваться, если<text:s/></text:span><text:soft-page-break/><text:span text:style-name="T80">настроен прямой редирект на вход, но макет не помешает на случай прямого перехода.)</text:span></text:p>
        </text:list-item>
        <text:list-item>
          <text:p text:style-name="P81"><text:span text:style-name="T82">Уведомление/баннер об отсутствии интернета</text:span><text:span text:style-name="T83"><text:s/>– небольшой баннер, появляющийся сверху страницы, если потеряно соединение (“Соединение потеряно. Оффлайн.”). Можно отразить в макете, хотя это больше состояние, чем отдельная страница.</text:span></text:p>
        </text:list-item>
      </text:list>
      <text:p text:style-name="FirstParagraph"><text:span text:style-name="T84">Примечание:</text:span><text:span text:style-name="T85"><text:s/>Для каждого экрана, где уместно, нужно отразить не только<text:s/></text:span><text:span text:style-name="T86">основное состояние</text:span><text:span text:style-name="T87">, но и важные<text:s/></text:span><text:span text:style-name="T88">вариации</text:span><text:span text:style-name="T89">: - Например, для форм входа/регистрации: показать состояние с сообщением об ошибке (неверный пароль, подсветка полей с ошибкой). - Для дашборда админа: вариант, когда нет ни одного проекта (пустое состояние). - Для списка проектов участника: пустое состояние (нет проектов). - Для экрана задания: состояние когда заданий больше нет (вместо задания – сообщение “всё выполнено”). - Состояния загрузки: можете на отдельных фреймах указать, как выглядит кнопка “Отправить” во время отправки (например, на ней спиннер) или как выглядит список проектов, пока данные грузятся (скелетоны или прелоадеры).</text:span></text:p>
      <text:p text:style-name="P90">Отрисовка этих состояний поможет разработке учесть их с самого начала.</text:p>
      <text:h text:style-name="Heading2" text:outline-level="2"><text:bookmark-start text:name="ui-kit-и-стиль-интерфейса"/><text:bookmark-end text:name="список-экранов-для-разработки"/>UI<text:span text:style-name="T91"><text:s/></text:span>Kit<text:span text:style-name="T92"><text:s/>и стиль интерфейса</text:span></text:h>
      <text:p text:style-name="FirstParagraph"><text:span text:style-name="T93">Дизайнеру необходимо подготовить единый<text:s/></text:span><text:span text:style-name="T94">UI</text:span><text:span text:style-name="T95"><text:s/></text:span><text:span text:style-name="T96">Kit</text:span><text:span text:style-name="T97"><text:s/>– набор стилей и компонентов, которые будут использоваться во всех экранах. В итоговых материалах<text:s/></text:span>UI<text:span text:style-name="T98"><text:s/></text:span>Kit<text:span text:style-name="T99"><text:s/>может быть оформлен как отдельная страница в<text:s/></text:span>Figma<text:span text:style-name="T100">.<text:s/></text:span>Обратить внимание на включение следующих элементов:</text:p>
      <text:list text:style-name="LFO1" text:continue-numbering="true">
        <text:list-item>
          <text:p text:style-name="P101"><text:span text:style-name="T102">Палитра цветов:</text:span></text:p>
        </text:list-item>
        <text:list-item>
          <text:p text:style-name="P103"><text:span text:style-name="T104">Определить основные цвета проекта: как минимум<text:s/></text:span>Primary<text:span text:style-name="T105"><text:s/>(например, синий) и<text:s/></text:span>Secondary<text:span text:style-name="T106"><text:s/>(например, зелёный/бирюзовый для успешных состояний), а также цвета для Успеха (</text:span>Success<text:span text:style-name="T107">, может совпадать с<text:s/></text:span>Secondary<text:span text:style-name="T108">), Ошибки (</text:span>Error<text:span text:style-name="T109"><text:s/>– красный), Предупреждения (</text:span>Warning<text:span text:style-name="T110"><text:s/>– оранжевый/желтый, если используется).</text:span></text:p>
        </text:list-item>
        <text:list-item>
          <text:p text:style-name="P111">Определить нейтральные цвета: фоновые (белый, светло-серый), цвета текста (чёрный/тёмно-серый для основного текста, более светлый серый для второстепенного текста).</text:p>
        </text:list-item>
        <text:list-item>
          <text:p text:style-name="P112"><text:span text:style-name="T113">Для каждого цвета указать код (</text:span>HEX<text:span text:style-name="T114">/</text:span>RGB<text:span text:style-name="T115">) и пример использования (например,<text:s/></text:span>Primary<text:span text:style-name="T116"><text:s/>– для основных кнопок и активных элементов;<text:s/></text:span>Success<text:span text:style-name="T117"><text:s/>– для иконок успешного выполнения и т.д.).</text:span></text:p>
        </text:list-item>
        <text:list-item>
          <text:p text:style-name="P118"><text:span text:style-name="T119">Убедиться, что цветовая схема контрастна (особенно<text:s/></text:span>primary<text:span text:style-name="T120"><text:s/>и текст на нём – например, белый на синем).</text:span></text:p>
        </text:list-item>
        <text:list-item>
          <text:p text:style-name="P121"><text:span text:style-name="T122">Типографика (Fonts):</text:span></text:p>
        </text:list-item>
        <text:list-item>
          <text:p text:style-name="P123"><text:span text:style-name="T124">Выбрать шрифт семейства без засечек (подходит<text:s/></text:span>Roboto<text:span text:style-name="T125">,<text:s/></text:span>Open<text:span text:style-name="T126"><text:s/></text:span>Sans<text:span text:style-name="T127">, или аналогичный – с поддержкой кириллицы).</text:span></text:p>
        </text:list-item>
        <text:list-item>
          <text:p text:style-name="P128"><text:span text:style-name="T129">Задать стили для заголовков (</text:span>H<text:span text:style-name="T130">1,<text:s/></text:span>H<text:span text:style-name="T131">2,<text:s/></text:span>H<text:span text:style-name="T132">3), основного текста, мелкого текста:</text:span></text:p>
          <text:list text:continue-numbering="true">
            <text:list-item>
              <text:p text:style-name="P133"><text:span text:style-name="T134">Например:<text:s/></text:span>H<text:span text:style-name="T135">1 – 24</text:span>px<text:span text:style-name="T136">,<text:s/></text:span>Bold<text:span text:style-name="T137">;<text:s/></text:span>H<text:span text:style-name="T138">2 – 20</text:span>px<text:span text:style-name="T139">,<text:s/></text:span>SemiBold<text:span text:style-name="T140">;<text:s/></text:span>H<text:span text:style-name="T141">3 – 18</text:span>px<text:span text:style-name="T142">,<text:s/></text:span>SemiBold<text:span text:style-name="T143">; Основной текст – 14</text:span>px<text:span text:style-name="T144"><text:s/>или 16</text:span>px<text:span text:style-name="T145">,<text:s/></text:span>Regular<text:span text:style-name="T146">; Второстепенный текст/подписи – 12</text:span>px<text:span text:style-name="T147">,<text:s/></text:span>Regular<text:span text:style-name="T148"><text:s/>или<text:s/></text:span>Light<text:span text:style-name="T149">.</text:span></text:p>
            </text:list-item>
          </text:list>
        </text:list-item>
        <text:list-item>
          <text:p text:style-name="P150"><text:span text:style-name="T151">Прописать межстрочный интервал (</text:span>Line<text:span text:style-name="T152">-</text:span>height<text:span text:style-name="T153">) для каждого стиля, напр.<text:s/></text:span>1.5 для абзацев.</text:p>
        </text:list-item>
        <text:list-item>
          <text:p text:style-name="P154">Определить, какие элементы пишутся ЗАГЛАВНЫМИ (например, кнопки можно капсом, если так решено) или с обычной капитализацией.</text:p>
        </text:list-item>
        <text:list-item>
          <text:p text:style-name="P155"><text:span text:style-name="T156">Привести примеры применения стилей на реальных элементах<text:s/></text:span>UI<text:span text:style-name="T157"><text:s/>(например, стиль заголовка на названии раздела “Мои проекты”, стиль основного текста – на тексте инструкции задания).</text:span></text:p>
        </text:list-item>
        <text:list-item>
          <text:p text:style-name="P158"><text:span text:style-name="T159">Компоненты интерфейса:</text:span></text:p>
        </text:list-item>
        <text:list-item>
          <text:p text:style-name="P160"><text:span text:style-name="T161">Кнопки:</text:span><text:span text:style-name="T162"><text:s/>дизайн основных кнопок (</text:span>Primary<text:span text:style-name="T163">) и второстепенных (</text:span>Secondary<text:span text:style-name="T164">,<text:s/></text:span>Outline<text:span text:style-name="T165">). Для каждой – нормальное состояние,<text:s/></text:span>hover<text:span text:style-name="T166"><text:s/>(при наведении),<text:s/></text:span>active<text:span text:style-name="T167"><text:s/>(при нажатии),<text:s/></text:span>disabled<text:span text:style-name="T168"><text:s/>(неактивное).<text:s/></text:span>Primary<text:span text:style-name="T169">-кнопка, вероятно, заливка основным цветом,<text:s/></text:span>Secondary<text:span text:style-name="T170"><text:s/>– обводка или бледный тон. Не забыть про иконку-кнопку (если используются, например, крестик закрытия, стрелка назад – тоже оформить).</text:span></text:p>
        </text:list-item>
        <text:list-item>
          <text:p text:style-name="P171"><text:span text:style-name="T172">Текстовые поля (</text:span><text:span text:style-name="T173">Inputs</text:span><text:span text:style-name="T174">):</text:span><text:span text:style-name="T175"><text:s/>стандартное текстовое поле: нормальное (серая рамка), фокус (синяя рамка/подсветка), состояние с ошибкой (красная рамка, иконка ошибки). Показать с примером заполнения (текст внутри), с<text:s/></text:span>placeholder<text:span text:style-name="T176">. Также оформить многострочное поле (</text:span>textarea<text:span text:style-name="T177">), выпадающий список (</text:span>select<text:span text:style-name="T178">) – можно на одном примере.</text:span></text:p>
        </text:list-item>
        <text:list-item>
          <text:p text:style-name="P179"><text:span text:style-name="T180">Чекбоксы и радиокнопки:</text:span><text:span text:style-name="T181"><text:s/>отрисовать активный и неактивный чекбокс (галочка), радиокнопку (выбран/не выбран).<text:s/></text:span>Учесть, как выглядит в disabled состоянии.</text:p>
        </text:list-item>
        <text:list-item>
          <text:p text:style-name="P182"><text:span text:style-name="T183">Тоггл (переключатель):</text:span><text:span text:style-name="T184"><text:s/>если решено использовать (например, для “вкл/выкл” каких-то настроек), показать его<text:s/></text:span>on<text:span text:style-name="T185">/</text:span>off<text:span text:style-name="T186">.</text:span></text:p>
        </text:list-item>
        <text:list-item>
          <text:p text:style-name="P187"><text:span text:style-name="T188">Навигационное меню/шапка:</text:span><text:span text:style-name="T189"><text:s/>стиль верхней панели – фон, высота, примеры элементов на ней (название проекта, кнопка выхода). Если боковая навигация планируется – также указать (но скорее всего, только верхняя).</text:span></text:p>
        </text:list-item>
        <text:list-item>
          <text:p text:style-name="P190"><text:span text:style-name="T191">Таблица/список:</text:span><text:span text:style-name="T192"><text:s/>стиль строк таблицы (линии разделения, фон чередующихся строк), стиль заголовка таблицы (фон, шрифт). Если вместо таблицы карточки – тогда предоставить карточку: фон, тень, скругление углов.</text:span></text:p>
        </text:list-item>
        <text:list-item>
          <text:p text:style-name="P193"><text:span text:style-name="T194">Карточки:</text:span><text:span text:style-name="T195"><text:s/>общий стиль для карточек (например, на странице проектов участника): фон белый, рамка или тень, скругление, внутренние отступы.</text:span></text:p>
        </text:list-item>
        <text:list-item>
          <text:p text:style-name="P196"><text:span text:style-name="T197">Иконки:</text:span><text:span text:style-name="T198"><text:s/>указать набор используемых иконок и их стиль (монохромные или цветные, толщина линии). Лучше придерживаться одного набора (например,<text:s/></text:span>Material<text:span text:style-name="T199"><text:s/></text:span>Icons<text:span text:style-name="T200"><text:s/>–</text:span>Outlined<text:span text:style-name="T201">). Примеры: иконка редактирования, удаления, поиска, иконки для статусов (галочка, крестик, восклицательный знак).</text:span></text:p>
        </text:list-item>
        <text:list-item>
          <text:p text:style-name="P202"><text:span text:style-name="T203">Прогресс-бар:</text:span><text:span text:style-name="T204"><text:s/>стиль прогресс-бара (если используется): высота полосы, цвет заполнения, цвет фона.</text:span></text:p>
        </text:list-item>
        <text:list-item>
          <text:p text:style-name="P205"><text:span text:style-name="T206">Tooltips</text:span><text:span text:style-name="T207">/подсказки:</text:span><text:span text:style-name="T208"><text:s/>при необходимости – как выглядит всплывающая подсказка (необязательно, но если в макетах предполагается где-то “?”, то определить стиль).</text:span></text:p>
        </text:list-item>
        <text:list-item>
          <text:p text:style-name="P209"><text:span text:style-name="T210">Спиннер (индикатор загрузки):</text:span><text:span text:style-name="T211"><text:s/>продумать иконку/анимацию для состояния загрузки. Например,<text:s/></text:span>CSS<text:span text:style-name="T212">-спиннер (круговой) или простая анимация точек. Хотя это не “статичный” компонент, но в<text:s/></text:span>UI<text:span text:style-name="T213"><text:s/></text:span>Kit<text:span text:style-name="T214"><text:s/>можно отобразить его статичный образ и описать поведение.</text:span></text:p>
        </text:list-item>
        <text:list-item>
          <text:p text:style-name="P215"><text:span text:style-name="T216">Модальные окна:</text:span><text:span text:style-name="T217"><text:s/>стиль затемнения фона (оверлея), стиль самого диалогового окна (цвет фона, скругление углов, тень).<text:s/></text:span>Кнопки закрытия (крестик) – где располагается.</text:p>
        </text:list-item>
        <text:list-item>
          <text:p text:style-name="P218"><text:span text:style-name="T219">Уведомления (</text:span><text:span text:style-name="T220">toasts</text:span><text:span text:style-name="T221">/</text:span><text:span text:style-name="T222">alerts</text:span><text:span text:style-name="T223">):</text:span><text:span text:style-name="T224"><text:s/>если предусмотрены всплывающие уведомления, показать их вид: напр., зелёный фон для успеха, красный для ошибки, жёлтый для предупреждения; иконка + текст, скругление небольшое, тень.<text:s/></text:span>Либо в виде полосы вверху экрана – тогда соотв. оформление.</text:p>
        </text:list-item>
        <text:list-item>
          <text:p text:style-name="P225"><text:span text:style-name="T226">Пустые состояния:</text:span><text:span text:style-name="T227"><text:s/>небольшой шаблон – например, серый иконка-думочка + текст. В<text:s/></text:span>UI<text:span text:style-name="T228"><text:s/></text:span>Kit<text:span text:style-name="T229"><text:s/>можно поместить пример пустого состояния (например, “нет данных”).</text:span></text:p>
        </text:list-item>
      </text:list>
      <text:p text:style-name="FirstParagraph"><text:span text:style-name="T230">Дизайнеру следует все перечисленные элементы оформить в едином стиле и предоставить в виде библиотеки компонентов (</text:span>Figma<text:span text:style-name="T231"><text:s/></text:span>Components<text:span text:style-name="T232">), чтобы потом консистентно использовать на всех макетах.</text:span></text:p>
      <text:list text:style-name="LFO1" text:continue-numbering="true">
        <text:list-item>
          <text:p text:style-name="P233"><text:span text:style-name="T234">Отступы и сетка:</text:span></text:p>
        </text:list-item>
        <text:list-item>
          <text:p text:style-name="P235"><text:span text:style-name="T236">Принять базовую единицу измерения для отступов – напр. 8</text:span>px<text:span text:style-name="T237">. Все<text:s/></text:span>margins<text:span text:style-name="T238">/</text:span>paddings<text:span text:style-name="T239"><text:s/>между элементами кратны 8 (для упрощения).</text:span></text:p>
        </text:list-item>
        <text:list-item>
          <text:p text:style-name="P240"><text:span text:style-name="T241">Описать типовую компоновку страниц: например, контентная ширина 1200</text:span>px<text:span text:style-name="T242">, 12-колоночная сетка (если используется). Если макеты адаптивные – показать, как перестраивается на 768</text:span>px<text:span text:style-name="T243"><text:s/>и 375</text:span>px<text:span text:style-name="T244"><text:s/>(опционально для диплома).</text:span></text:p>
        </text:list-item>
        <text:list-item>
          <text:p text:style-name="P245">Внутри карточек/форм указать типовые отступы: между полем и меткой, между полями, между кнопками и т.д. – можно это прописать текстово или на примере макета со сеткой-разметкой.</text:p>
        </text:list-item>
      </text:list>
      <text:p text:style-name="FirstParagraph"><text:span text:style-name="T246">Подготовка<text:s/></text:span>UI<text:span text:style-name="T247"><text:s/></text:span>Kit<text:span text:style-name="T248"><text:s/>с такими деталями позволит при работе над макетами экономить время и обеспечит, что разные экраны выглядят гармонично. Также<text:s/></text:span><text:span text:style-name="T249">UI</text:span><text:span text:style-name="T250"><text:s/></text:span><text:span text:style-name="T251">Kit</text:span><text:span text:style-name="T252"><text:s/>должен быть предоставлен как часть итоговых материалов</text:span><text:span text:style-name="T253"><text:s/>(это важно для передачи дизайнерских решений разработчикам).</text:span></text:p>
      <text:h text:style-name="Heading2" text:outline-level="2"><text:bookmark-start text:name="общие-требования-к-ux"/><text:bookmark-end text:name="ui-kit-и-стиль-интерфейса"/><text:span text:style-name="T254">Общие требования к<text:s/></text:span>UX</text:h>
      <text:p text:style-name="P255">При создании макетов экранов нужно учитывать следующие общие требования, обеспечивающие удобство и согласованность пользовательского опыта:</text:p>
      <text:soft-page-break/>
      <text:list text:style-name="LFO1" text:continue-numbering="true">
        <text:list-item>
          <text:p text:style-name="P256"><text:span text:style-name="T257">Минимизация кликов и шагов:</text:span><text:span text:style-name="T258"><text:s/>Каждый пользовательский поток должен быть оптимально коротким.<text:s/></text:span>Дизайнер должен стремиться убрать лишние переходы. Примеры:</text:p>
        </text:list-item>
        <text:list-item>
          <text:p text:style-name="P259">После логина сразу показывать нужный контент (не заставлять повторно выбирать роль или нажимать “продолжить”).</text:p>
        </text:list-item>
        <text:list-item>
          <text:p text:style-name="P260">Избегать подтверждений там, где можно обойтись (кроме критичных действий).</text:p>
        </text:list-item>
        <text:list-item>
          <text:p text:style-name="P261"><text:span text:style-name="T262">Если действие выполняется часто – обеспечить прямой доступ (например, кнопка “Создать проект” сразу на видном месте, выдача следующего задания автоматически).<text:s/></text:span><text:span text:style-name="T263">Цель:</text:span><text:span text:style-name="T264"><text:s/>пользователь достигает своей цели (создать проект, выполнить задачу) за<text:s/></text:span><text:span text:style-name="T265">минимум взаимодействий</text:span><text:span text:style-name="T266"><text:s/>с интерфейсом.</text:span></text:p>
        </text:list-item>
        <text:list-item>
          <text:p text:style-name="P267"><text:span text:style-name="T268">Доступность интерфейса:</text:span><text:span text:style-name="T269"><text:s/>Все дизайн-решения должны быть проверены на соответствие базовым принципам доступности:</text:span></text:p>
        </text:list-item>
        <text:list-item>
          <text:p text:style-name="P270">Цветовой контраст: текст должен легко читаться на любом фоне (проверить сочетания цветов, не использовать светлый текст на светлом фоне и т.д.).</text:p>
        </text:list-item>
        <text:list-item>
          <text:p text:style-name="P271"><text:span text:style-name="T272">Размер кликабельных областей: интерактивные элементы (кнопки, поля выбора) – достаточно крупные для нажатия (минимум ~44</text:span>px<text:span text:style-name="T273"><text:s/>по каждой стороне, согласно рекомендациям).</text:span></text:p>
        </text:list-item>
        <text:list-item>
          <text:p text:style-name="P274"><text:span text:style-name="T275">Все функциональные элементы должны иметь текстовые метки или понятные иконки.<text:s/></text:span><text:span text:style-name="T276">Не полагаться только на цвет</text:span><text:span text:style-name="T277">: напр., если что-то важное выделено цветом, добавить значок или текстовое пояснение.</text:span></text:p>
        </text:list-item>
        <text:list-item>
          <text:p text:style-name="P278"><text:span text:style-name="T279">Предусмотреть отображение фокуса (для клавиатурной навигации) – т.е. в макете хотя бы подумать, как будет выглядеть элемент при фокусе (можно описать словесно, например: “при фокусе кнопка – обводка 2</text:span>px<text:span text:style-name="T280"><text:s/>контрастного цвета”).</text:span></text:p>
        </text:list-item>
        <text:list-item>
          <text:p text:style-name="P281"><text:span text:style-name="T282">Встроить подсказки для<text:s/></text:span>screen<text:span text:style-name="T283"><text:s/></text:span>reader<text:span text:style-name="T284"><text:s/>при необходимости (в макете это не отражается визуально, но например, иконки должны сопровождаться текстом).<text:s/></text:span>Это можно указать в спецификации к элементам.</text:p>
        </text:list-item>
        <text:list-item>
          <text:p text:style-name="P285"><text:span text:style-name="T286">Обратная связь и состояния:</text:span><text:span text:style-name="T287"><text:s/>Любое действие пользователя должно иметь заметную обратную связь:</text:span></text:p>
        </text:list-item>
        <text:list-item>
          <text:p text:style-name="P288">Нажал кнопку – кнопка изменила состояние (например, визуально утопилась, или курсор загрузки пошёл, или появилась всплывашка).</text:p>
        </text:list-item>
        <text:list-item>
          <text:p text:style-name="P289">Загрузился контент – появилась информация/список, предзагрузочные индикаторы пропали.</text:p>
        </text:list-item>
        <text:list-item>
          <text:p text:style-name="P290">Ошибка – появилось сообщение (с цветовой маркировкой).</text:p>
        </text:list-item>
        <text:list-item>
          <text:p text:style-name="P291">Дизайнер должен продумать и отразить: состояние кнопки при наведении/нажатии, появление лоадеров при ожидающих действиях, всплывающие нотификации при успехе/ошибке.</text:p>
        </text:list-item>
        <text:list-item>
          <text:p text:style-name="P292"><text:span text:style-name="T293">Обязательно</text:span><text:span text:style-name="T294">: спроектировать визуально<text:s/></text:span><text:span text:style-name="T295">состояния элементов</text:span><text:span text:style-name="T296">:</text:span></text:p>
          <text:soft-page-break/>
          <text:list text:continue-numbering="true">
            <text:list-item>
              <text:p text:style-name="P297">Поле ввода: обычное, фокус, ошибка, заполненное, отключено.</text:p>
            </text:list-item>
            <text:list-item>
              <text:p text:style-name="P298"><text:span text:style-name="T299">Кнопка: обычная,<text:s/></text:span>hover<text:span text:style-name="T300">, нажата, отключена.</text:span></text:p>
            </text:list-item>
            <text:list-item>
              <text:p text:style-name="P301">Ссылка: обычная, hover.</text:p>
            </text:list-item>
            <text:list-item>
              <text:p text:style-name="P302">Checkbox<text:span text:style-name="T303">/радио: отмечен/неотмечен/</text:span>disabled<text:span text:style-name="T304">.</text:span></text:p>
            </text:list-item>
            <text:list-item>
              <text:p text:style-name="P305"><text:span text:style-name="T306">Это должно быть в<text:s/></text:span>UI<text:span text:style-name="T307"><text:s/></text:span>Kit<text:span text:style-name="T308"><text:s/>и применено на макетах.</text:span></text:p>
            </text:list-item>
          </text:list>
        </text:list-item>
        <text:list-item>
          <text:p text:style-name="P309">По сути, каждый интерактивный компонент имеет 3-4 состояния – их все нужно показать/описать. Это упростит дальнейшую фронтенд-реализацию и снизит вероятность ошибочного поведения.</text:p>
        </text:list-item>
        <text:list-item>
          <text:p text:style-name="P310"><text:span text:style-name="T311">Понятное взаимодействие (UX-интеракции):</text:span></text:p>
        </text:list-item>
        <text:list-item>
          <text:p text:style-name="P312">Все интерактивные элементы следует оформить так, чтобы они выглядели кликабельными. Например, кнопки – объемные или с заливкой, ссылки – подчеркнуты или выделены цветом.</text:p>
        </text:list-item>
        <text:list-item>
          <text:p text:style-name="P313"><text:span text:style-name="T314">Элементы, которые не являются кликабельными, не должны визуально “обманывать” (например,<text:s/></text:span><text:span text:style-name="T315">не</text:span><text:span text:style-name="T316"><text:s/>подчеркивать тексты, которые не ссылки;<text:s/></text:span><text:span text:style-name="T317">не</text:span><text:span text:style-name="T318"><text:s/>делать курсор-руку на неинтерактивных элементах).</text:span></text:p>
        </text:list-item>
        <text:list-item>
          <text:p text:style-name="P319"><text:span text:style-name="T320">Расположение элементов должно соответствовать привычным паттернам: напр., кнопка “Отмена” обычно слева от кнопки “Сохранить” или менее яркая, а не наоборот, чтобы пользователь не спутал.<text:s/></text:span>Соответствие ожиданиям — важное требование.</text:p>
        </text:list-item>
        <text:list-item>
          <text:p text:style-name="P321"><text:span text:style-name="T322">Размеры и расстояния – удобные: крупные заголовки, достаточно пространства между кнопками (чтобы случайно не нажать соседнюю<text:s/></text:span>на мобильном), формы не слишком сжатые.</text:p>
        </text:list-item>
        <text:list-item>
          <text:p text:style-name="P323">Интеракции, влияющие на несколько областей, должны быть явно видны: напр., если при выборе опции появляется новый блок, обеспечить его появление явно (например, анимация выезда, либо хотя бы визуально отделен, + можно указать в описании).</text:p>
        </text:list-item>
        <text:list-item>
          <text:p text:style-name="P324"><text:span text:style-name="T325">Последовательность действий</text:span><text:span text:style-name="T326">: макеты должны отражать правильный<text:s/></text:span>flow<text:span text:style-name="T327"><text:s/>– например, в модале последовательность табуляции: сначала поле, потом кнопки. Обычно это логично, но если есть нестандартные компоненты (например, кастомный контрол), убедиться, что в таб-цепочке он на месте.</text:span></text:p>
        </text:list-item>
        <text:list-item>
          <text:p text:style-name="P328"><text:span text:style-name="T329">Единообразие (Consistency):</text:span></text:p>
        </text:list-item>
        <text:list-item>
          <text:p text:style-name="P330">Следить, чтобы по всем экранам повторяющиеся элементы выглядели одинаково. Одна и та же иконка – одного цвета и размера везде; отступы между заголовком и содержимым – одинаковые в аналогичных шаблонах; стиль карточек един; все ошибки в красных блоках одного типа и т.д.</text:p>
        </text:list-item>
        <text:list-item>
          <text:p text:style-name="P331">Пользователь не должен “догадываться”, что значит тот или иной элемент на новом экране – он должен его сразу узнавать из предыдущего опыта на платформе.</text:p>
        </text:list-item>
        <text:list-item>
          <text:p text:style-name="P332"><text:span text:style-name="T333">Дизайнеру нужно проверять: совпадают ли стили заголовков, соответствуют ли цвета<text:s/></text:span>UI<text:span text:style-name="T334"><text:s/></text:span>Kit<text:span text:style-name="T335">, нет ли “случайных” разных оттенков. Проще всего – использовать созданные компоненты и стили<text:s/></text:span>Figma<text:span text:style-name="T336">, чтобы не вносить рассогласованность.</text:span></text:p>
        </text:list-item>
        <text:list-item>
          <text:p text:style-name="P337">Также единообразие касается терминов: например, если мы называем раздел “Проекты” в одном месте, то не называть его “Задания” в другом. Текстовые обозначения на кнопках/заголовках должны быть согласованы (эти тексты можно взять из спецификации или требований).</text:p>
        </text:list-item>
        <text:list-item>
          <text:p text:style-name="P338"><text:span text:style-name="T339">Адаптивность и отзывчивость:</text:span></text:p>
        </text:list-item>
        <text:list-item>
          <text:p text:style-name="P340"><text:span text:style-name="T341">По возможности, макеты должны предусматривать<text:s/></text:span><text:span text:style-name="T342">как интерфейс будет вести себя на разных разрешениях</text:span><text:span text:style-name="T343">. Если у дипломного проекта есть ограничение “только<text:s/></text:span>desktop<text:span text:style-name="T344">”, можно явно указать, что рассчитано на минимальную ширину, например, 1280</text:span>px<text:span text:style-name="T345">, и ниже – интерфейс прокручивается. Но лучше спроектировать хотя бы основной поток с некоторой адаптивностью (например, до ширины ~768</text:span>px<text:span text:style-name="T346">), чтобы система могла использоваться на планшете.</text:span></text:p>
        </text:list-item>
        <text:list-item>
          <text:p text:style-name="P347"><text:span text:style-name="T348">В макетах<text:s/></text:span>Figma<text:span text:style-name="T349"><text:s/>можно сделать несколько<text:s/></text:span>breakpoints<text:span text:style-name="T350">:<text:s/></text:span>Desktop<text:span text:style-name="T351"><text:s/>(например, 1440</text:span>px<text:span text:style-name="T352"><text:s/>ширина),<text:s/></text:span>Tablet<text:span text:style-name="T353"><text:s/>(768</text:span>px<text:span text:style-name="T354">),<text:s/></text:span>Mobile<text:span text:style-name="T355"><text:s/>(375</text:span>px<text:span text:style-name="T356">). Особенно важно для ключевых экранов: вход/регистрация (мобильные могут пользоваться), выполнение задания (вдруг участник захочет с телефона).</text:span></text:p>
        </text:list-item>
        <text:list-item>
          <text:p text:style-name="P357">Если адаптив не укладывается в сроки, как минимум проверять, что при сжатии окна основные элементы тянутся/стоят друг под другом корректно (например, кнопки не налазят на текст).</text:p>
        </text:list-item>
        <text:list-item>
          <text:p text:style-name="P358"><text:span text:style-name="T359">Отзывчивость к длинным текстам:</text:span><text:span text:style-name="T360"><text:s/>учесть, что названия проектов могут быть длинными, тексты инструкции – объёмными. Макет должен показывать переносы или многосрочность, чтобы реальный контент не нарушил дизайн.<text:s/></text:span>Например, карточка проекта: предусмотреть 2 строки под название, остальное “…” обрезается.</text:p>
        </text:list-item>
        <text:list-item>
          <text:p text:style-name="P361"><text:span text:style-name="T362">Прокрутка:</text:span><text:span text:style-name="T363"><text:s/>если экран предполагает скролл (например, длинный список), убедиться, что дизайн не зависит от отсутствия скролла. Добавить условную прокрутку на макете (рамка списка с полосой прокрутки) или продумать фиксацию шапки при скролле, если нужно.</text:span></text:p>
        </text:list-item>
      </text:list>
      <text:p text:style-name="FirstParagraph"><text:span text:style-name="T364">В целом, дизайнеру рекомендуется постоянно задавать вопрос:<text:s/></text:span><text:span text:style-name="T365">“Удобно ли это будет пользователю? Понятно ли с первого взгляда, что здесь сделать?”</text:span><text:span text:style-name="T366"><text:s/>И если нет – упрощать или добавлять подсказки. Помнить, что конечная цель –<text:s/></text:span><text:span text:style-name="T367">максимально простой и удобный интерфейс</text:span><text:span text:style-name="T368">, соответствующий концепции дипломного проекта (сделать платформу<text:s/></text:span>user<text:span text:style-name="T369">-</text:span>friendly<text:span text:style-name="T370"><text:s/>и эффективной).</text:span></text:p>
      <text:h text:style-name="P371" text:outline-level="2"><text:bookmark-start text:name="X0af3097880f6f94d8213fd0fac3cee488f56a07"/><text:bookmark-end text:name="общие-требования-к-ux"/><text:soft-page-break/>Поведение элементов в различных сценариях</text:h>
      <text:p text:style-name="FirstParagraph"><text:span text:style-name="T372">В процессе использования системы разные элементы<text:s/></text:span>UI<text:span text:style-name="T373"><text:s/>будут вести себя по-разному в определённых ситуациях. Необходимо учесть и задокументировать (в макетах или описательно) следующее поведение элементов<text:s/></text:span><text:span text:style-name="T374">в разных сценариях</text:span><text:span text:style-name="T375">:</text:span></text:p>
      <text:list text:style-name="LFO1" text:continue-numbering="true">
        <text:list-item>
          <text:p text:style-name="P376"><text:span text:style-name="T377">Валидация форм и сообщения об ошибках:</text:span></text:p>
        </text:list-item>
        <text:list-item>
          <text:p text:style-name="P378"><text:span text:style-name="T379">Для каждого текстового поля формы показать, как отмечается ошибка. Обычно: красная рамка + значок + текст ошибки под полем. Например, макет формы регистрации должен включать вариант “неправильный<text:s/></text:span>email<text:span text:style-name="T380">” (рамка<text:s/></text:span>email<text:span text:style-name="T381"><text:s/>красная, под ним надпись “Введите корректный адрес электронной почты”).</text:span></text:p>
        </text:list-item>
        <text:list-item>
          <text:p text:style-name="P382">Если используется валидация “на лету”, то показать состояние поля при неверном вводе до сабмита.</text:p>
        </text:list-item>
        <text:list-item>
          <text:p text:style-name="P383"><text:span text:style-name="T384">Кнопка “</text:span>Submit<text:span text:style-name="T385">” (например, “Войти” или “Создать”) должна быть<text:s/></text:span><text:span text:style-name="T386">заблокирована (</text:span><text:span text:style-name="T387">disabled</text:span><text:span text:style-name="T388">)</text:span><text:span text:style-name="T389">, если форма не прошла валидацию (например, пока обязательные поля пусты). Это состояние кнопки показать отдельным стилем (бледная, неактивная).</text:span></text:p>
        </text:list-item>
        <text:list-item>
          <text:p text:style-name="P390">При успешной отправке формы (например, регистрация прошла) – можно предусмотреть всплывающее уведомление “Аккаунт создан” или переход сразу – описать, как пользователь узнает об успехе (в случае авто-перехода можно и не делать явного сообщения).</text:p>
        </text:list-item>
        <text:list-item>
          <text:p text:style-name="P391"><text:span text:style-name="T392">Список возможных ошибок: неправильный логин/пароль, уже занятый<text:s/></text:span>email<text:span text:style-name="T393">, пустое поле, несоответствие подтверждения пароля – убедиться, что для каждого есть место под текст ошибки.</text:span></text:p>
        </text:list-item>
        <text:list-item>
          <text:p text:style-name="P394"><text:span text:style-name="T395">Ошибки загрузки/системные сбои:</text:span></text:p>
        </text:list-item>
        <text:list-item>
          <text:p text:style-name="P396"><text:span text:style-name="T397">Поведение при сбое сети: если при клике на “Отправить задание” нет ответа от сервера, система должна показать ошибку. В<text:s/></text:span>UI<text:span text:style-name="T398"><text:s/>это: либо алерт, либо баннер сверху, либо всплывашка. Дизайнеру выбрать метод и отразить. Например, может быть<text:s/></text:span>toast<text:span text:style-name="T399"><text:s/>в правом верхнем углу красного цвета: “Ошибка: нет соединения.<text:s/></text:span>Ответ не сохранён.”</text:p>
        </text:list-item>
        <text:list-item>
          <text:p text:style-name="P400"><text:span text:style-name="T401">Если упал сервер, и страница не загрузила контент (например, список проектов не пришёл) – внутри области можно показать “Ошибка загрузки.<text:s/></text:span>&lt;кнопка обновить&gt;”. Макетом можно предусмотреть placeholder такого сообщения.</text:p>
        </text:list-item>
        <text:list-item>
          <text:p text:style-name="P402">Ошибка авторизации: если токен истёк и пользователь совершает действие – возможен редирект на логин. Это не визуальное поведение, но можно оговорить, что “при ошибке 401 – автоматический переход на страницу входа”.</text:p>
        </text:list-item>
        <text:list-item>
          <text:p text:style-name="P403">Непредвиденная ошибка: отдельная страница (500) – макет разрабатывается, как указано ранее.</text:p>
        </text:list-item>
        <text:list-item>
          <text:p text:style-name="P404"><text:span text:style-name="T405">Пустые состояния (нет данных):</text:span></text:p>
        </text:list-item>
        <text:list-item>
          <text:p text:style-name="P406">Когда у пользователя нет проектов/задач – описано выше: дизайнеру надо отрисовать эти состояния в макетах:</text:p>
          <text:list text:continue-numbering="true">
            <text:list-item>
              <text:p text:style-name="P407">Пустой дашборд админа: текст+иконка “Создайте первый проект”.</text:p>
            </text:list-item>
            <text:list-item>
              <text:p text:style-name="P408">Пустой список проектов участника: текст “Нет активных проектов”.</text:p>
            </text:list-item>
            <text:list-item>
              <text:p text:style-name="P409">Пустая таблица задач в деталях проекта: если проект создан, но никто не начал (можно просто отобразить таблицу без зелёных галочек, не обязательно отдельный макет).</text:p>
            </text:list-item>
            <text:list-item>
              <text:p text:style-name="P410"><text:span text:style-name="T411">Конец заданий (проект выполнен): В макете экрана задания предусмотреть экран с сообщением типа “Все задания выполнены.<text:s/></text:span>Спасибо!”. Добавить кнопку назад к списку проектов.</text:p>
            </text:list-item>
          </text:list>
        </text:list-item>
        <text:list-item>
          <text:p text:style-name="P412">Сопроводить пустые экраны рекомендуемым действием. Поэтому на макете пустого дашборда обязательно должна быть кнопка “Создать проект” (и она же может дублировать основную, чтоб пользователь точно увидел).</text:p>
        </text:list-item>
        <text:list-item>
          <text:p text:style-name="P413">Если каких-то данных может не быть временно (например, поиск не дал результатов) – тоже вариант пустого результата: можно не рисовать отдельно, но текстом указать, что в таких случаях показывается “Ничего не найдено”.</text:p>
        </text:list-item>
        <text:list-item>
          <text:p text:style-name="P414"><text:span text:style-name="T415">Состояния загрузки (лоадеры):</text:span></text:p>
        </text:list-item>
        <text:list-item>
          <text:p text:style-name="P416"><text:span text:style-name="T417">Во время загрузки страницы или данных:</text:span><text:span text:style-name="T418"><text:s/>Отобразить, что видит пользователь. Например, при открытии панели проектов – кратковременно могут отображаться серые скелеты вместо карточек. Можно на макете “Панель админа” нарисовать 2-3 серых прямоугольника как пример<text:s/></text:span>skeleton<text:span text:style-name="T419"><text:s/></text:span>UI<text:span text:style-name="T420"><text:s/>(пометить их как состояние<text:s/></text:span>loading<text:span text:style-name="T421">).</text:span></text:p>
        </text:list-item>
        <text:list-item>
          <text:p text:style-name="P422"><text:span text:style-name="T423">При загрузке изображения на экране задания – показать<text:s/></text:span>placeholder<text:span text:style-name="T424"><text:s/>(можно просто серый квадрат/контур фото с иконкой загрузки).</text:span></text:p>
        </text:list-item>
        <text:list-item>
          <text:p text:style-name="P425"><text:span text:style-name="T426">На кнопках, инициирующих длительное действие, отобразить спиннер. Для этого лучше нарисовать вариант кнопки с иконкой загрузки (например, кружок вращения) вместо текста или рядом с текстом “Сохранение...”.<text:s/></text:span>Это относится к: отправка задания, создание проекта (после клика).</text:p>
        </text:list-item>
        <text:list-item>
          <text:p text:style-name="P427"><text:span text:style-name="T428">Блокировка<text:s/></text:span><text:span text:style-name="T429">UI</text:span><text:span text:style-name="T430"><text:s/>во время загрузки:</text:span><text:span text:style-name="T431"><text:s/>если решено делать<text:s/></text:span>modals<text:span text:style-name="T432"><text:s/>“Пожалуйста подождите”, нужно спроектировать такой<text:s/></text:span>modal<text:span text:style-name="T433">/</text:span>overlay<text:span text:style-name="T434">.<text:s/></text:span>Но, вероятно, достаточно локальных индикаторов на кнопках и контента.</text:p>
        </text:list-item>
        <text:list-item>
          <text:p text:style-name="P435"><text:span text:style-name="T436">Пример: при создании проекта, после нажатия “Создать”, показываем прогресс загрузки файла – дизайнер может нарисовать<text:s/></text:span>progress<text:span text:style-name="T437"><text:s/></text:span>bar<text:span text:style-name="T438"><text:s/>в форме или просто “заполненность” кнопки.</text:span></text:p>
        </text:list-item>
        <text:list-item>
          <text:p text:style-name="P439"><text:span text:style-name="T440">Навигационные переходы между экранами:</text:span></text:p>
        </text:list-item>
        <text:list-item>
          <text:p text:style-name="P441"><text:span text:style-name="T442">Чётко определить, куда попадает пользователь после каждого действия. Это скорее описательно, но в макетах можно дополнительно простроить<text:s/></text:span><text:span text:style-name="T443">prototyping</text:span><text:span text:style-name="T444"><text:s/></text:span><text:span text:style-name="T445">links</text:span><text:span text:style-name="T446">:</text:span></text:p>
          <text:list text:continue-numbering="true">
            <text:list-item>
              <text:p text:style-name="P447">После “Вход” -&gt; на Дашборд или Список проектов (в зависимости от роли).</text:p>
            </text:list-item>
            <text:list-item>
              <text:p text:style-name="P448">После “Выход” -&gt; на страницу входа.</text:p>
            </text:list-item>
            <text:list-item>
              <text:p text:style-name="P449">Нажатие “Создать проект” (на дашборде) -&gt; открывает форму создания (модал или страницу).</text:p>
            </text:list-item>
            <text:list-item>
              <text:p text:style-name="P450">“Сохранить проект” -&gt; возвращает на дашборд (с новым проектом в списке).</text:p>
            </text:list-item>
            <text:list-item>
              <text:p text:style-name="P451">Клик по проекту (в списке админа) -&gt; страница деталей проекта.</text:p>
            </text:list-item>
            <text:list-item>
              <text:p text:style-name="P452">Клик “Начать” на проекте (для участника) -&gt; экран задания.</text:p>
            </text:list-item>
            <text:list-item>
              <text:p text:style-name="P453">В экране задания:</text:p>
            </text:list-item>
            <text:list-item>
              <text:p text:style-name="P454">“Отправить” -&gt; либо остаётся на том же экране, обновляя контент на след. задание,</text:p>
            </text:list-item>
            <text:list-item>
              <text:p text:style-name="P455">“Назад к проектам” -&gt; возвращает к списку проектов.</text:p>
            </text:list-item>
            <text:list-item>
              <text:p text:style-name="P456">Ошибочные страницы (404,500) обычно имеют ссылку “на главную” – нужно определить, что считать “главной” (например, для залогиненного – дашборд/список, для неавторизованного – страницу входа).</text:p>
            </text:list-item>
            <text:list-item>
              <text:p text:style-name="P457"><text:span text:style-name="T458">Дизайнер может проставить интерактивные связи в<text:s/></text:span>Figma<text:span text:style-name="T459"><text:s/></text:span>Prototype<text:span text:style-name="T460">, чтобы наглядно показать эти переходы.</text:span></text:p>
            </text:list-item>
          </text:list>
        </text:list-item>
        <text:list-item>
          <text:p text:style-name="P461"><text:span text:style-name="T462">Поведение всплывающих окон/модальных диалогов:</text:span></text:p>
        </text:list-item>
        <text:list-item>
          <text:p text:style-name="P463">Если используются модалы (например, подтверждения, создание проекта), задать:</text:p>
          <text:list text:continue-numbering="true">
            <text:list-item>
              <text:p text:style-name="P464">Когда модал открыт, фон затемняется (отразить прозрачный чёрный фон 50%).</text:p>
            </text:list-item>
            <text:list-item>
              <text:p text:style-name="P465">Модал центрируется (или позиция), и пока он открыт – фон неактивен.</text:p>
            </text:list-item>
            <text:list-item>
              <text:p text:style-name="P466">Кнопка “Закрыть” на модале (крестик в углу или кнопка отмены) – по клику закрывает без сохранения.</text:p>
            </text:list-item>
            <text:list-item>
              <text:p text:style-name="P467"><text:span text:style-name="T468">Нажатие<text:s/></text:span>Esc<text:span text:style-name="T469"><text:s/>– тоже закрывает (поведение указать можно текстом).</text:span></text:p>
            </text:list-item>
          </text:list>
        </text:list-item>
        <text:list-item>
          <text:p text:style-name="P470"><text:span text:style-name="T471">Никаких неожиданных действий без подтверждения: если удаление – обязательно модал с подтверждением.<text:s/></text:span>Если у нас удаление проекта – дизайнер делает макет подтверждения.</text:p>
        </text:list-item>
        <text:list-item>
          <text:p text:style-name="P472">Если есть выпадающие меню или селекты – при клике вне них они должны закрыться (по умолчанию поведение, но можно упомянуть).</text:p>
        </text:list-item>
        <text:list-item>
          <text:p text:style-name="P473"><text:span text:style-name="T474">Анимации появления/исчезания</text:span><text:span text:style-name="T475"><text:s/>– могут быть, но не обязательно рисовать. Если важны, упомянуть: например, модал плавно увеличивается,<text:s/></text:span>dropdown<text:span text:style-name="T476"><text:s/>выпадает сверху вниз.</text:span></text:p>
        </text:list-item>
        <text:list-item>
          <text:p text:style-name="P477"><text:span text:style-name="T478">Элементы состояния on/off:</text:span></text:p>
        </text:list-item>
        <text:list-item>
          <text:p text:style-name="P479">Например, переключатель “Проект активен/закрыт” (в деталях проекта). Если его делать, то прописать: при переключении цвет меняется, статус на дашборде обновляется.</text:p>
        </text:list-item>
        <text:list-item>
          <text:p text:style-name="P480"><text:span text:style-name="T481">Или чекбокс “Показать пароль” на поле пароля: при включении – текст становится видимым.<text:s/></text:span>Макет: нарисовать глазик “открыт/закрыт”.</text:p>
        </text:list-item>
      </text:list>
      <text:p text:style-name="FirstParagraph"><text:span text:style-name="T482">Сводно, необходимо<text:s/></text:span><text:span text:style-name="T483">описать поведение<text:s/></text:span><text:span text:style-name="T484">UI</text:span><text:span text:style-name="T485"><text:s/>так, чтобы у разработчика не осталось вопросов “а что будет, если…?”. Часть этих уточнений можно дать текстом в комментариях к макетам, часть – самим дизайном (рисуя варианты). Особенно важно показать валидные/невалидные состояния, фидбек на действия и переходы – эти вещи прямо влияют на корректность реализации<text:s/></text:span>UX<text:span text:style-name="T486">.</text:span></text:p>
      <text:h text:style-name="P487" text:outline-level="2"><text:bookmark-start text:name="связи-между-экранами"/><text:bookmark-end text:name="X0af3097880f6f94d8213fd0fac3cee488f56a07"/>Связи между экранами</text:h>
      <text:p text:style-name="P488">Здесь приведена логика переходов и связей между основными экранами приложения, чтобы дизайнер при прототипировании учёл маршруты, а разработчик понимал навигацию:</text:p>
      <text:list text:style-name="LFO1" text:continue-numbering="true">
        <text:list-item>
          <text:p text:style-name="P489"><text:span text:style-name="T490">Поток авторизации:</text:span></text:p>
        </text:list-item>
        <text:list-item>
          <text:p text:style-name="P491"><text:span text:style-name="T492">Пользователь открывает приложение: если не авторизован, видит страницу<text:s/></text:span><text:span text:style-name="T493">Входа</text:span><text:span text:style-name="T494">.<text:s/></text:span>Оттуда может перейти на<text:s/><text:span text:style-name="T495">Регистрацию</text:span><text:s/>(по ссылке “Регистрация”).</text:p>
        </text:list-item>
        <text:list-item>
          <text:p text:style-name="P496">После успешного входа или регистрации определяется роль пользователя:</text:p>
          <text:list text:continue-numbering="true">
            <text:list-item>
              <text:p text:style-name="P497"><text:span text:style-name="T498">Если роль<text:s/></text:span>Admin<text:span text:style-name="T499"><text:s/>– происходит редирект на<text:s/></text:span><text:span text:style-name="T500">Панель администратора</text:span><text:span text:style-name="T501">.</text:span></text:p>
            </text:list-item>
            <text:list-item>
              <text:p text:style-name="P502"><text:span text:style-name="T503">Если роль<text:s/></text:span>Contributor<text:span text:style-name="T504"><text:s/>– редирект на<text:s/></text:span><text:span text:style-name="T505">Список проектов (контрибьютор)</text:span><text:span text:style-name="T506">.</text:span><text:span text:style-name="T507"><text:line-break/>(Эта логика должна быть описана, хоть она и вне макетов – но можно на схеме переходов отметить).</text:span></text:p>
            </text:list-item>
          </text:list>
        </text:list-item>
        <text:list-item>
          <text:p text:style-name="P508"><text:span text:style-name="T509">Навигация в шапке:</text:span></text:p>
        </text:list-item>
        <text:list-item>
          <text:p text:style-name="P510"><text:span text:style-name="T511">На всех залогиненных страницах (панель, список проектов, детали и т.д.) доступна кнопка<text:s/></text:span><text:span text:style-name="T512">“Выход”</text:span><text:span text:style-name="T513"><text:s/>в шапке. По нажатию – выполняется выход и переход обратно на экран Входа (необходимо прорисовать состояние “нажат выход”, можно просто указать в прототип-связях).</text:span></text:p>
        </text:list-item>
        <text:list-item>
          <text:p text:style-name="P514"><text:span text:style-name="T515">Название/логотип<text:s/></text:span><text:span text:style-name="T516">DataCrowd</text:span><text:span text:style-name="T517"><text:s/></text:span><text:span text:style-name="T518">Lab</text:span><text:span text:style-name="T519"><text:s/>в шапке может быть ссылкой:</text:span></text:p>
          <text:list text:continue-numbering="true">
            <text:list-item>
              <text:p text:style-name="P520">Для админа: на главную панель админа.</text:p>
            </text:list-item>
            <text:list-item>
              <text:p text:style-name="P521">Для участника: на список проектов участника.</text:p>
            </text:list-item>
            <text:list-item>
              <text:p text:style-name="P522">(Это стандартный паттерн – клик по логотипу ведёт на “домашнюю” страницу приложения для данного пользователя.)</text:p>
            </text:list-item>
          </text:list>
        </text:list-item>
        <text:list-item>
          <text:p text:style-name="P523">Если в шапке будет что-то вроде меню (например, “Проекты / Моя статистика”), настроить переходы между этими разделами.</text:p>
        </text:list-item>
        <text:list-item>
          <text:p text:style-name="P524"><text:span text:style-name="T525">Поток администратора:</text:span></text:p>
        </text:list-item>
        <text:list-item>
          <text:p text:style-name="P526">На<text:s/><text:span text:style-name="T527">Панели администратора</text:span>:</text:p>
          <text:soft-page-break/>
          <text:list text:continue-numbering="true">
            <text:list-item>
              <text:p text:style-name="P528"><text:span text:style-name="T529">Нажатие “Создать проект” -&gt; открытие<text:s/></text:span><text:span text:style-name="T530">экрана создания проекта</text:span><text:span text:style-name="T531"><text:s/>(если модальное, то не переход, а<text:s/></text:span>overlay<text:span text:style-name="T532">; если отдельная страница, то навигация /</text:span>create<text:span text:style-name="T533">).</text:span></text:p>
            </text:list-item>
            <text:list-item>
              <text:p text:style-name="P534"><text:span text:style-name="T535">Клик по строке/карточке проекта -&gt; переход на<text:s/></text:span><text:span text:style-name="T536">Страницу деталей проекта</text:span><text:span text:style-name="T537"><text:s/>(передача<text:s/></text:span>ID<text:span text:style-name="T538"><text:s/>проекта, открытие соответствующего контента).</text:span></text:p>
            </text:list-item>
          </text:list>
        </text:list-item>
        <text:list-item>
          <text:p text:style-name="P539">На<text:s/><text:span text:style-name="T540">экране создания проекта</text:span>:</text:p>
          <text:list text:continue-numbering="true">
            <text:list-item>
              <text:p text:style-name="P541"><text:span text:style-name="T542">“Создать” -&gt; (если успешно) закрытие экрана (или модала) и возврат на<text:s/></text:span><text:span text:style-name="T543">Панель администратора</text:span><text:span text:style-name="T544">, где новый проект теперь виден в списке.</text:span></text:p>
            </text:list-item>
            <text:list-item>
              <text:p text:style-name="P545">“Отмена” -&gt; закрытие без сохранения, возврат на панель (никаких изменений).</text:p>
            </text:list-item>
            <text:list-item>
              <text:p text:style-name="P546">В случае ошибки (например, не удалось создать) – остаётся на том же экране с сообщением; повторное нажатие после исправления -&gt; на панель.</text:p>
            </text:list-item>
          </text:list>
        </text:list-item>
        <text:list-item>
          <text:p text:style-name="P547">На<text:s/><text:span text:style-name="T548">странице деталей проекта</text:span>:</text:p>
          <text:list text:continue-numbering="true">
            <text:list-item>
              <text:p text:style-name="P549">“Назад” (если есть хлебные крошки или кнопка) -&gt; возвращает на Панель (список проектов).</text:p>
            </text:list-item>
            <text:list-item>
              <text:p text:style-name="P550">Внутри:</text:p>
            </text:list-item>
            <text:list-item>
              <text:p text:style-name="P551"><text:span text:style-name="T552">если админ нажимает “Редактировать проект” -&gt; можно переиспользовать экран создания как редактирование (либо отдельный модал).<text:s/></text:span>После сохранения -&gt; обратно на детали.</text:p>
            </text:list-item>
            <text:list-item>
              <text:p text:style-name="P553">“Удалить проект” -&gt; появляется модал подтверждения; после подтверждения успешного – переход либо на Панель (список) с обновлением (проекта уже нет).</text:p>
            </text:list-item>
            <text:list-item>
              <text:p text:style-name="P554">“Экспортировать” -&gt; не меняет страницы (просто скачивает файл), но может показать уведомление “файл скачан” (не обязательно).</text:p>
            </text:list-item>
            <text:list-item>
              <text:p text:style-name="P555">Если админ вручную “Завершает” проект (кнопка) -&gt; статус меняется, но остаётся на странице (можно обновить индикаторы).</text:p>
            </text:list-item>
            <text:list-item>
              <text:p text:style-name="P556"><text:span text:style-name="T557">Навигация на детали не предполагает уход куда-то ещё: разве что, если мы позволяем клику на конкретное задание -&gt; модальное окно “Детали задания” (ответы и кто выполнил). Если такой функционал планируется, указать: при клике на задаче таблицы -&gt; модал с информацией.<text:s/></text:span>После закрытия модала – остаётся на странице деталей.</text:p>
            </text:list-item>
          </text:list>
        </text:list-item>
        <text:list-item>
          <text:p text:style-name="P558"><text:span text:style-name="T559">Поток участника:</text:span></text:p>
        </text:list-item>
        <text:list-item>
          <text:p text:style-name="P560">На<text:s/><text:span text:style-name="T561">Списке проектов участника</text:span>:</text:p>
          <text:list text:continue-numbering="true">
            <text:list-item>
              <text:p text:style-name="P562"><text:span text:style-name="T563">Клик “Начать” на выбранном проекте -&gt; переход на<text:s/></text:span><text:span text:style-name="T564">Экран выполнения задания</text:span><text:span text:style-name="T565">, загружается первое задание этого проекта.</text:span></text:p>
            </text:list-item>
            <text:list-item>
              <text:p text:style-name="P566">Если предусмотрено клик на карточку (не кнопку) то он может делать то же самое (но лучше требовать нажатия конкретной кнопки).</text:p>
            </text:list-item>
          </text:list>
        </text:list-item>
        <text:list-item>
          <text:p text:style-name="P567">На<text:s/><text:span text:style-name="T568">Экране выполнения задания</text:span>:</text:p>
          <text:list text:continue-numbering="true">
            <text:list-item>
              <text:p text:style-name="P569">После нажатия “Отправить”:</text:p>
            </text:list-item>
            <text:list-item>
              <text:p text:style-name="P570"><text:span text:style-name="T571">Если ещё остались задания, в этом же экране контент обновляется на следующее задание (то есть<text:s/></text:span>URL<text:span text:style-name="T572"><text:s/>не меняется, просто данные меняются). В терминах<text:s/></text:span>SPA<text:span text:style-name="T573">: остаёмся на /</text:span>task<text:span text:style-name="T574">, но другой<text:s/></text:span>task<text:span text:style-name="T575"><text:s/></text:span>ID<text:span text:style-name="T576">.</text:span></text:p>
            </text:list-item>
            <text:list-item>
              <text:p text:style-name="P577">Если заданий больше нет (получен ответ “нет задач”) – интерфейс показывает сообщение “нет задач”, и предлагается вернуться.</text:p>
            </text:list-item>
            <text:list-item>
              <text:p text:style-name="P578"><text:span text:style-name="T579">Нажатие “Вернуться к списку проектов” (или “Завершить”) -&gt; переход обратно на<text:s/></text:span><text:span text:style-name="T580">Список проектов участника</text:span><text:span text:style-name="T581">.</text:span></text:p>
            </text:list-item>
            <text:list-item>
              <text:p text:style-name="P582">Нажатие “Пропустить” (если есть) -&gt; аналогично отправке, просто задание помечается пропущенным и даётся новое, остаёмся на том же экране.</text:p>
            </text:list-item>
          </text:list>
        </text:list-item>
        <text:list-item>
          <text:p text:style-name="P583">Потенциально, участник может переключаться между проектами:</text:p>
          <text:list text:continue-numbering="true">
            <text:list-item>
              <text:p text:style-name="P584">Из экрана задания одного проекта он возвращается к списку, выбирает другой проект -&gt; новый экран заданий.</text:p>
            </text:list-item>
            <text:list-item>
              <text:p text:style-name="P585"><text:span text:style-name="T586">Платформа не запрещает,<text:s/></text:span>UX<text:span text:style-name="T587"><text:s/>должен это нормально поддержать.</text:span></text:p>
            </text:list-item>
          </text:list>
        </text:list-item>
        <text:list-item>
          <text:p text:style-name="P588">Если у участника была бы страница “Мой профиль/статистика”, то из списка проектов (или шапки) переход на профиль, оттуда – обратно (например, кнопка “← к проектам”).</text:p>
        </text:list-item>
        <text:list-item>
          <text:p text:style-name="P589"><text:span text:style-name="T590">Ошибочные экраны и редиректы:</text:span></text:p>
        </text:list-item>
        <text:list-item>
          <text:p text:style-name="P591"><text:span text:style-name="T592">Если пользователь зашёл на несуществующий путь (</text:span>e<text:span text:style-name="T593">.</text:span>g<text:span text:style-name="T594">., /</text:span>unknown<text:span text:style-name="T595">) – показать 404, с кнопкой на<text:s/></text:span><text:span text:style-name="T596">список проектов или панель</text:span><text:span text:style-name="T597"><text:s/>(в зависимости от роли, если определить можно).</text:span></text:p>
        </text:list-item>
        <text:list-item>
          <text:p text:style-name="P598"><text:span text:style-name="T599">Если у пользователя с ролью попытка зайти на чужой раздел (например, контрибьютор вручную набрал /</text:span>admin<text:span text:style-name="T600">) – либо 403 с предложением поменять аккаунт, либо лучше сразу редирект на свой корректный раздел. Обычно 403 нужен если залогинен, но нет прав; если не залогинен – 401, редирект на<text:s/></text:span>login<text:span text:style-name="T601">.</text:span></text:p>
        </text:list-item>
        <text:list-item>
          <text:p text:style-name="P602"><text:span text:style-name="T603">Если потеряна сессия (например, токен истёк) – при следующем запросе<text:s/></text:span>back<text:span text:style-name="T604">-</text:span>end<text:span text:style-name="T605"><text:s/>вернёт 401, тогда приложение должно перекинуть на<text:s/></text:span><text:span text:style-name="T606">Вход</text:span><text:span text:style-name="T607"><text:s/>(можно вспышкой “Сессия истекла, войдите снова”). Это дизайнер может не макетить, но как поведение указать, если есть раздел спецификации.</text:span></text:p>
        </text:list-item>
        <text:list-item>
          <text:p text:style-name="P608"><text:span text:style-name="T609">Прототипирование в Figma:</text:span></text:p>
        </text:list-item>
        <text:list-item>
          <text:p text:style-name="P610">Очень желательно собрать интерактивный прототип: связать экраны ссылками по основным действиям.</text:p>
        </text:list-item>
        <text:list-item>
          <text:p text:style-name="P611"><text:span text:style-name="T612">Связи свести в единую схему (можно на отдельной странице “</text:span>Flowchart<text:span text:style-name="T613">” из блоков или просто довериться кликабельным связям).</text:span></text:p>
        </text:list-item>
        <text:list-item>
          <text:p text:style-name="P614">Это позволит визуально проверить, не упущен ли какой-то переход (например, можно ли с деталей проекта вернуться назад? – должно быть можно).</text:p>
        </text:list-item>
        <text:list-item>
          <text:p text:style-name="P615">Также поможет на защите – демонстрация кликабельного прототипа, где комиссия сама может пройтись по сценарию.</text:p>
        </text:list-item>
      </text:list>
      <text:h text:style-name="P616" text:outline-level="2"><text:bookmark-start text:name="финальные-материалы-результаты-работы"/><text:bookmark-end text:name="связи-между-экранами"/><text:soft-page-break/>Финальные материалы (результаты работы)</text:h>
      <text:p text:style-name="P617">По завершении дизайна необходимо предоставить следующие результаты, которые обеспечат передачу проекта в разработку и его презентацию:</text:p>
      <text:list text:style-name="LFO1" text:continue-numbering="true">
        <text:list-item>
          <text:p text:style-name="P618"><text:span text:style-name="T619">Интерактивный прототип:</text:span></text:p>
        </text:list-item>
        <text:list-item>
          <text:p text:style-name="P620"><text:span text:style-name="T621">Ссылка на кликабельный прототип<text:s/></text:span>Figma<text:span text:style-name="T622"><text:s/>(или аналогичного инструмента), в котором связаны основные экраны и можно последовательно выполнить ключевые сценарии (создать проект, выполнить задание и пр.).</text:span></text:p>
        </text:list-item>
        <text:list-item>
          <text:p text:style-name="P623">Прототип должен быть настроен аккуратно: начальный экран – логин, далее по кликам переходы как описано в разделах выше.</text:p>
        </text:list-item>
        <text:list-item>
          <text:p text:style-name="P624">Все ссылки/переключения должны работать, без “мертвых” концов (за исключением, может, финального экрана успеха).</text:p>
        </text:list-item>
        <text:list-item>
          <text:p text:style-name="P625"><text:span text:style-name="T626">Этот прототип будет использован на защите, чтобы наглядно показать<text:s/></text:span>UX<text:span text:style-name="T627">, а также разработчиками для понимания переходов.</text:span></text:p>
        </text:list-item>
        <text:list-item>
          <text:p text:style-name="P628"><text:span text:style-name="T629">Макеты всех экранов (статичные):</text:span></text:p>
        </text:list-item>
        <text:list-item>
          <text:p text:style-name="P630"><text:span text:style-name="T631">Экспортировать каждый разработанный экран в<text:s/></text:span>PDF<text:span text:style-name="T632"><text:s/>(или<text:s/></text:span>PNG<text:span text:style-name="T633">) – чтобы иметь офлайн-презентацию и архив.</text:span></text:p>
        </text:list-item>
        <text:list-item>
          <text:p text:style-name="P634">PDF<text:span text:style-name="T635">-макеты: один экран – одна страница (либо несколько вариаций экрана на одной странице, если логично).<text:s/></text:span>Разрешение достаточное для чтения текстов.</text:p>
        </text:list-item>
        <text:list-item>
          <text:p text:style-name="P636">Особое внимание: экспортировать желательно в двух вариантах локализации – но у нас все на русском, так и оставляем.</text:p>
        </text:list-item>
        <text:list-item>
          <text:p text:style-name="P637"><text:span text:style-name="T638">Названия файлов логичные: напр.<text:s/></text:span><text:span text:style-name="T639">01_</text:span><text:span text:style-name="VerbatimChar">Login</text:span><text:span text:style-name="T640">.</text:span><text:span text:style-name="VerbatimChar">pdf</text:span><text:span text:style-name="T641">,<text:s/></text:span><text:span text:style-name="T642">02_</text:span><text:span text:style-name="VerbatimChar">Admin</text:span><text:span text:style-name="T643">_</text:span><text:span text:style-name="VerbatimChar">Dashboard</text:span><text:span text:style-name="T644">.</text:span><text:span text:style-name="VerbatimChar">pdf</text:span><text:span text:style-name="T645">, ... или собрать все экраны в один<text:s/></text:span>PDF<text:span text:style-name="T646">-документ с названием “</text:span>DataCrowdLab<text:span text:style-name="T647">_</text:span>UI<text:span text:style-name="T648">_</text:span>Makety<text:span text:style-name="T649">.</text:span>pdf<text:span text:style-name="T650">”.</text:span></text:p>
        </text:list-item>
        <text:list-item>
          <text:p text:style-name="P651"><text:span text:style-name="T652">Эти макеты пригодятся для документирования и на случай, если<text:s/></text:span>Figma<text:span text:style-name="T653">-ссылка будет недоступна.</text:span></text:p>
        </text:list-item>
        <text:list-item>
          <text:p text:style-name="P654"><text:span text:style-name="T655">UI Kit и спецификации:</text:span></text:p>
        </text:list-item>
        <text:list-item>
          <text:p text:style-name="P656"><text:span text:style-name="T657">Экспортировать страницу<text:s/></text:span>UI<text:span text:style-name="T658"><text:s/></text:span>Kit<text:span text:style-name="T659"><text:s/>(цвета, шрифты, компоненты) тоже в<text:s/></text:span>PDF<text:span text:style-name="T660"><text:s/>или включить в общий документ.</text:span></text:p>
        </text:list-item>
        <text:list-item>
          <text:p text:style-name="P661"><text:span text:style-name="T662">Также желательно предоставить текстовый документ или на самих макетах выносками обозначить ключевые размеры, цвета, шрифты (</text:span>Design<text:span text:style-name="T663"><text:s/></text:span>Specs<text:span text:style-name="T664">). В<text:s/></text:span>Figma<text:span text:style-name="T665"><text:s/>можно использовать фичу "</text:span>Inspect<text:span text:style-name="T666">" для разработчиков, но лучше явный гайд.</text:span></text:p>
        </text:list-item>
        <text:list-item>
          <text:p text:style-name="P667"><text:span text:style-name="T668">Чеклист по доступности и прочие<text:s/></text:span>UX<text:span text:style-name="T669">-правила можно приложить как текст (частично он уже включён в данное ТЗ, разработчикам тоже его показать).</text:span></text:p>
        </text:list-item>
        <text:list-item>
          <text:p text:style-name="P670"><text:span text:style-name="T671">Дополнительные материалы:</text:span></text:p>
        </text:list-item>
        <text:list-item>
          <text:p text:style-name="P672"><text:span text:style-name="T673">Если есть иллюстрации (иконки, изображения), приложить их исходники или ссылки на использованный пакет иконок (например, “Использованы<text:s/></text:span>Material<text:span text:style-name="T674"><text:s/></text:span>Icons<text:span text:style-name="T675">, размер 24</text:span>px<text:span text:style-name="T676">”).</text:span></text:p>
        </text:list-item>
        <text:list-item>
          <text:p text:style-name="P677"><text:span text:style-name="T678">Шрифты (если нестандартные) – указать, откуда взять (</text:span>Google<text:span text:style-name="T679"><text:s/></text:span>Fonts<text:span text:style-name="T680"><text:s/></text:span>link<text:span text:style-name="T681">).</text:span></text:p>
        </text:list-item>
        <text:list-item>
          <text:p text:style-name="P682"><text:span text:style-name="T683">Любые шаблоны (например, шаблон<text:s/></text:span>e<text:span text:style-name="T684">-</text:span>mail<text:span text:style-name="T685"><text:s/>письма, если такое было бы – у нас нет, так что не нужно).</text:span></text:p>
        </text:list-item>
        <text:list-item>
          <text:p text:style-name="P686"><text:span text:style-name="T687">Документацию<text:s/></text:span>UX<text:span text:style-name="T688"><text:s/>(в принципе, данный ТЗ и есть текстовая документация; можно её тоже передать команде, чтобы понимали контекст).</text:span></text:p>
        </text:list-item>
      </text:list>
      <text:p text:style-name="FirstParagraph"><text:span text:style-name="T689">Итого</text:span><text:span text:style-name="T690">: дизайнер по итогам должен передать<text:s/></text:span><text:span text:style-name="T691">ссылку на<text:s/></text:span><text:span text:style-name="T692">Figma</text:span><text:span text:style-name="T693">-прототип</text:span><text:span text:style-name="T694"><text:s/>и<text:s/></text:span><text:span text:style-name="T695">набор<text:s/></text:span><text:span text:style-name="T696">PDF</text:span><text:span text:style-name="T697">-файлов макетов и гайдлайнов</text:span><text:span text:style-name="T698">. Эти материалы будут использованы: - Для разработки фронтенда (как наглядное и точное руководство по реализации интерфейса). - Для защиты дипломной работы (как демонстрация результирующего дизайна и проработки<text:s/></text:span>UX<text:span text:style-name="T699">-деталей).</text:span></text:p>
      <text:p text:style-name="P700">Важно, чтобы все документы были аккуратно оформлены, макеты подписаны (названия экранов, возможно, пояснения если что-то нестандартно). Это повысит их ценность и понятность.</text:p>
      <text:p text:style-name="BodyText"><text:span text:style-name="T701">Дизайнеру следует убедиться, что макеты соответствуют всем перечисленным в данном ТЗ пунктам. Любые отклонения или решения вне рамок должны быть обсуждены и записаны. Простота языка и структуры, заложенная в этом документе, должна отразиться и в визуальном дизайне –<text:s/></text:span><text:span text:style-name="T702">чисто, понятно, без лишнего</text:span><text:span text:style-name="T703">.</text:span></text:p>
      <text:p text:style-name="Normal"><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p>
      <text:p text:style-name="FirstParagraph"><text:span text:style-name="T704">Примечание для дизайнера:</text:span><text:span text:style-name="T705"><text:s/>Если во время работы возникнут вопросы (например, уточнить конкретное поведение или ограничение), стоит сверяться с<text:s/></text:span>UX<text:span text:style-name="T706">-спецификацией (документом для преподавателей) и с этим ТЗ. Все основные моменты попытались покрыть, но лучше задать вопрос, чем предположить неправильно. Цель – совместно создать наилучший результат для проекта<text:s/></text:span>DataCrowd<text:span text:style-name="T707"><text:s/></text:span>Lab<text:span text:style-name="T708">. Удачной работы над дизайном!</text:span></text:p>
      <text:p text:style-name="Normal"><text:bookmark-end text:name="X606f862dea68b21172e9e0f70c6826ec347ae4d"/><text:bookmark-end text:name="финальные-материалы-результаты-работы"/><draw:custom-shape svg:x="0in" svg:y="0in" svg:width="0in" svg:height="0.02083in" draw:z-index="0" draw:id="id1" draw:style-name="a1" draw:name="Horizontal Line 2" text:anchor-type="as-char"><svg:title/><svg:desc/><draw:enhanced-geometry draw:type="non-primitive" svg:viewBox="0 0 21600 21600" draw:enhanced-path="M 0 0 L 21600 0 21600 21600 0 21600 Z N"/></draw:custom-shape></text:p>
      <text:p text:style-name="FirstParagraph"><text:a xlink:href="file://file-SE2tUFyJAT7panG4DLAVeK#:~:text=BG4%3A%20Provide%20User,will%20increase%20adoption%20and%20engagement" office:target-frame-name="_top" xlink:show="replace"><text:span text:style-name="Hyperlink">[1]</text:span></text:a><text:s/><text:a xlink:href="file://file-SE2tUFyJAT7panG4DLAVeK#:~:text=Project%20Admins%20,means%20no%20work%20for%20contributors" office:target-frame-name="_top" xlink:show="replace"><text:span text:style-name="Hyperlink">[2]</text:span></text:a><text:s/><text:a xlink:href="file://file-SE2tUFyJAT7panG4DLAVeK#:~:text=defining%20tasks%2C%20monitoring%20progress%2C%20and,means%20no%20work%20for%20contributors" office:target-frame-name="_top" xlink:show="replace"><text:span text:style-name="Hyperlink">[3]</text:span></text:a><text:s/><text:a xlink:href="file://file-SE2tUFyJAT7panG4DLAVeK#:~:text=Crowd%20Contributors%20,impacting%20the%20availability%20of%20labor" office:target-frame-name="_top" xlink:show="replace"><text:span text:style-name="Hyperlink">[4]</text:span></text:a><text:s/><text:a xlink:href="file://file-SE2tUFyJAT7panG4DLAVeK#:~:text=navigation%20%28e,be%20implemented%20to%20reduce%20user" office:target-frame-name="_top" xlink:show="replace"><text:span text:style-name="Hyperlink">[5]</text:span></text:a><text:s/><text:a xlink:href="file://file-SE2tUFyJAT7panG4DLAVeK#:~:text=NFR1%3A%20Usability%20and%20UI%2FUX%20%E2%80%93,be%20implemented%20to%20reduce%20user" office:target-frame-name="_top" xlink:show="replace"><text:span text:style-name="Hyperlink">[6]</text:span></text:a><text:s/><text:a xlink:href="file://file-SE2tUFyJAT7panG4DLAVeK#:~:text=on%20how%20to%20perform%20the,implemented%20to%20reduce%20user%20effort" office:target-frame-name="_top" xlink:show="replace"><text:span text:style-name="Hyperlink">[7]</text:span></text:a><text:s/>DataCrowd Lab.docx</text:p>
      <text:p text:style-name="Normal"><text:a xlink:href="file://file-SE2tUFyJAT7panG4DLAVeK" office:target-frame-name="_top" xlink:show="replace"><text:span text:style-name="Hyperlink">file://file-SE2tUFyJAT7panG4DLAVe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bottom="0.1388in" fo:line-height="100%"/>
      <style:text-properties style:letter-kerning="false"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dyText" style:display-name="Body Text" style:family="paragraph" style:parent-style-name="Normal">
      <style:paragraph-properties fo:margin-top="0.125in" fo:margin-bottom="0.125in"/>
      <style:text-properties fo:hyphenate="false"/>
    </style:style>
    <style:style style:name="BodyTextChar" style:display-name="Body Text Char" style:family="text" style:parent-style-name="DefaultParagraphFont">
      <style:text-properties style:letter-kerning="false"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VerbatimChar" style:display-name="Verbatim Char" style:family="text" style:parent-style-name="DefaultParagraphFont">
      <style:text-properties style:font-name="Consolas" fo:font-size="11pt" style:font-size-asian="11pt"/>
    </style:style>
    <style:style style:name="Hyperlink" style:display-name="Hyperlink" style:family="text" style:parent-style-name="DefaultParagraphFont">
      <style:text-properties fo:color="#156082"/>
    </style:style>
    <style:style style:name="SourceCode" style:display-name="Source Code" style:family="paragraph" style:parent-style-name="Normal">
      <style:paragraph-properties style:line-break="normal"/>
      <style:text-properties style:font-name="Consolas" style:letter-kerning="true" fo:font-size="11pt" style:font-size-asian="11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mid Grishanovich</meta:initial-creator>
    <dc:creator>Demid Grishanovich</dc:creator>
    <meta:creation-date>2025-11-25T23:20:00Z</meta:creation-date>
    <dc:date>2025-11-25T23:20:00Z</dc:date>
    <meta:template xlink:href="Normal" xlink:type="simple"/>
    <meta:editing-cycles>2</meta:editing-cycles>
    <meta:editing-duration>PT60S</meta:editing-duration>
    <meta:document-statistic meta:page-count="16" meta:paragraph-count="70" meta:word-count="5268" meta:character-count="35226" meta:row-count="250" meta:non-whitespace-character-count="30028"/>
  </office:meta>
</office:document-meta>
</file>